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4mm"/>
    </style:style>
    <style:style style:name="co2" style:family="table-column">
      <style:table-column-properties fo:break-before="auto" style:column-width="42.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CH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OMETRY_1" table:style-name="ta1">
        <table:shapes>
          <draw:frame draw:z-index="0" draw:style-name="gr1" draw:text-style-name="P1" svg:width="188.01mm" svg:height="152.63mm" svg:x="158.19mm" svg:y="38.11mm">
            <draw:object draw:notify-on-update-of-ranges="GEOMETRY_1.A33:GEOMETRY_1.A33 GEOMETRY_1.A34:GEOMETRY_1.A144 GEOMETRY_1.B33:GEOMETRY_1.B33 GEOMETRY_1.B34:GEOMETRY_1.B1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ARM ANGLE vs Z_HOME</svg:title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STEWART PLATFOR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Z HOME FIN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s sheet is used to find Z_HOME so that the servo arms are horizontal when the platform is at origi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s is done with the numerical solver (Menu Tools + Solver…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PLATFORM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IS2</text:p>
          </table:table-cell>
          <table:table-cell table:formula="of:= -PI() / 2" office:value-type="float" office:value="-1.5707963267949" calcext:value-type="float">
            <text:p>-1.5707963267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_P</text:p>
          </table:table-cell>
          <table:table-cell table:formula="of:= RADIANS(45.25)" office:value-type="float" office:value="0.789761486527434" calcext:value-type="float">
            <text:p>0.789761486527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_B</text:p>
          </table:table-cell>
          <table:table-cell table:formula="of:= RADIANS(24.5)" office:value-type="float" office:value="0.427605666738611" calcext:value-type="float">
            <text:p>0.4276056667386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_RAD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_RAD</text:p>
          </table:table-cell>
          <table:table-cell office:value-type="float" office:value="80.2" calcext:value-type="float">
            <text:p>8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_LENGTH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_LENGTH</text:p>
          </table:table-cell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CU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x</text:p>
          </table:table-cell>
          <table:table-cell table:formula="of:= -[.B11] * COS([.B8] + [.B9])" office:value-type="float" office:value="-35.5092687811643" calcext:value-type="float">
            <text:p>-35.5092687811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</text:p>
          </table:table-cell>
          <table:table-cell table:formula="of:= [.B11] *SIN([.B8] + [.B9])" office:value-type="float" office:value="-35.2007362227984" calcext:value-type="float">
            <text:p>-35.2007362227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</text:p>
          </table:table-cell>
          <table:table-cell table:formula="of:= -[.B12] * COS([.B8] + [.B10])" office:value-type="float" office:value="-33.2583980610304" calcext:value-type="float">
            <text:p>-33.2583980610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</text:p>
          </table:table-cell>
          <table:table-cell table:formula="of:= [.B12] * SIN([.B8] + [.B10])" office:value-type="float" office:value="-72.9788939242988" calcext:value-type="float">
            <text:p>-72.978893924298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st 1</text:p>
          </table:table-cell>
          <table:table-cell table:formula="of:= ([.B17] - [.B19])^2 + ([.B18] - [.B20])^2 - [.B14]^2 + [.B13]^2" office:value-type="float" office:value="-21967.7443816818" calcext:value-type="float">
            <text:p>-21967.7443816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2</text:p>
          </table:table-cell>
          <table:table-cell table:formula="of:= 2 * [.B13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3</text:p>
          </table:table-cell>
          <table:table-cell table:formula="of:= ([.B17] - [.B19])^2" office:value-type="float" office:value="5.06641899875609" calcext:value-type="float">
            <text:p>5.06641899875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4</text:p>
          </table:table-cell>
          <table:table-cell table:formula="of:= [.B17]- [.B19]" office:value-type="float" office:value="-2.2508707201339" calcext:value-type="float">
            <text:p>-2.250870720133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SOL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HOME (mm)</text:p>
          </table:table-cell>
          <table:table-cell office:value-type="string" calcext:value-type="string">
            <text:p>angle (rad)</text:p>
          </table:table-cell>
          <table:table-cell office:value-type="string" calcext:value-type="string">
            <text:p>angle (°)</text:p>
          </table:table-cell>
          <table:table-cell office:value-type="string" calcext:value-type="string">
            <text:p><text:span text:style-name="T1">angle² (rad²</text:span>)</text:p>
          </table:table-cell>
        </table:table-row>
        <table:table-row table:style-name="ro1">
          <table:table-cell office:value-type="float" office:value="147.834866742512" calcext:value-type="float">
            <text:p>147.834866742512</text:p>
          </table:table-cell>
          <table:table-cell table:formula="of:= ASIN(  ([.A29]^2 + [.B$22]) / ([.B$23] * SQRT( [.A29]^2 + [.B$24]^2)) ) - ATAN( [.B$25] / [.A29] )" office:value-type="float" office:value="-2.65412691824451E-016" calcext:value-type="float">
            <text:p>-2.65412691824451E-16</text:p>
          </table:table-cell>
          <table:table-cell table:formula="of:= DEGREES([.B29])" office:value-type="float" office:value="-0.0000000000000152070270707474" calcext:value-type="float">
            <text:p>-1.52070270707474E-14</text:p>
          </table:table-cell>
          <table:table-cell table:formula="of:=[.B29]^2" office:value-type="float" office:value="7.04438969815013E-032" calcext:value-type="float">
            <text:p>7.04438969815013E-32</text:p>
          </table:table-cell>
        </table:table-row>
        <table:table-row table:style-name="ro1">
          <table:table-cell office:value-type="float" office:value="147.835046" calcext:value-type="float">
            <text:p>147.835046</text:p>
          </table:table-cell>
          <table:table-cell table:formula="of:= ASIN(  ([.A30]^2 + [.B$22]) / ([.B$23] * SQRT( [.A30]^2 + [.B$24]^2)) ) - ATAN( [.B$25] / [.A30] )" office:value-type="float" office:value="0.0000071669009853257" calcext:value-type="float">
            <text:p>7.1669009853257E-06</text:p>
          </table:table-cell>
          <table:table-cell table:formula="of:= DEGREES([.B30])" office:value-type="float" office:value="0.000410633178647314" calcext:value-type="float">
            <text:p>0.000410633178647</text:p>
          </table:table-cell>
          <table:table-cell table:formula="of:=[.B30]^2" office:value-type="float" office:value="0.0000000000513644697334625" calcext:value-type="float">
            <text:p>5.13644697334625E-1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L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HOME (mm)</text:p>
          </table:table-cell>
          <table:table-cell office:value-type="string" calcext:value-type="string">
            <text:p>angle (rad)</text:p>
          </table:table-cell>
          <table:table-cell office:value-type="string" calcext:value-type="string">
            <text:p>angle (°)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 ASIN(  ([.A34]^2 + [.B$22]) / ([.B$23] * SQRT( [.A34]^2 + [.B$24]^2)) ) - ATAN( [.B$25] / [.A34] )" office:value-type="float" office:value="-1.29205200353187" calcext:value-type="float">
            <text:p>-1.29205200353187</text:p>
          </table:table-cell>
          <table:table-cell table:formula="of:= DEGREES([.B34])" office:value-type="float" office:value="-74.0291267137985" calcext:value-type="float">
            <text:p>-74.0291267137985</text:p>
          </table:table-cell>
          <table:table-cell/>
        </table:table-row>
        <table:table-row table:style-name="ro1">
          <table:table-cell office:value-type="float" office:value="126.1" calcext:value-type="float">
            <text:p>126.1</text:p>
          </table:table-cell>
          <table:table-cell table:formula="of:= ASIN(  ([.A35]^2 + [.B$22]) / ([.B$23] * SQRT( [.A35]^2 + [.B$24]^2)) ) - ATAN( [.B$25] / [.A35] )" office:value-type="float" office:value="-1.27420756078942" calcext:value-type="float">
            <text:p>-1.27420756078942</text:p>
          </table:table-cell>
          <table:table-cell table:formula="of:= DEGREES([.B35])" office:value-type="float" office:value="-73.0067154568928" calcext:value-type="float">
            <text:p>-73.0067154568928</text:p>
          </table:table-cell>
          <table:table-cell/>
        </table:table-row>
        <table:table-row table:style-name="ro1">
          <table:table-cell office:value-type="float" office:value="126.2" calcext:value-type="float">
            <text:p>126.2</text:p>
          </table:table-cell>
          <table:table-cell table:formula="of:= ASIN(  ([.A36]^2 + [.B$22]) / ([.B$23] * SQRT( [.A36]^2 + [.B$24]^2)) ) - ATAN( [.B$25] / [.A36] )" office:value-type="float" office:value="-1.2574289558751" calcext:value-type="float">
            <text:p>-1.2574289558751</text:p>
          </table:table-cell>
          <table:table-cell table:formula="of:= DEGREES([.B36])" office:value-type="float" office:value="-72.0453722091849" calcext:value-type="float">
            <text:p>-72.0453722091849</text:p>
          </table:table-cell>
          <table:table-cell/>
        </table:table-row>
        <table:table-row table:style-name="ro1">
          <table:table-cell office:value-type="float" office:value="126.3" calcext:value-type="float">
            <text:p>126.3</text:p>
          </table:table-cell>
          <table:table-cell table:formula="of:= ASIN(  ([.A37]^2 + [.B$22]) / ([.B$23] * SQRT( [.A37]^2 + [.B$24]^2)) ) - ATAN( [.B$25] / [.A37] )" office:value-type="float" office:value="-1.24154366263891" calcext:value-type="float">
            <text:p>-1.24154366263891</text:p>
          </table:table-cell>
          <table:table-cell table:formula="of:= DEGREES([.B37])" office:value-type="float" office:value="-71.1352119504238" calcext:value-type="float">
            <text:p>-71.1352119504238</text:p>
          </table:table-cell>
          <table:table-cell/>
        </table:table-row>
        <table:table-row table:style-name="ro1">
          <table:table-cell office:value-type="float" office:value="126.4" calcext:value-type="float">
            <text:p>126.4</text:p>
          </table:table-cell>
          <table:table-cell table:formula="of:= ASIN(  ([.A38]^2 + [.B$22]) / ([.B$23] * SQRT( [.A38]^2 + [.B$24]^2)) ) - ATAN( [.B$25] / [.A38] )" office:value-type="float" office:value="-1.22642111674557" calcext:value-type="float">
            <text:p>-1.22642111674557</text:p>
          </table:table-cell>
          <table:table-cell table:formula="of:= DEGREES([.B38])" office:value-type="float" office:value="-70.2687538952424" calcext:value-type="float">
            <text:p>-70.2687538952424</text:p>
          </table:table-cell>
          <table:table-cell/>
        </table:table-row>
        <table:table-row table:style-name="ro1">
          <table:table-cell office:value-type="float" office:value="126.5" calcext:value-type="float">
            <text:p>126.5</text:p>
          </table:table-cell>
          <table:table-cell table:formula="of:= ASIN(  ([.A39]^2 + [.B$22]) / ([.B$23] * SQRT( [.A39]^2 + [.B$24]^2)) ) - ATAN( [.B$25] / [.A39] )" office:value-type="float" office:value="-1.21195968378831" calcext:value-type="float">
            <text:p>-1.21195968378831</text:p>
          </table:table-cell>
          <table:table-cell table:formula="of:= DEGREES([.B39])" office:value-type="float" office:value="-69.4401748210802" calcext:value-type="float">
            <text:p>-69.4401748210802</text:p>
          </table:table-cell>
          <table:table-cell/>
        </table:table-row>
        <table:table-row table:style-name="ro1">
          <table:table-cell office:value-type="float" office:value="126.6" calcext:value-type="float">
            <text:p>126.6</text:p>
          </table:table-cell>
          <table:table-cell table:formula="of:= ASIN(  ([.A40]^2 + [.B$22]) / ([.B$23] * SQRT( [.A40]^2 + [.B$24]^2)) ) - ATAN( [.B$25] / [.A40] )" office:value-type="float" office:value="-1.19807841048211" calcext:value-type="float">
            <text:p>-1.19807841048211</text:p>
          </table:table-cell>
          <table:table-cell table:formula="of:= DEGREES([.B40])" office:value-type="float" office:value="-68.6448364463674" calcext:value-type="float">
            <text:p>-68.6448364463674</text:p>
          </table:table-cell>
          <table:table-cell/>
        </table:table-row>
        <table:table-row table:style-name="ro1">
          <table:table-cell office:value-type="float" office:value="126.7" calcext:value-type="float">
            <text:p>126.7</text:p>
          </table:table-cell>
          <table:table-cell table:formula="of:= ASIN(  ([.A41]^2 + [.B$22]) / ([.B$23] * SQRT( [.A41]^2 + [.B$24]^2)) ) - ATAN( [.B$25] / [.A41] )" office:value-type="float" office:value="-1.18471157377332" calcext:value-type="float">
            <text:p>-1.18471157377332</text:p>
          </table:table-cell>
          <table:table-cell table:formula="of:= DEGREES([.B41])" office:value-type="float" office:value="-67.878973117513" calcext:value-type="float">
            <text:p>-67.878973117513</text:p>
          </table:table-cell>
          <table:table-cell/>
        </table:table-row>
        <table:table-row table:style-name="ro1">
          <table:table-cell office:value-type="float" office:value="126.8" calcext:value-type="float">
            <text:p>126.8</text:p>
          </table:table-cell>
          <table:table-cell table:formula="of:= ASIN(  ([.A42]^2 + [.B$22]) / ([.B$23] * SQRT( [.A42]^2 + [.B$24]^2)) ) - ATAN( [.B$25] / [.A42] )" office:value-type="float" office:value="-1.1718049486333" calcext:value-type="float">
            <text:p>-1.1718049486333</text:p>
          </table:table-cell>
          <table:table-cell table:formula="of:= DEGREES([.B42])" office:value-type="float" office:value="-67.1394779692321" calcext:value-type="float">
            <text:p>-67.1394779692321</text:p>
          </table:table-cell>
          <table:table-cell/>
        </table:table-row>
        <table:table-row table:style-name="ro1">
          <table:table-cell office:value-type="float" office:value="126.9" calcext:value-type="float">
            <text:p>126.9</text:p>
          </table:table-cell>
          <table:table-cell table:formula="of:= ASIN(  ([.A43]^2 + [.B$22]) / ([.B$23] * SQRT( [.A43]^2 + [.B$24]^2)) ) - ATAN( [.B$25] / [.A43] )" office:value-type="float" office:value="-1.15931317527308" calcext:value-type="float">
            <text:p>-1.15931317527308</text:p>
          </table:table-cell>
          <table:table-cell table:formula="of:= DEGREES([.B43])" office:value-type="float" office:value="-66.423752077058" calcext:value-type="float">
            <text:p>-66.423752077058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 ASIN(  ([.A44]^2 + [.B$22]) / ([.B$23] * SQRT( [.A44]^2 + [.B$24]^2)) ) - ATAN( [.B$25] / [.A44] )" office:value-type="float" office:value="-1.14719785410959" calcext:value-type="float">
            <text:p>-1.14719785410959</text:p>
          </table:table-cell>
          <table:table-cell table:formula="of:= DEGREES([.B44])" office:value-type="float" office:value="-65.7295953069441" calcext:value-type="float">
            <text:p>-65.7295953069441</text:p>
          </table:table-cell>
          <table:table-cell/>
        </table:table-row>
        <table:table-row table:style-name="ro1">
          <table:table-cell office:value-type="float" office:value="127.1" calcext:value-type="float">
            <text:p>127.1</text:p>
          </table:table-cell>
          <table:table-cell table:formula="of:= ASIN(  ([.A45]^2 + [.B$22]) / ([.B$23] * SQRT( [.A45]^2 + [.B$24]^2)) ) - ATAN( [.B$25] / [.A45] )" office:value-type="float" office:value="-1.13542613676065" calcext:value-type="float">
            <text:p>-1.13542613676065</text:p>
          </table:table-cell>
          <table:table-cell table:formula="of:= DEGREES([.B45])" office:value-type="float" office:value="-65.055125585229" calcext:value-type="float">
            <text:p>-65.055125585229</text:p>
          </table:table-cell>
          <table:table-cell/>
        </table:table-row>
        <table:table-row table:style-name="ro1">
          <table:table-cell office:value-type="float" office:value="127.2" calcext:value-type="float">
            <text:p>127.2</text:p>
          </table:table-cell>
          <table:table-cell table:formula="of:= ASIN(  ([.A46]^2 + [.B$22]) / ([.B$23] * SQRT( [.A46]^2 + [.B$24]^2)) ) - ATAN( [.B$25] / [.A46] )" office:value-type="float" office:value="-1.12396966380037" calcext:value-type="float">
            <text:p>-1.12396966380037</text:p>
          </table:table-cell>
          <table:table-cell table:formula="of:= DEGREES([.B46])" office:value-type="float" office:value="-64.3987180364992" calcext:value-type="float">
            <text:p>-64.3987180364992</text:p>
          </table:table-cell>
          <table:table-cell/>
        </table:table-row>
        <table:table-row table:style-name="ro1">
          <table:table-cell office:value-type="float" office:value="127.3" calcext:value-type="float">
            <text:p>127.3</text:p>
          </table:table-cell>
          <table:table-cell table:formula="of:= ASIN(  ([.A47]^2 + [.B$22]) / ([.B$23] * SQRT( [.A47]^2 + [.B$24]^2)) ) - ATAN( [.B$25] / [.A47] )" office:value-type="float" office:value="-1.11280375035341" calcext:value-type="float">
            <text:p>-1.11280375035341</text:p>
          </table:table-cell>
          <table:table-cell table:formula="of:= DEGREES([.B47])" office:value-type="float" office:value="-63.7589583215801" calcext:value-type="float">
            <text:p>-63.7589583215801</text:p>
          </table:table-cell>
          <table:table-cell/>
        </table:table-row>
        <table:table-row table:style-name="ro1">
          <table:table-cell office:value-type="float" office:value="127.4" calcext:value-type="float">
            <text:p>127.4</text:p>
          </table:table-cell>
          <table:table-cell table:formula="of:= ASIN(  ([.A48]^2 + [.B$22]) / ([.B$23] * SQRT( [.A48]^2 + [.B$24]^2)) ) - ATAN( [.B$25] / [.A48] )" office:value-type="float" office:value="-1.10190675232145" calcext:value-type="float">
            <text:p>-1.10190675232145</text:p>
          </table:table-cell>
          <table:table-cell table:formula="of:= DEGREES([.B48])" office:value-type="float" office:value="-63.1346063249864" calcext:value-type="float">
            <text:p>-63.1346063249864</text:p>
          </table:table-cell>
          <table:table-cell/>
        </table:table-row>
        <table:table-row table:style-name="ro1">
          <table:table-cell office:value-type="float" office:value="127.5" calcext:value-type="float">
            <text:p>127.5</text:p>
          </table:table-cell>
          <table:table-cell table:formula="of:= ASIN(  ([.A49]^2 + [.B$22]) / ([.B$23] * SQRT( [.A49]^2 + [.B$24]^2)) ) - ATAN( [.B$25] / [.A49] )" office:value-type="float" office:value="-1.09125956656583" calcext:value-type="float">
            <text:p>-1.09125956656583</text:p>
          </table:table-cell>
          <table:table-cell table:formula="of:= DEGREES([.B49])" office:value-type="float" office:value="-62.5245675174974" calcext:value-type="float">
            <text:p>-62.5245675174974</text:p>
          </table:table-cell>
          <table:table-cell/>
        </table:table-row>
        <table:table-row table:style-name="ro1">
          <table:table-cell office:value-type="float" office:value="127.6" calcext:value-type="float">
            <text:p>127.6</text:p>
          </table:table-cell>
          <table:table-cell table:formula="of:= ASIN(  ([.A50]^2 + [.B$22]) / ([.B$23] * SQRT( [.A50]^2 + [.B$24]^2)) ) - ATAN( [.B$25] / [.A50] )" office:value-type="float" office:value="-1.08084523198793" calcext:value-type="float">
            <text:p>-1.08084523198793</text:p>
          </table:table-cell>
          <table:table-cell table:formula="of:= DEGREES([.B50])" office:value-type="float" office:value="-61.9278700997467" calcext:value-type="float">
            <text:p>-61.9278700997467</text:p>
          </table:table-cell>
          <table:table-cell/>
        </table:table-row>
        <table:table-row table:style-name="ro1">
          <table:table-cell office:value-type="float" office:value="127.7" calcext:value-type="float">
            <text:p>127.7</text:p>
          </table:table-cell>
          <table:table-cell table:formula="of:= ASIN(  ([.A51]^2 + [.B$22]) / ([.B$23] * SQRT( [.A51]^2 + [.B$24]^2)) ) - ATAN( [.B$25] / [.A51] )" office:value-type="float" office:value="-1.07064860767817" calcext:value-type="float">
            <text:p>-1.07064860767817</text:p>
          </table:table-cell>
          <table:table-cell table:formula="of:= DEGREES([.B51])" office:value-type="float" office:value="-61.3436465615169" calcext:value-type="float">
            <text:p>-61.3436465615169</text:p>
          </table:table-cell>
          <table:table-cell/>
        </table:table-row>
        <table:table-row table:style-name="ro1">
          <table:table-cell office:value-type="float" office:value="127.8" calcext:value-type="float">
            <text:p>127.8</text:p>
          </table:table-cell>
          <table:table-cell table:formula="of:= ASIN(  ([.A52]^2 + [.B$22]) / ([.B$23] * SQRT( [.A52]^2 + [.B$24]^2)) ) - ATAN( [.B$25] / [.A52] )" office:value-type="float" office:value="-1.06065611068263" calcext:value-type="float">
            <text:p>-1.06065611068263</text:p>
          </table:table-cell>
          <table:table-cell table:formula="of:= DEGREES([.B52])" office:value-type="float" office:value="-60.7711186568757" calcext:value-type="float">
            <text:p>-60.7711186568757</text:p>
          </table:table-cell>
          <table:table-cell/>
        </table:table-row>
        <table:table-row table:style-name="ro1">
          <table:table-cell office:value-type="float" office:value="127.9" calcext:value-type="float">
            <text:p>127.9</text:p>
          </table:table-cell>
          <table:table-cell table:formula="of:= ASIN(  ([.A53]^2 + [.B$22]) / ([.B$23] * SQRT( [.A53]^2 + [.B$24]^2)) ) - ATAN( [.B$25] / [.A53] )" office:value-type="float" office:value="-1.05085550042245" calcext:value-type="float">
            <text:p>-1.05085550042245</text:p>
          </table:table-cell>
          <table:table-cell table:formula="of:= DEGREES([.B53])" office:value-type="float" office:value="-60.2095850523144" calcext:value-type="float">
            <text:p>-60.209585052314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 ASIN(  ([.A54]^2 + [.B$22]) / ([.B$23] * SQRT( [.A54]^2 + [.B$24]^2)) ) - ATAN( [.B$25] / [.A54] )" office:value-type="float" office:value="-1.0412357000066" calcext:value-type="float">
            <text:p>-1.0412357000066</text:p>
          </table:table-cell>
          <table:table-cell table:formula="of:= DEGREES([.B54])" office:value-type="float" office:value="-59.658411088728" calcext:value-type="float">
            <text:p>-59.658411088728</text:p>
          </table:table-cell>
          <table:table-cell/>
        </table:table-row>
        <table:table-row table:style-name="ro1">
          <table:table-cell office:value-type="float" office:value="128.1" calcext:value-type="float">
            <text:p>128.1</text:p>
          </table:table-cell>
          <table:table-cell table:formula="of:= ASIN(  ([.A55]^2 + [.B$22]) / ([.B$23] * SQRT( [.A55]^2 + [.B$24]^2)) ) - ATAN( [.B$25] / [.A55] )" office:value-type="float" office:value="-1.03178664700364" calcext:value-type="float">
            <text:p>-1.03178664700364</text:p>
          </table:table-cell>
          <table:table-cell table:formula="of:= DEGREES([.B55])" office:value-type="float" office:value="-59.117020231263" calcext:value-type="float">
            <text:p>-59.117020231263</text:p>
          </table:table-cell>
          <table:table-cell/>
        </table:table-row>
        <table:table-row table:style-name="ro1">
          <table:table-cell office:value-type="float" office:value="128.2" calcext:value-type="float">
            <text:p>128.2</text:p>
          </table:table-cell>
          <table:table-cell table:formula="of:= ASIN(  ([.A56]^2 + [.B$22]) / ([.B$23] * SQRT( [.A56]^2 + [.B$24]^2)) ) - ATAN( [.B$25] / [.A56] )" office:value-type="float" office:value="-1.02249916794579" calcext:value-type="float">
            <text:p>-1.02249916794579</text:p>
          </table:table-cell>
          <table:table-cell table:formula="of:= DEGREES([.B56])" office:value-type="float" office:value="-58.5848868789324" calcext:value-type="float">
            <text:p>-58.5848868789324</text:p>
          </table:table-cell>
          <table:table-cell/>
        </table:table-row>
        <table:table-row table:style-name="ro1">
          <table:table-cell office:value-type="float" office:value="128.3" calcext:value-type="float">
            <text:p>128.3</text:p>
          </table:table-cell>
          <table:table-cell table:formula="of:= ASIN(  ([.A57]^2 + [.B$22]) / ([.B$23] * SQRT( [.A57]^2 + [.B$24]^2)) ) - ATAN( [.B$25] / [.A57] )" office:value-type="float" office:value="-1.01336487210977" calcext:value-type="float">
            <text:p>-1.01336487210977</text:p>
          </table:table-cell>
          <table:table-cell table:formula="of:= DEGREES([.B57])" office:value-type="float" office:value="-58.0615302787045" calcext:value-type="float">
            <text:p>-58.0615302787045</text:p>
          </table:table-cell>
          <table:table-cell/>
        </table:table-row>
        <table:table-row table:style-name="ro1">
          <table:table-cell office:value-type="float" office:value="128.4" calcext:value-type="float">
            <text:p>128.4</text:p>
          </table:table-cell>
          <table:table-cell table:formula="of:= ASIN(  ([.A58]^2 + [.B$22]) / ([.B$23] * SQRT( [.A58]^2 + [.B$24]^2)) ) - ATAN( [.B$25] / [.A58] )" office:value-type="float" office:value="-1.00437606107467" calcext:value-type="float">
            <text:p>-1.00437606107467</text:p>
          </table:table-cell>
          <table:table-cell table:formula="of:= DEGREES([.B58])" office:value-type="float" office:value="-57.5465093435524" calcext:value-type="float">
            <text:p>-57.5465093435524</text:p>
          </table:table-cell>
          <table:table-cell/>
        </table:table-row>
        <table:table-row table:style-name="ro1">
          <table:table-cell office:value-type="float" office:value="128.5" calcext:value-type="float">
            <text:p>128.5</text:p>
          </table:table-cell>
          <table:table-cell table:formula="of:= ASIN(  ([.A59]^2 + [.B$22]) / ([.B$23] * SQRT( [.A59]^2 + [.B$24]^2)) ) - ATAN( [.B$25] / [.A59] )" office:value-type="float" office:value="-0.995525651284246" calcext:value-type="float">
            <text:p>-0.995525651284246</text:p>
          </table:table-cell>
          <table:table-cell table:formula="of:= DEGREES([.B59])" office:value-type="float" office:value="-57.0394182155999" calcext:value-type="float">
            <text:p>-57.0394182155999</text:p>
          </table:table-cell>
          <table:table-cell/>
        </table:table-row>
        <table:table-row table:style-name="ro1">
          <table:table-cell office:value-type="float" office:value="128.6" calcext:value-type="float">
            <text:p>128.6</text:p>
          </table:table-cell>
          <table:table-cell table:formula="of:= ASIN(  ([.A60]^2 + [.B$22]) / ([.B$23] * SQRT( [.A60]^2 + [.B$24]^2)) ) - ATAN( [.B$25] / [.A60] )" office:value-type="float" office:value="-0.986807107399008" calcext:value-type="float">
            <text:p>-0.986807107399008</text:p>
          </table:table-cell>
          <table:table-cell table:formula="of:= DEGREES([.B60])" office:value-type="float" office:value="-56.5398824474761" calcext:value-type="float">
            <text:p>-56.5398824474761</text:p>
          </table:table-cell>
          <table:table-cell/>
        </table:table-row>
        <table:table-row table:style-name="ro1">
          <table:table-cell office:value-type="float" office:value="128.7" calcext:value-type="float">
            <text:p>128.7</text:p>
          </table:table-cell>
          <table:table-cell table:formula="of:= ASIN(  ([.A61]^2 + [.B$22]) / ([.B$23] * SQRT( [.A61]^2 + [.B$24]^2)) ) - ATAN( [.B$25] / [.A61] )" office:value-type="float" office:value="-0.978214384655742" calcext:value-type="float">
            <text:p>-0.978214384655742</text:p>
          </table:table-cell>
          <table:table-cell table:formula="of:= DEGREES([.B61])" office:value-type="float" office:value="-56.0475556997609" calcext:value-type="float">
            <text:p>-56.0475556997609</text:p>
          </table:table-cell>
          <table:table-cell/>
        </table:table-row>
        <table:table-row table:style-name="ro1">
          <table:table-cell office:value-type="float" office:value="128.8" calcext:value-type="float">
            <text:p>128.8</text:p>
          </table:table-cell>
          <table:table-cell table:formula="of:= ASIN(  ([.A62]^2 + [.B$22]) / ([.B$23] * SQRT( [.A62]^2 + [.B$24]^2)) ) - ATAN( [.B$25] / [.A62] )" office:value-type="float" office:value="-0.96974187879007" calcext:value-type="float">
            <text:p>-0.96974187879007</text:p>
          </table:table-cell>
          <table:table-cell table:formula="of:= DEGREES([.B62])" office:value-type="float" office:value="-55.562116871758" calcext:value-type="float">
            <text:p>-55.562116871758</text:p>
          </table:table-cell>
          <table:table-cell/>
        </table:table-row>
        <table:table-row table:style-name="ro1">
          <table:table-cell office:value-type="float" office:value="128.9" calcext:value-type="float">
            <text:p>128.9</text:p>
          </table:table-cell>
          <table:table-cell table:formula="of:= ASIN(  ([.A63]^2 + [.B$22]) / ([.B$23] * SQRT( [.A63]^2 + [.B$24]^2)) ) - ATAN( [.B$25] / [.A63] )" office:value-type="float" office:value="-0.961384382343558" calcext:value-type="float">
            <text:p>-0.961384382343558</text:p>
          </table:table-cell>
          <table:table-cell table:formula="of:= DEGREES([.B63])" office:value-type="float" office:value="-55.0832675980774" calcext:value-type="float">
            <text:p>-55.0832675980774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 ASIN(  ([.A64]^2 + [.B$22]) / ([.B$23] * SQRT( [.A64]^2 + [.B$24]^2)) ) - ATAN( [.B$25] / [.A64] )" office:value-type="float" office:value="-0.953137046387936" calcext:value-type="float">
            <text:p>-0.953137046387936</text:p>
          </table:table-cell>
          <table:table-cell table:formula="of:= DEGREES([.B64])" office:value-type="float" office:value="-54.6107300555937" calcext:value-type="float">
            <text:p>-54.6107300555937</text:p>
          </table:table-cell>
          <table:table-cell/>
        </table:table-row>
        <table:table-row table:style-name="ro1">
          <table:table-cell office:value-type="float" office:value="129.1" calcext:value-type="float">
            <text:p>129.1</text:p>
          </table:table-cell>
          <table:table-cell table:formula="of:= ASIN(  ([.A65]^2 + [.B$22]) / ([.B$23] * SQRT( [.A65]^2 + [.B$24]^2)) ) - ATAN( [.B$25] / [.A65] )" office:value-type="float" office:value="-0.944995346867584" calcext:value-type="float">
            <text:p>-0.944995346867584</text:p>
          </table:table-cell>
          <table:table-cell table:formula="of:= DEGREES([.B65])" office:value-type="float" office:value="-54.1442450350139" calcext:value-type="float">
            <text:p>-54.1442450350139</text:p>
          </table:table-cell>
          <table:table-cell/>
        </table:table-row>
        <table:table-row table:style-name="ro1">
          <table:table-cell office:value-type="float" office:value="129.2" calcext:value-type="float">
            <text:p>129.2</text:p>
          </table:table-cell>
          <table:table-cell table:formula="of:= ASIN(  ([.A66]^2 + [.B$22]) / ([.B$23] * SQRT( [.A66]^2 + [.B$24]^2)) ) - ATAN( [.B$25] / [.A66] )" office:value-type="float" office:value="-0.936955054897113" calcext:value-type="float">
            <text:p>-0.936955054897113</text:p>
          </table:table-cell>
          <table:table-cell table:formula="of:= DEGREES([.B66])" office:value-type="float" office:value="-53.6835702390529" calcext:value-type="float">
            <text:p>-53.6835702390529</text:p>
          </table:table-cell>
          <table:table-cell/>
        </table:table-row>
        <table:table-row table:style-name="ro1">
          <table:table-cell office:value-type="float" office:value="129.3" calcext:value-type="float">
            <text:p>129.3</text:p>
          </table:table-cell>
          <table:table-cell table:formula="of:= ASIN(  ([.A67]^2 + [.B$22]) / ([.B$23] * SQRT( [.A67]^2 + [.B$24]^2)) ) - ATAN( [.B$25] / [.A67] )" office:value-type="float" office:value="-0.9290122104604" calcext:value-type="float">
            <text:p>-0.9290122104604</text:p>
          </table:table-cell>
          <table:table-cell table:formula="of:= DEGREES([.B67])" office:value-type="float" office:value="-53.2284787755003" calcext:value-type="float">
            <text:p>-53.2284787755003</text:p>
          </table:table-cell>
          <table:table-cell/>
        </table:table-row>
        <table:table-row table:style-name="ro1">
          <table:table-cell office:value-type="float" office:value="129.4" calcext:value-type="float">
            <text:p>129.4</text:p>
          </table:table-cell>
          <table:table-cell table:formula="of:= ASIN(  ([.A68]^2 + [.B$22]) / ([.B$23] * SQRT( [.A68]^2 + [.B$24]^2)) ) - ATAN( [.B$25] / [.A68] )" office:value-type="float" office:value="-0.921163099046893" calcext:value-type="float">
            <text:p>-0.921163099046893</text:p>
          </table:table-cell>
          <table:table-cell table:formula="of:= DEGREES([.B68])" office:value-type="float" office:value="-52.7787578185784" calcext:value-type="float">
            <text:p>-52.7787578185784</text:p>
          </table:table-cell>
          <table:table-cell/>
        </table:table-row>
        <table:table-row table:style-name="ro1">
          <table:table-cell office:value-type="float" office:value="129.5" calcext:value-type="float">
            <text:p>129.5</text:p>
          </table:table-cell>
          <table:table-cell table:formula="of:= ASIN(  ([.A69]^2 + [.B$22]) / ([.B$23] * SQRT( [.A69]^2 + [.B$24]^2)) ) - ATAN( [.B$25] / [.A69] )" office:value-type="float" office:value="-0.913404230833982" calcext:value-type="float">
            <text:p>-0.913404230833982</text:p>
          </table:table-cell>
          <table:table-cell table:formula="of:= DEGREES([.B69])" office:value-type="float" office:value="-52.3342074161804" calcext:value-type="float">
            <text:p>-52.3342074161804</text:p>
          </table:table-cell>
          <table:table-cell/>
        </table:table-row>
        <table:table-row table:style-name="ro1">
          <table:table-cell office:value-type="float" office:value="129.6" calcext:value-type="float">
            <text:p>129.6</text:p>
          </table:table-cell>
          <table:table-cell table:formula="of:= ASIN(  ([.A70]^2 + [.B$22]) / ([.B$23] * SQRT( [.A70]^2 + [.B$24]^2)) ) - ATAN( [.B$25] / [.A70] )" office:value-type="float" office:value="-0.905732322084351" calcext:value-type="float">
            <text:p>-0.905732322084351</text:p>
          </table:table-cell>
          <table:table-cell table:formula="of:= DEGREES([.B70])" office:value-type="float" office:value="-51.8946394240171" calcext:value-type="float">
            <text:p>-51.8946394240171</text:p>
          </table:table-cell>
          <table:table-cell/>
        </table:table-row>
        <table:table-row table:style-name="ro1">
          <table:table-cell office:value-type="float" office:value="129.7" calcext:value-type="float">
            <text:p>129.7</text:p>
          </table:table-cell>
          <table:table-cell table:formula="of:= ASIN(  ([.A71]^2 + [.B$22]) / ([.B$23] * SQRT( [.A71]^2 + [.B$24]^2)) ) - ATAN( [.B$25] / [.A71] )" office:value-type="float" office:value="-0.898144278476958" calcext:value-type="float">
            <text:p>-0.898144278476958</text:p>
          </table:table-cell>
          <table:table-cell table:formula="of:= DEGREES([.B71])" office:value-type="float" office:value="-51.4598765505522" calcext:value-type="float">
            <text:p>-51.4598765505522</text:p>
          </table:table-cell>
          <table:table-cell/>
        </table:table-row>
        <table:table-row table:style-name="ro1">
          <table:table-cell office:value-type="float" office:value="129.8" calcext:value-type="float">
            <text:p>129.8</text:p>
          </table:table-cell>
          <table:table-cell table:formula="of:= ASIN(  ([.A72]^2 + [.B$22]) / ([.B$23] * SQRT( [.A72]^2 + [.B$24]^2)) ) - ATAN( [.B$25] / [.A72] )" office:value-type="float" office:value="-0.890637180131548" calcext:value-type="float">
            <text:p>-0.890637180131548</text:p>
          </table:table-cell>
          <table:table-cell table:formula="of:= DEGREES([.B72])" office:value-type="float" office:value="-51.0297514989706" calcext:value-type="float">
            <text:p>-51.0297514989706</text:p>
          </table:table-cell>
          <table:table-cell/>
        </table:table-row>
        <table:table-row table:style-name="ro1">
          <table:table-cell office:value-type="float" office:value="129.9" calcext:value-type="float">
            <text:p>129.9</text:p>
          </table:table-cell>
          <table:table-cell table:formula="of:= ASIN(  ([.A73]^2 + [.B$22]) / ([.B$23] * SQRT( [.A73]^2 + [.B$24]^2)) ) - ATAN( [.B$25] / [.A73] )" office:value-type="float" office:value="-0.883208268121081" calcext:value-type="float">
            <text:p>-0.883208268121081</text:p>
          </table:table-cell>
          <table:table-cell table:formula="of:= DEGREES([.B73])" office:value-type="float" office:value="-50.6041061943967" calcext:value-type="float">
            <text:p>-50.6041061943967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 ASIN(  ([.A74]^2 + [.B$22]) / ([.B$23] * SQRT( [.A74]^2 + [.B$24]^2)) ) - ATAN( [.B$25] / [.A74] )" office:value-type="float" office:value="-0.875854932295284" calcext:value-type="float">
            <text:p>-0.875854932295284</text:p>
          </table:table-cell>
          <table:table-cell table:formula="of:= DEGREES([.B74])" office:value-type="float" office:value="-50.1827910862363" calcext:value-type="float">
            <text:p>-50.1827910862363</text:p>
          </table:table-cell>
          <table:table-cell/>
        </table:table-row>
        <table:table-row table:style-name="ro1">
          <table:table-cell office:value-type="float" office:value="130.1" calcext:value-type="float">
            <text:p>130.1</text:p>
          </table:table-cell>
          <table:table-cell table:formula="of:= ASIN(  ([.A75]^2 + [.B$22]) / ([.B$23] * SQRT( [.A75]^2 + [.B$24]^2)) ) - ATAN( [.B$25] / [.A75] )" office:value-type="float" office:value="-0.868574700262893" calcext:value-type="float">
            <text:p>-0.868574700262893</text:p>
          </table:table-cell>
          <table:table-cell table:formula="of:= DEGREES([.B75])" office:value-type="float" office:value="-49.7656645169043" calcext:value-type="float">
            <text:p>-49.7656645169043</text:p>
          </table:table-cell>
          <table:table-cell/>
        </table:table-row>
        <table:table-row table:style-name="ro1">
          <table:table-cell office:value-type="float" office:value="130.2" calcext:value-type="float">
            <text:p>130.2</text:p>
          </table:table-cell>
          <table:table-cell table:formula="of:= ASIN(  ([.A76]^2 + [.B$22]) / ([.B$23] * SQRT( [.A76]^2 + [.B$24]^2)) ) - ATAN( [.B$25] / [.A76] )" office:value-type="float" office:value="-0.861365227400584" calcext:value-type="float">
            <text:p>-0.861365227400584</text:p>
          </table:table-cell>
          <table:table-cell table:formula="of:= DEGREES([.B76])" office:value-type="float" office:value="-49.3525921493799" calcext:value-type="float">
            <text:p>-49.3525921493799</text:p>
          </table:table-cell>
          <table:table-cell/>
        </table:table-row>
        <table:table-row table:style-name="ro1">
          <table:table-cell office:value-type="float" office:value="130.3" calcext:value-type="float">
            <text:p>130.3</text:p>
          </table:table-cell>
          <table:table-cell table:formula="of:= ASIN(  ([.A77]^2 + [.B$22]) / ([.B$23] * SQRT( [.A77]^2 + [.B$24]^2)) ) - ATAN( [.B$25] / [.A77] )" office:value-type="float" office:value="-0.854224287774092" calcext:value-type="float">
            <text:p>-0.854224287774092</text:p>
          </table:table-cell>
          <table:table-cell table:formula="of:= DEGREES([.B77])" office:value-type="float" office:value="-48.9434464470241" calcext:value-type="float">
            <text:p>-48.9434464470241</text:p>
          </table:table-cell>
          <table:table-cell/>
        </table:table-row>
        <table:table-row table:style-name="ro1">
          <table:table-cell office:value-type="float" office:value="130.4" calcext:value-type="float">
            <text:p>130.4</text:p>
          </table:table-cell>
          <table:table-cell table:formula="of:= ASIN(  ([.A78]^2 + [.B$22]) / ([.B$23] * SQRT( [.A78]^2 + [.B$24]^2)) ) - ATAN( [.B$25] / [.A78] )" office:value-type="float" office:value="-0.847149765871718" calcext:value-type="float">
            <text:p>-0.847149765871718</text:p>
          </table:table-cell>
          <table:table-cell table:formula="of:= DEGREES([.B78])" office:value-type="float" office:value="-48.5381061999453" calcext:value-type="float">
            <text:p>-48.5381061999453</text:p>
          </table:table-cell>
          <table:table-cell/>
        </table:table-row>
        <table:table-row table:style-name="ro1">
          <table:table-cell office:value-type="float" office:value="130.5" calcext:value-type="float">
            <text:p>130.5</text:p>
          </table:table-cell>
          <table:table-cell table:formula="of:= ASIN(  ([.A79]^2 + [.B$22]) / ([.B$23] * SQRT( [.A79]^2 + [.B$24]^2)) ) - ATAN( [.B$25] / [.A79] )" office:value-type="float" office:value="-0.840139649063168" calcext:value-type="float">
            <text:p>-0.840139649063168</text:p>
          </table:table-cell>
          <table:table-cell table:formula="of:= DEGREES([.B79])" office:value-type="float" office:value="-48.1364560929217" calcext:value-type="float">
            <text:p>-48.1364560929217</text:p>
          </table:table-cell>
          <table:table-cell/>
        </table:table-row>
        <table:table-row table:style-name="ro1">
          <table:table-cell office:value-type="float" office:value="130.6" calcext:value-type="float">
            <text:p>130.6</text:p>
          </table:table-cell>
          <table:table-cell table:formula="of:= ASIN(  ([.A80]^2 + [.B$22]) / ([.B$23] * SQRT( [.A80]^2 + [.B$24]^2)) ) - ATAN( [.B$25] / [.A80] )" office:value-type="float" office:value="-0.833192020707374" calcext:value-type="float">
            <text:p>-0.833192020707374</text:p>
          </table:table-cell>
          <table:table-cell table:formula="of:= DEGREES([.B80])" office:value-type="float" office:value="-47.7383863105092" calcext:value-type="float">
            <text:p>-47.7383863105092</text:p>
          </table:table-cell>
          <table:table-cell/>
        </table:table-row>
        <table:table-row table:style-name="ro1">
          <table:table-cell office:value-type="float" office:value="130.7" calcext:value-type="float">
            <text:p>130.7</text:p>
          </table:table-cell>
          <table:table-cell table:formula="of:= ASIN(  ([.A81]^2 + [.B$22]) / ([.B$23] * SQRT( [.A81]^2 + [.B$24]^2)) ) - ATAN( [.B$25] / [.A81] )" office:value-type="float" office:value="-0.826305053842375" calcext:value-type="float">
            <text:p>-0.826305053842375</text:p>
          </table:table-cell>
          <table:table-cell table:formula="of:= DEGREES([.B81])" office:value-type="float" office:value="-47.3437921754984" calcext:value-type="float">
            <text:p>-47.3437921754984</text:p>
          </table:table-cell>
          <table:table-cell/>
        </table:table-row>
        <table:table-row table:style-name="ro1">
          <table:table-cell office:value-type="float" office:value="130.8" calcext:value-type="float">
            <text:p>130.8</text:p>
          </table:table-cell>
          <table:table-cell table:formula="of:= ASIN(  ([.A82]^2 + [.B$22]) / ([.B$23] * SQRT( [.A82]^2 + [.B$24]^2)) ) - ATAN( [.B$25] / [.A82] )" office:value-type="float" office:value="-0.819477005398265" calcext:value-type="float">
            <text:p>-0.819477005398265</text:p>
          </table:table-cell>
          <table:table-cell table:formula="of:= DEGREES([.B82])" office:value-type="float" office:value="-46.95257381734" calcext:value-type="float">
            <text:p>-46.95257381734</text:p>
          </table:table-cell>
          <table:table-cell/>
        </table:table-row>
        <table:table-row table:style-name="ro1">
          <table:table-cell office:value-type="float" office:value="130.9" calcext:value-type="float">
            <text:p>130.9</text:p>
          </table:table-cell>
          <table:table-cell table:formula="of:= ASIN(  ([.A83]^2 + [.B$22]) / ([.B$23] * SQRT( [.A83]^2 + [.B$24]^2)) ) - ATAN( [.B$25] / [.A83] )" office:value-type="float" office:value="-0.812706210881178" calcext:value-type="float">
            <text:p>-0.812706210881178</text:p>
          </table:table-cell>
          <table:table-cell table:formula="of:= DEGREES([.B83])" office:value-type="float" office:value="-46.5646358675606" calcext:value-type="float">
            <text:p>-46.5646358675606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 ASIN(  ([.A84]^2 + [.B$22]) / ([.B$23] * SQRT( [.A84]^2 + [.B$24]^2)) ) - ATAN( [.B$25] / [.A84] )" office:value-type="float" office:value="-0.805991079482308" calcext:value-type="float">
            <text:p>-0.805991079482308</text:p>
          </table:table-cell>
          <table:table-cell table:formula="of:= DEGREES([.B84])" office:value-type="float" office:value="-46.1798871795295" calcext:value-type="float">
            <text:p>-46.1798871795295</text:p>
          </table:table-cell>
          <table:table-cell/>
        </table:table-row>
        <table:table-row table:style-name="ro1">
          <table:table-cell office:value-type="float" office:value="131.099999999999" calcext:value-type="float">
            <text:p>131.099999999999</text:p>
          </table:table-cell>
          <table:table-cell table:formula="of:= ASIN(  ([.A85]^2 + [.B$22]) / ([.B$23] * SQRT( [.A85]^2 + [.B$24]^2)) ) - ATAN( [.B$25] / [.A85] )" office:value-type="float" office:value="-0.799330089571116" calcext:value-type="float">
            <text:p>-0.799330089571116</text:p>
          </table:table-cell>
          <table:table-cell table:formula="of:= DEGREES([.B85])" office:value-type="float" office:value="-45.798240570239" calcext:value-type="float">
            <text:p>-45.798240570239</text:p>
          </table:table-cell>
          <table:table-cell/>
        </table:table-row>
        <table:table-row table:style-name="ro1">
          <table:table-cell office:value-type="float" office:value="131.199999999999" calcext:value-type="float">
            <text:p>131.199999999999</text:p>
          </table:table-cell>
          <table:table-cell table:formula="of:= ASIN(  ([.A86]^2 + [.B$22]) / ([.B$23] * SQRT( [.A86]^2 + [.B$24]^2)) ) - ATAN( [.B$25] / [.A86] )" office:value-type="float" office:value="-0.792721784536541" calcext:value-type="float">
            <text:p>-0.792721784536541</text:p>
          </table:table-cell>
          <table:table-cell table:formula="of:= DEGREES([.B86])" office:value-type="float" office:value="-45.4196125820228" calcext:value-type="float">
            <text:p>-45.4196125820228</text:p>
          </table:table-cell>
          <table:table-cell/>
        </table:table-row>
        <table:table-row table:style-name="ro1">
          <table:table-cell office:value-type="float" office:value="131.299999999999" calcext:value-type="float">
            <text:p>131.299999999999</text:p>
          </table:table-cell>
          <table:table-cell table:formula="of:= ASIN(  ([.A87]^2 + [.B$22]) / ([.B$23] * SQRT( [.A87]^2 + [.B$24]^2)) ) - ATAN( [.B$25] / [.A87] )" office:value-type="float" office:value="-0.786164768943856" calcext:value-type="float">
            <text:p>-0.786164768943856</text:p>
          </table:table-cell>
          <table:table-cell table:formula="of:= DEGREES([.B87])" office:value-type="float" office:value="-45.0439232623605" calcext:value-type="float">
            <text:p>-45.0439232623605</text:p>
          </table:table-cell>
          <table:table-cell/>
        </table:table-row>
        <table:table-row table:style-name="ro1">
          <table:table-cell office:value-type="float" office:value="131.399999999999" calcext:value-type="float">
            <text:p>131.399999999999</text:p>
          </table:table-cell>
          <table:table-cell table:formula="of:= ASIN(  ([.A88]^2 + [.B$22]) / ([.B$23] * SQRT( [.A88]^2 + [.B$24]^2)) ) - ATAN( [.B$25] / [.A88] )" office:value-type="float" office:value="-0.779657704978429" calcext:value-type="float">
            <text:p>-0.779657704978429</text:p>
          </table:table-cell>
          <table:table-cell table:formula="of:= DEGREES([.B88])" office:value-type="float" office:value="-44.6710959601199" calcext:value-type="float">
            <text:p>-44.6710959601199</text:p>
          </table:table-cell>
          <table:table-cell/>
        </table:table-row>
        <table:table-row table:style-name="ro1">
          <table:table-cell office:value-type="float" office:value="131.499999999999" calcext:value-type="float">
            <text:p>131.499999999999</text:p>
          </table:table-cell>
          <table:table-cell table:formula="of:= ASIN(  ([.A89]^2 + [.B$22]) / ([.B$23] * SQRT( [.A89]^2 + [.B$24]^2)) ) - ATAN( [.B$25] / [.A89] )" office:value-type="float" office:value="-0.773199309150623" calcext:value-type="float">
            <text:p>-0.773199309150623</text:p>
          </table:table-cell>
          <table:table-cell table:formula="of:= DEGREES([.B89])" office:value-type="float" office:value="-44.3010571367617" calcext:value-type="float">
            <text:p>-44.3010571367617</text:p>
          </table:table-cell>
          <table:table-cell/>
        </table:table-row>
        <table:table-row table:style-name="ro1">
          <table:table-cell office:value-type="float" office:value="131.599999999999" calcext:value-type="float">
            <text:p>131.599999999999</text:p>
          </table:table-cell>
          <table:table-cell table:formula="of:= ASIN(  ([.A90]^2 + [.B$22]) / ([.B$23] * SQRT( [.A90]^2 + [.B$24]^2)) ) - ATAN( [.B$25] / [.A90] )" office:value-type="float" office:value="-0.766788349238765" calcext:value-type="float">
            <text:p>-0.766788349238765</text:p>
          </table:table-cell>
          <table:table-cell table:formula="of:= DEGREES([.B90])" office:value-type="float" office:value="-43.9337361911847" calcext:value-type="float">
            <text:p>-43.9337361911847</text:p>
          </table:table-cell>
          <table:table-cell/>
        </table:table-row>
        <table:table-row table:style-name="ro1">
          <table:table-cell office:value-type="float" office:value="131.699999999999" calcext:value-type="float">
            <text:p>131.699999999999</text:p>
          </table:table-cell>
          <table:table-cell table:formula="of:= ASIN(  ([.A91]^2 + [.B$22]) / ([.B$23] * SQRT( [.A91]^2 + [.B$24]^2)) ) - ATAN( [.B$25] / [.A91] )" office:value-type="float" office:value="-0.760423641449519" calcext:value-type="float">
            <text:p>-0.760423641449519</text:p>
          </table:table-cell>
          <table:table-cell table:formula="of:= DEGREES([.B91])" office:value-type="float" office:value="-43.5690652970268" calcext:value-type="float">
            <text:p>-43.5690652970268</text:p>
          </table:table-cell>
          <table:table-cell/>
        </table:table-row>
        <table:table-row table:style-name="ro1">
          <table:table-cell office:value-type="float" office:value="131.799999999999" calcext:value-type="float">
            <text:p>131.799999999999</text:p>
          </table:table-cell>
          <table:table-cell table:formula="of:= ASIN(  ([.A92]^2 + [.B$22]) / ([.B$23] * SQRT( [.A92]^2 + [.B$24]^2)) ) - ATAN( [.B$25] / [.A92] )" office:value-type="float" office:value="-0.754104047777031" calcext:value-type="float">
            <text:p>-0.754104047777031</text:p>
          </table:table-cell>
          <table:table-cell table:formula="of:= DEGREES([.B92])" office:value-type="float" office:value="-43.2069792513557" calcext:value-type="float">
            <text:p>-43.2069792513557</text:p>
          </table:table-cell>
          <table:table-cell/>
        </table:table-row>
        <table:table-row table:style-name="ro1">
          <table:table-cell office:value-type="float" office:value="131.899999999999" calcext:value-type="float">
            <text:p>131.899999999999</text:p>
          </table:table-cell>
          <table:table-cell table:formula="of:= ASIN(  ([.A93]^2 + [.B$22]) / ([.B$23] * SQRT( [.A93]^2 + [.B$24]^2)) ) - ATAN( [.B$25] / [.A93] )" office:value-type="float" office:value="-0.747828473544143" calcext:value-type="float">
            <text:p>-0.747828473544143</text:p>
          </table:table-cell>
          <table:table-cell table:formula="of:= DEGREES([.B93])" office:value-type="float" office:value="-42.8474153337902" calcext:value-type="float">
            <text:p>-42.8474153337902</text:p>
          </table:table-cell>
          <table:table-cell/>
        </table:table-row>
        <table:table-row table:style-name="ro1">
          <table:table-cell office:value-type="float" office:value="131.999999999999" calcext:value-type="float">
            <text:p>131.999999999999</text:p>
          </table:table-cell>
          <table:table-cell table:formula="of:= ASIN(  ([.A94]^2 + [.B$22]) / ([.B$23] * SQRT( [.A94]^2 + [.B$24]^2)) ) - ATAN( [.B$25] / [.A94] )" office:value-type="float" office:value="-0.741595865110517" calcext:value-type="float">
            <text:p>-0.741595865110517</text:p>
          </table:table-cell>
          <table:table-cell table:formula="of:= DEGREES([.B94])" office:value-type="float" office:value="-42.4903131751857" calcext:value-type="float">
            <text:p>-42.4903131751857</text:p>
          </table:table-cell>
          <table:table-cell/>
        </table:table-row>
        <table:table-row table:style-name="ro1">
          <table:table-cell office:value-type="float" office:value="132.099999999999" calcext:value-type="float">
            <text:p>132.099999999999</text:p>
          </table:table-cell>
          <table:table-cell table:formula="of:= ASIN(  ([.A95]^2 + [.B$22]) / ([.B$23] * SQRT( [.A95]^2 + [.B$24]^2)) ) - ATAN( [.B$25] / [.A95] )" office:value-type="float" office:value="-0.735405207734065" calcext:value-type="float">
            <text:p>-0.735405207734065</text:p>
          </table:table-cell>
          <table:table-cell table:formula="of:= DEGREES([.B95])" office:value-type="float" office:value="-42.1356146351035" calcext:value-type="float">
            <text:p>-42.1356146351035</text:p>
          </table:table-cell>
          <table:table-cell/>
        </table:table-row>
        <table:table-row table:style-name="ro1">
          <table:table-cell office:value-type="float" office:value="132.199999999999" calcext:value-type="float">
            <text:p>132.199999999999</text:p>
          </table:table-cell>
          <table:table-cell table:formula="of:= ASIN(  ([.A96]^2 + [.B$22]) / ([.B$23] * SQRT( [.A96]^2 + [.B$24]^2)) ) - ATAN( [.B$25] / [.A96] )" office:value-type="float" office:value="-0.729255523573317" calcext:value-type="float">
            <text:p>-0.729255523573317</text:p>
          </table:table-cell>
          <table:table-cell table:formula="of:= DEGREES([.B96])" office:value-type="float" office:value="-41.7832636873542" calcext:value-type="float">
            <text:p>-41.7832636873542</text:p>
          </table:table-cell>
          <table:table-cell/>
        </table:table-row>
        <table:table-row table:style-name="ro1">
          <table:table-cell office:value-type="float" office:value="132.299999999999" calcext:value-type="float">
            <text:p>132.299999999999</text:p>
          </table:table-cell>
          <table:table-cell table:formula="of:= ASIN(  ([.A97]^2 + [.B$22]) / ([.B$23] * SQRT( [.A97]^2 + [.B$24]^2)) ) - ATAN( [.B$25] / [.A97] )" office:value-type="float" office:value="-0.723145869819552" calcext:value-type="float">
            <text:p>-0.723145869819552</text:p>
          </table:table-cell>
          <table:table-cell table:formula="of:= DEGREES([.B97])" office:value-type="float" office:value="-41.4332063129772" calcext:value-type="float">
            <text:p>-41.4332063129772</text:p>
          </table:table-cell>
          <table:table-cell/>
        </table:table-row>
        <table:table-row table:style-name="ro1">
          <table:table-cell office:value-type="float" office:value="132.399999999999" calcext:value-type="float">
            <text:p>132.399999999999</text:p>
          </table:table-cell>
          <table:table-cell table:formula="of:= ASIN(  ([.A98]^2 + [.B$22]) / ([.B$23] * SQRT( [.A98]^2 + [.B$24]^2)) ) - ATAN( [.B$25] / [.A98] )" office:value-type="float" office:value="-0.717075336948511" calcext:value-type="float">
            <text:p>-0.717075336948511</text:p>
          </table:table-cell>
          <table:table-cell table:formula="of:= DEGREES([.B98])" office:value-type="float" office:value="-41.0853904000711" calcext:value-type="float">
            <text:p>-41.0853904000711</text:p>
          </table:table-cell>
          <table:table-cell/>
        </table:table-row>
        <table:table-row table:style-name="ro1">
          <table:table-cell office:value-type="float" office:value="132.499999999999" calcext:value-type="float">
            <text:p>132.499999999999</text:p>
          </table:table-cell>
          <table:table-cell table:formula="of:= ASIN(  ([.A99]^2 + [.B$22]) / ([.B$23] * SQRT( [.A99]^2 + [.B$24]^2)) ) - ATAN( [.B$25] / [.A99] )" office:value-type="float" office:value="-0.711043047082503" calcext:value-type="float">
            <text:p>-0.711043047082503</text:p>
          </table:table-cell>
          <table:table-cell table:formula="of:= DEGREES([.B99])" office:value-type="float" office:value="-40.7397656499493" calcext:value-type="float">
            <text:p>-40.7397656499493</text:p>
          </table:table-cell>
          <table:table-cell/>
        </table:table-row>
        <table:table-row table:style-name="ro1">
          <table:table-cell office:value-type="float" office:value="132.599999999999" calcext:value-type="float">
            <text:p>132.599999999999</text:p>
          </table:table-cell>
          <table:table-cell table:formula="of:= ASIN(  ([.A100]^2 + [.B$22]) / ([.B$23] * SQRT( [.A100]^2 + [.B$24]^2)) ) - ATAN( [.B$25] / [.A100] )" office:value-type="float" office:value="-0.705048152454464" calcext:value-type="float">
            <text:p>-0.705048152454464</text:p>
          </table:table-cell>
          <table:table-cell table:formula="of:= DEGREES([.B100])" office:value-type="float" office:value="-40.396283489137" calcext:value-type="float">
            <text:p>-40.396283489137</text:p>
          </table:table-cell>
          <table:table-cell/>
        </table:table-row>
        <table:table-row table:style-name="ro1">
          <table:table-cell office:value-type="float" office:value="132.699999999999" calcext:value-type="float">
            <text:p>132.699999999999</text:p>
          </table:table-cell>
          <table:table-cell table:formula="of:= ASIN(  ([.A101]^2 + [.B$22]) / ([.B$23] * SQRT( [.A101]^2 + [.B$24]^2)) ) - ATAN( [.B$25] / [.A101] )" office:value-type="float" office:value="-0.699089833966349" calcext:value-type="float">
            <text:p>-0.699089833966349</text:p>
          </table:table-cell>
          <table:table-cell table:formula="of:= DEGREES([.B101])" office:value-type="float" office:value="-40.0548969867732" calcext:value-type="float">
            <text:p>-40.0548969867732</text:p>
          </table:table-cell>
          <table:table-cell/>
        </table:table-row>
        <table:table-row table:style-name="ro1">
          <table:table-cell office:value-type="float" office:value="132.799999999999" calcext:value-type="float">
            <text:p>132.799999999999</text:p>
          </table:table-cell>
          <table:table-cell table:formula="of:= ASIN(  ([.A102]^2 + [.B$22]) / ([.B$23] * SQRT( [.A102]^2 + [.B$24]^2)) ) - ATAN( [.B$25] / [.A102] )" office:value-type="float" office:value="-0.693167299834842" calcext:value-type="float">
            <text:p>-0.693167299834842</text:p>
          </table:table-cell>
          <table:table-cell table:formula="of:= DEGREES([.B102])" office:value-type="float" office:value="-39.7155607770157" calcext:value-type="float">
            <text:p>-39.7155607770157</text:p>
          </table:table-cell>
          <table:table-cell/>
        </table:table-row>
        <table:table-row table:style-name="ro1">
          <table:table-cell office:value-type="float" office:value="133.799999999999" calcext:value-type="float">
            <text:p>133.799999999999</text:p>
          </table:table-cell>
          <table:table-cell table:formula="of:= ASIN(  ([.A103]^2 + [.B$22]) / ([.B$23] * SQRT( [.A103]^2 + [.B$24]^2)) ) - ATAN( [.B$25] / [.A103] )" office:value-type="float" office:value="-0.635753095110238" calcext:value-type="float">
            <text:p>-0.635753095110238</text:p>
          </table:table-cell>
          <table:table-cell table:formula="of:= DEGREES([.B103])" office:value-type="float" office:value="-36.4259691621958" calcext:value-type="float">
            <text:p>-36.4259691621958</text:p>
          </table:table-cell>
          <table:table-cell/>
        </table:table-row>
        <table:table-row table:style-name="ro1">
          <table:table-cell office:value-type="float" office:value="134.799999999999" calcext:value-type="float">
            <text:p>134.799999999999</text:p>
          </table:table-cell>
          <table:table-cell table:formula="of:= ASIN(  ([.A104]^2 + [.B$22]) / ([.B$23] * SQRT( [.A104]^2 + [.B$24]^2)) ) - ATAN( [.B$25] / [.A104] )" office:value-type="float" office:value="-0.581208275080314" calcext:value-type="float">
            <text:p>-0.581208275080314</text:p>
          </table:table-cell>
          <table:table-cell table:formula="of:= DEGREES([.B104])" office:value-type="float" office:value="-33.3007811801806" calcext:value-type="float">
            <text:p>-33.3007811801806</text:p>
          </table:table-cell>
          <table:table-cell/>
        </table:table-row>
        <table:table-row table:style-name="ro1">
          <table:table-cell office:value-type="float" office:value="135.799999999999" calcext:value-type="float">
            <text:p>135.799999999999</text:p>
          </table:table-cell>
          <table:table-cell table:formula="of:= ASIN(  ([.A105]^2 + [.B$22]) / ([.B$23] * SQRT( [.A105]^2 + [.B$24]^2)) ) - ATAN( [.B$25] / [.A105] )" office:value-type="float" office:value="-0.529045745078219" calcext:value-type="float">
            <text:p>-0.529045745078219</text:p>
          </table:table-cell>
          <table:table-cell table:formula="of:= DEGREES([.B105])" office:value-type="float" office:value="-30.312088362336" calcext:value-type="float">
            <text:p>-30.312088362336</text:p>
          </table:table-cell>
          <table:table-cell/>
        </table:table-row>
        <table:table-row table:style-name="ro1">
          <table:table-cell office:value-type="float" office:value="136.799999999999" calcext:value-type="float">
            <text:p>136.799999999999</text:p>
          </table:table-cell>
          <table:table-cell table:formula="of:= ASIN(  ([.A106]^2 + [.B$22]) / ([.B$23] * SQRT( [.A106]^2 + [.B$24]^2)) ) - ATAN( [.B$25] / [.A106] )" office:value-type="float" office:value="-0.478889852638099" calcext:value-type="float">
            <text:p>-0.478889852638099</text:p>
          </table:table-cell>
          <table:table-cell table:formula="of:= DEGREES([.B106])" office:value-type="float" office:value="-27.438367407805" calcext:value-type="float">
            <text:p>-27.438367407805</text:p>
          </table:table-cell>
          <table:table-cell/>
        </table:table-row>
        <table:table-row table:style-name="ro1">
          <table:table-cell office:value-type="float" office:value="137.799999999999" calcext:value-type="float">
            <text:p>137.799999999999</text:p>
          </table:table-cell>
          <table:table-cell table:formula="of:= ASIN(  ([.A107]^2 + [.B$22]) / ([.B$23] * SQRT( [.A107]^2 + [.B$24]^2)) ) - ATAN( [.B$25] / [.A107] )" office:value-type="float" office:value="-0.430442797957584" calcext:value-type="float">
            <text:p>-0.430442797957584</text:p>
          </table:table-cell>
          <table:table-cell table:formula="of:= DEGREES([.B107])" office:value-type="float" office:value="-24.662555644772" calcext:value-type="float">
            <text:p>-24.662555644772</text:p>
          </table:table-cell>
          <table:table-cell/>
        </table:table-row>
        <table:table-row table:style-name="ro1">
          <table:table-cell office:value-type="float" office:value="138.799999999999" calcext:value-type="float">
            <text:p>138.799999999999</text:p>
          </table:table-cell>
          <table:table-cell table:formula="of:= ASIN(  ([.A108]^2 + [.B$22]) / ([.B$23] * SQRT( [.A108]^2 + [.B$24]^2)) ) - ATAN( [.B$25] / [.A108] )" office:value-type="float" office:value="-0.383462941090681" calcext:value-type="float">
            <text:p>-0.383462941090681</text:p>
          </table:table-cell>
          <table:table-cell table:formula="of:= DEGREES([.B108])" office:value-type="float" office:value="-21.9708081241698" calcext:value-type="float">
            <text:p>-21.9708081241698</text:p>
          </table:table-cell>
          <table:table-cell/>
        </table:table-row>
        <table:table-row table:style-name="ro1">
          <table:table-cell office:value-type="float" office:value="139.799999999999" calcext:value-type="float">
            <text:p>139.799999999999</text:p>
          </table:table-cell>
          <table:table-cell table:formula="of:= ASIN(  ([.A109]^2 + [.B$22]) / ([.B$23] * SQRT( [.A109]^2 + [.B$24]^2)) ) - ATAN( [.B$25] / [.A109] )" office:value-type="float" office:value="-0.337750217156433" calcext:value-type="float">
            <text:p>-0.337750217156433</text:p>
          </table:table-cell>
          <table:table-cell table:formula="of:= DEGREES([.B109])" office:value-type="float" office:value="-19.3516619726907" calcext:value-type="float">
            <text:p>-19.3516619726907</text:p>
          </table:table-cell>
          <table:table-cell/>
        </table:table-row>
        <table:table-row table:style-name="ro1">
          <table:table-cell office:value-type="float" office:value="140.799999999999" calcext:value-type="float">
            <text:p>140.799999999999</text:p>
          </table:table-cell>
          <table:table-cell table:formula="of:= ASIN(  ([.A110]^2 + [.B$22]) / ([.B$23] * SQRT( [.A110]^2 + [.B$24]^2)) ) - ATAN( [.B$25] / [.A110] )" office:value-type="float" office:value="-0.29313599248467" calcext:value-type="float">
            <text:p>-0.29313599248467</text:p>
          </table:table-cell>
          <table:table-cell table:formula="of:= DEGREES([.B110])" office:value-type="float" office:value="-16.7954551927502" calcext:value-type="float">
            <text:p>-16.7954551927502</text:p>
          </table:table-cell>
          <table:table-cell/>
        </table:table-row>
        <table:table-row table:style-name="ro1">
          <table:table-cell office:value-type="float" office:value="141.799999999999" calcext:value-type="float">
            <text:p>141.799999999999</text:p>
          </table:table-cell>
          <table:table-cell table:formula="of:= ASIN(  ([.A111]^2 + [.B$22]) / ([.B$23] * SQRT( [.A111]^2 + [.B$24]^2)) ) - ATAN( [.B$25] / [.A111] )" office:value-type="float" office:value="-0.249475800054623" calcext:value-type="float">
            <text:p>-0.249475800054623</text:p>
          </table:table-cell>
          <table:table-cell table:formula="of:= DEGREES([.B111])" office:value-type="float" office:value="-14.2939104337795" calcext:value-type="float">
            <text:p>-14.2939104337795</text:p>
          </table:table-cell>
          <table:table-cell/>
        </table:table-row>
        <table:table-row table:style-name="ro1">
          <table:table-cell office:value-type="float" office:value="142.799999999999" calcext:value-type="float">
            <text:p>142.799999999999</text:p>
          </table:table-cell>
          <table:table-cell table:formula="of:= ASIN(  ([.A112]^2 + [.B$22]) / ([.B$23] * SQRT( [.A112]^2 + [.B$24]^2)) ) - ATAN( [.B$25] / [.A112] )" office:value-type="float" office:value="-0.206644000441021" calcext:value-type="float">
            <text:p>-0.206644000441021</text:p>
          </table:table-cell>
          <table:table-cell table:formula="of:= DEGREES([.B112])" office:value-type="float" office:value="-11.8398290869701" calcext:value-type="float">
            <text:p>-11.8398290869701</text:p>
          </table:table-cell>
          <table:table-cell/>
        </table:table-row>
        <table:table-row table:style-name="ro1">
          <table:table-cell office:value-type="float" office:value="143.799999999999" calcext:value-type="float">
            <text:p>143.799999999999</text:p>
          </table:table-cell>
          <table:table-cell table:formula="of:= ASIN(  ([.A113]^2 + [.B$22]) / ([.B$23] * SQRT( [.A113]^2 + [.B$24]^2)) ) - ATAN( [.B$25] / [.A113] )" office:value-type="float" office:value="-0.164529764202394" calcext:value-type="float">
            <text:p>-0.164529764202394</text:p>
          </table:table-cell>
          <table:table-cell table:formula="of:= DEGREES([.B113])" office:value-type="float" office:value="-9.42686109307977" calcext:value-type="float">
            <text:p>-9.42686109307977</text:p>
          </table:table-cell>
          <table:table-cell/>
        </table:table-row>
        <table:table-row table:style-name="ro1">
          <table:table-cell office:value-type="float" office:value="144.799999999999" calcext:value-type="float">
            <text:p>144.799999999999</text:p>
          </table:table-cell>
          <table:table-cell table:formula="of:= ASIN(  ([.A114]^2 + [.B$22]) / ([.B$23] * SQRT( [.A114]^2 + [.B$24]^2)) ) - ATAN( [.B$25] / [.A114] )" office:value-type="float" office:value="-0.123033980725336" calcext:value-type="float">
            <text:p>-0.123033980725336</text:p>
          </table:table-cell>
          <table:table-cell table:formula="of:= DEGREES([.B114])" office:value-type="float" office:value="-7.04932783225565" calcext:value-type="float">
            <text:p>-7.04932783225565</text:p>
          </table:table-cell>
          <table:table-cell/>
        </table:table-row>
        <table:table-row table:style-name="ro1">
          <table:table-cell office:value-type="float" office:value="145.799999999999" calcext:value-type="float">
            <text:p>145.799999999999</text:p>
          </table:table-cell>
          <table:table-cell table:formula="of:= ASIN(  ([.A115]^2 + [.B$22]) / ([.B$23] * SQRT( [.A115]^2 + [.B$24]^2)) ) - ATAN( [.B$25] / [.A115] )" office:value-type="float" office:value="-0.0820668276897313" calcext:value-type="float">
            <text:p>-0.082066827689731</text:p>
          </table:table-cell>
          <table:table-cell table:formula="of:= DEGREES([.B115])" office:value-type="float" office:value="-4.70208286464897" calcext:value-type="float">
            <text:p>-4.70208286464897</text:p>
          </table:table-cell>
          <table:table-cell/>
        </table:table-row>
        <table:table-row table:style-name="ro1">
          <table:table-cell office:value-type="float" office:value="146.799999999999" calcext:value-type="float">
            <text:p>146.799999999999</text:p>
          </table:table-cell>
          <table:table-cell table:formula="of:= ASIN(  ([.A116]^2 + [.B$22]) / ([.B$23] * SQRT( [.A116]^2 + [.B$24]^2)) ) - ATAN( [.B$25] / [.A116] )" office:value-type="float" office:value="-0.0415458173319255" calcext:value-type="float">
            <text:p>-0.041545817331926</text:p>
          </table:table-cell>
          <table:table-cell table:formula="of:= DEGREES([.B116])" office:value-type="float" office:value="-2.3803999895408" calcext:value-type="float">
            <text:p>-2.3803999895408</text:p>
          </table:table-cell>
          <table:table-cell/>
        </table:table-row>
        <table:table-row table:style-name="ro1">
          <table:table-cell office:value-type="float" office:value="147.799999999999" calcext:value-type="float">
            <text:p>147.799999999999</text:p>
          </table:table-cell>
          <table:table-cell table:formula="of:= ASIN(  ([.A117]^2 + [.B$22]) / ([.B$23] * SQRT( [.A117]^2 + [.B$24]^2)) ) - ATAN( [.B$25] / [.A117] )" office:value-type="float" office:value="-0.00139418894857713" calcext:value-type="float">
            <text:p>-0.001394188948577</text:p>
          </table:table-cell>
          <table:table-cell table:formula="of:= DEGREES([.B117])" office:value-type="float" office:value="-0.0798811425972516" calcext:value-type="float">
            <text:p>-0.079881142597252</text:p>
          </table:table-cell>
          <table:table-cell/>
        </table:table-row>
        <table:table-row table:style-name="ro1">
          <table:table-cell office:value-type="float" office:value="148.799999999999" calcext:value-type="float">
            <text:p>148.799999999999</text:p>
          </table:table-cell>
          <table:table-cell table:formula="of:= ASIN(  ([.A118]^2 + [.B$22]) / ([.B$23] * SQRT( [.A118]^2 + [.B$24]^2)) ) - ATAN( [.B$25] / [.A118] )" office:value-type="float" office:value="0.0384604477391106" calcext:value-type="float">
            <text:p>0.038460447739111</text:p>
          </table:table-cell>
          <table:table-cell table:formula="of:= DEGREES([.B118])" office:value-type="float" office:value="2.2036213336345" calcext:value-type="float">
            <text:p>2.2036213336345</text:p>
          </table:table-cell>
          <table:table-cell/>
        </table:table-row>
        <table:table-row table:style-name="ro1">
          <table:table-cell office:value-type="float" office:value="149.799999999999" calcext:value-type="float">
            <text:p>149.799999999999</text:p>
          </table:table-cell>
          <table:table-cell table:formula="of:= ASIN(  ([.A119]^2 + [.B$22]) / ([.B$23] * SQRT( [.A119]^2 + [.B$24]^2)) ) - ATAN( [.B$25] / [.A119] )" office:value-type="float" office:value="0.0780872903110493" calcext:value-type="float">
            <text:p>0.078087290311049</text:p>
          </table:table-cell>
          <table:table-cell table:formula="of:= DEGREES([.B119])" office:value-type="float" office:value="4.47407216843593" calcext:value-type="float">
            <text:p>4.47407216843593</text:p>
          </table:table-cell>
          <table:table-cell/>
        </table:table-row>
        <table:table-row table:style-name="ro1">
          <table:table-cell office:value-type="float" office:value="150.799999999999" calcext:value-type="float">
            <text:p>150.799999999999</text:p>
          </table:table-cell>
          <table:table-cell table:formula="of:= ASIN(  ([.A120]^2 + [.B$22]) / ([.B$23] * SQRT( [.A120]^2 + [.B$24]^2)) ) - ATAN( [.B$25] / [.A120] )" office:value-type="float" office:value="0.117553398884354" calcext:value-type="float">
            <text:p>0.117553398884354</text:p>
          </table:table-cell>
          <table:table-cell table:formula="of:= DEGREES([.B120])" office:value-type="float" office:value="6.73531362349134" calcext:value-type="float">
            <text:p>6.73531362349134</text:p>
          </table:table-cell>
          <table:table-cell/>
        </table:table-row>
        <table:table-row table:style-name="ro1">
          <table:table-cell office:value-type="float" office:value="151.799999999999" calcext:value-type="float">
            <text:p>151.799999999999</text:p>
          </table:table-cell>
          <table:table-cell table:formula="of:= ASIN(  ([.A121]^2 + [.B$22]) / ([.B$23] * SQRT( [.A121]^2 + [.B$24]^2)) ) - ATAN( [.B$25] / [.A121] )" office:value-type="float" office:value="0.156924675301923" calcext:value-type="float">
            <text:p>0.156924675301923</text:p>
          </table:table-cell>
          <table:table-cell table:formula="of:= DEGREES([.B121])" office:value-type="float" office:value="8.991121596261" calcext:value-type="float">
            <text:p>8.991121596261</text:p>
          </table:table-cell>
          <table:table-cell/>
        </table:table-row>
        <table:table-row table:style-name="ro1">
          <table:table-cell office:value-type="float" office:value="152.799999999999" calcext:value-type="float">
            <text:p>152.799999999999</text:p>
          </table:table-cell>
          <table:table-cell table:formula="of:= ASIN(  ([.A122]^2 + [.B$22]) / ([.B$23] * SQRT( [.A122]^2 + [.B$24]^2)) ) - ATAN( [.B$25] / [.A122] )" office:value-type="float" office:value="0.196266806880065" calcext:value-type="float">
            <text:p>0.196266806880065</text:p>
          </table:table-cell>
          <table:table-cell table:formula="of:= DEGREES([.B122])" office:value-type="float" office:value="11.2452596927369" calcext:value-type="float">
            <text:p>11.2452596927369</text:p>
          </table:table-cell>
          <table:table-cell/>
        </table:table-row>
        <table:table-row table:style-name="ro1">
          <table:table-cell office:value-type="float" office:value="153.799999999999" calcext:value-type="float">
            <text:p>153.799999999999</text:p>
          </table:table-cell>
          <table:table-cell table:formula="of:= ASIN(  ([.A123]^2 + [.B$22]) / ([.B$23] * SQRT( [.A123]^2 + [.B$24]^2)) ) - ATAN( [.B$25] / [.A123] )" office:value-type="float" office:value="0.235646212852663" calcext:value-type="float">
            <text:p>0.235646212852663</text:p>
          </table:table-cell>
          <table:table-cell table:formula="of:= DEGREES([.B123])" office:value-type="float" office:value="13.501533454699" calcext:value-type="float">
            <text:p>13.501533454699</text:p>
          </table:table-cell>
          <table:table-cell/>
        </table:table-row>
        <table:table-row table:style-name="ro1">
          <table:table-cell office:value-type="float" office:value="154.799999999999" calcext:value-type="float">
            <text:p>154.799999999999</text:p>
          </table:table-cell>
          <table:table-cell table:formula="of:= ASIN(  ([.A124]^2 + [.B$22]) / ([.B$23] * SQRT( [.A124]^2 + [.B$24]^2)) ) - ATAN( [.B$25] / [.A124] )" office:value-type="float" office:value="0.275131032241752" calcext:value-type="float">
            <text:p>0.275131032241752</text:p>
          </table:table-cell>
          <table:table-cell table:formula="of:= DEGREES([.B124])" office:value-type="float" office:value="15.7638469605301" calcext:value-type="float">
            <text:p>15.7638469605301</text:p>
          </table:table-cell>
          <table:table-cell/>
        </table:table-row>
        <table:table-row table:style-name="ro1">
          <table:table-cell office:value-type="float" office:value="155.799999999999" calcext:value-type="float">
            <text:p>155.799999999999</text:p>
          </table:table-cell>
          <table:table-cell table:formula="of:= ASIN(  ([.A125]^2 + [.B$22]) / ([.B$23] * SQRT( [.A125]^2 + [.B$24]^2)) ) - ATAN( [.B$25] / [.A125] )" office:value-type="float" office:value="0.314792195645829" calcext:value-type="float">
            <text:p>0.314792195645829</text:p>
          </table:table-cell>
          <table:table-cell table:formula="of:= DEGREES([.B125])" office:value-type="float" office:value="18.0362642341625" calcext:value-type="float">
            <text:p>18.0362642341625</text:p>
          </table:table-cell>
          <table:table-cell/>
        </table:table-row>
        <table:table-row table:style-name="ro1">
          <table:table-cell office:value-type="float" office:value="156.799999999999" calcext:value-type="float">
            <text:p>156.799999999999</text:p>
          </table:table-cell>
          <table:table-cell table:formula="of:= ASIN(  ([.A126]^2 + [.B$22]) / ([.B$23] * SQRT( [.A126]^2 + [.B$24]^2)) ) - ATAN( [.B$25] / [.A126] )" office:value-type="float" office:value="0.354704630913596" calcext:value-type="float">
            <text:p>0.354704630913596</text:p>
          </table:table-cell>
          <table:table-cell table:formula="of:= DEGREES([.B126])" office:value-type="float" office:value="20.3230783250946" calcext:value-type="float">
            <text:p>20.3230783250946</text:p>
          </table:table-cell>
          <table:table-cell/>
        </table:table-row>
        <table:table-row table:style-name="ro1">
          <table:table-cell office:value-type="float" office:value="157.799999999999" calcext:value-type="float">
            <text:p>157.799999999999</text:p>
          </table:table-cell>
          <table:table-cell table:formula="of:= ASIN(  ([.A127]^2 + [.B$22]) / ([.B$23] * SQRT( [.A127]^2 + [.B$24]^2)) ) - ATAN( [.B$25] / [.A127] )" office:value-type="float" office:value="0.394948664964893" calcext:value-type="float">
            <text:p>0.394948664964893</text:p>
          </table:table-cell>
          <table:table-cell table:formula="of:= DEGREES([.B127])" office:value-type="float" office:value="22.6288916268147" calcext:value-type="float">
            <text:p>22.6288916268147</text:p>
          </table:table-cell>
          <table:table-cell/>
        </table:table-row>
        <table:table-row table:style-name="ro1">
          <table:table-cell office:value-type="float" office:value="158.799999999999" calcext:value-type="float">
            <text:p>158.799999999999</text:p>
          </table:table-cell>
          <table:table-cell table:formula="of:= ASIN(  ([.A128]^2 + [.B$22]) / ([.B$23] * SQRT( [.A128]^2 + [.B$24]^2)) ) - ATAN( [.B$25] / [.A128] )" office:value-type="float" office:value="0.435611703040014" calcext:value-type="float">
            <text:p>0.435611703040014</text:p>
          </table:table-cell>
          <table:table-cell table:formula="of:= DEGREES([.B128])" office:value-type="float" office:value="24.9587120906989" calcext:value-type="float">
            <text:p>24.9587120906989</text:p>
          </table:table-cell>
          <table:table-cell/>
        </table:table-row>
        <table:table-row table:style-name="ro1">
          <table:table-cell office:value-type="float" office:value="159.799999999999" calcext:value-type="float">
            <text:p>159.799999999999</text:p>
          </table:table-cell>
          <table:table-cell table:formula="of:= ASIN(  ([.A129]^2 + [.B$22]) / ([.B$23] * SQRT( [.A129]^2 + [.B$24]^2)) ) - ATAN( [.B$25] / [.A129] )" office:value-type="float" office:value="0.476790295573711" calcext:value-type="float">
            <text:p>0.476790295573711</text:p>
          </table:table-cell>
          <table:table-cell table:formula="of:= DEGREES([.B129])" office:value-type="float" office:value="27.3180716491687" calcext:value-type="float">
            <text:p>27.3180716491687</text:p>
          </table:table-cell>
          <table:table-cell/>
        </table:table-row>
        <table:table-row table:style-name="ro1">
          <table:table-cell office:value-type="float" office:value="160.799999999999" calcext:value-type="float">
            <text:p>160.799999999999</text:p>
          </table:table-cell>
          <table:table-cell table:formula="of:= ASIN(  ([.A130]^2 + [.B$22]) / ([.B$23] * SQRT( [.A130]^2 + [.B$24]^2)) ) - ATAN( [.B$25] / [.A130] )" office:value-type="float" office:value="0.518592746961894" calcext:value-type="float">
            <text:p>0.518592746961894</text:p>
          </table:table-cell>
          <table:table-cell table:formula="of:= DEGREES([.B130])" office:value-type="float" office:value="29.7131756870124" calcext:value-type="float">
            <text:p>29.7131756870124</text:p>
          </table:table-cell>
          <table:table-cell/>
        </table:table-row>
        <table:table-row table:style-name="ro1">
          <table:table-cell office:value-type="float" office:value="161.799999999999" calcext:value-type="float">
            <text:p>161.799999999999</text:p>
          </table:table-cell>
          <table:table-cell table:formula="of:= ASIN(  ([.A131]^2 + [.B$22]) / ([.B$23] * SQRT( [.A131]^2 + [.B$24]^2)) ) - ATAN( [.B$25] / [.A131] )" office:value-type="float" office:value="0.561142488583381" calcext:value-type="float">
            <text:p>0.561142488583381</text:p>
          </table:table-cell>
          <table:table-cell table:formula="of:= DEGREES([.B131])" office:value-type="float" office:value="32.1510963012957" calcext:value-type="float">
            <text:p>32.1510963012957</text:p>
          </table:table-cell>
          <table:table-cell/>
        </table:table-row>
        <table:table-row table:style-name="ro1">
          <table:table-cell office:value-type="float" office:value="162.799999999999" calcext:value-type="float">
            <text:p>162.799999999999</text:p>
          </table:table-cell>
          <table:table-cell table:formula="of:= ASIN(  ([.A132]^2 + [.B$22]) / ([.B$23] * SQRT( [.A132]^2 + [.B$24]^2)) ) - ATAN( [.B$25] / [.A132] )" office:value-type="float" office:value="0.604582545876746" calcext:value-type="float">
            <text:p>0.604582545876746</text:p>
          </table:table-cell>
          <table:table-cell table:formula="of:= DEGREES([.B132])" office:value-type="float" office:value="34.640028246012" calcext:value-type="float">
            <text:p>34.640028246012</text:p>
          </table:table-cell>
          <table:table-cell/>
        </table:table-row>
        <table:table-row table:style-name="ro1">
          <table:table-cell office:value-type="float" office:value="163.799999999999" calcext:value-type="float">
            <text:p>163.799999999999</text:p>
          </table:table-cell>
          <table:table-cell table:formula="of:= ASIN(  ([.A133]^2 + [.B$22]) / ([.B$23] * SQRT( [.A133]^2 + [.B$24]^2)) ) - ATAN( [.B$25] / [.A133] )" office:value-type="float" office:value="0.649081603378744" calcext:value-type="float">
            <text:p>0.649081603378744</text:p>
          </table:table-cell>
          <table:table-cell table:formula="of:= DEGREES([.B133])" office:value-type="float" office:value="37.1896364331865" calcext:value-type="float">
            <text:p>37.1896364331865</text:p>
          </table:table-cell>
          <table:table-cell/>
        </table:table-row>
        <table:table-row table:style-name="ro1">
          <table:table-cell office:value-type="float" office:value="164.799999999999" calcext:value-type="float">
            <text:p>164.799999999999</text:p>
          </table:table-cell>
          <table:table-cell table:formula="of:= ASIN(  ([.A134]^2 + [.B$22]) / ([.B$23] * SQRT( [.A134]^2 + [.B$24]^2)) ) - ATAN( [.B$25] / [.A134] )" office:value-type="float" office:value="0.694842463010018" calcext:value-type="float">
            <text:p>0.694842463010018</text:p>
          </table:table-cell>
          <table:table-cell table:formula="of:= DEGREES([.B134])" office:value-type="float" office:value="39.8115405569491" calcext:value-type="float">
            <text:p>39.8115405569491</text:p>
          </table:table-cell>
          <table:table-cell/>
        </table:table-row>
        <table:table-row table:style-name="ro1">
          <table:table-cell office:value-type="float" office:value="165.799999999999" calcext:value-type="float">
            <text:p>165.799999999999</text:p>
          </table:table-cell>
          <table:table-cell table:formula="of:= ASIN(  ([.A135]^2 + [.B$22]) / ([.B$23] * SQRT( [.A135]^2 + [.B$24]^2)) ) - ATAN( [.B$25] / [.A135] )" office:value-type="float" office:value="0.74211419747097" calcext:value-type="float">
            <text:p>0.74211419747097</text:p>
          </table:table-cell>
          <table:table-cell table:formula="of:= DEGREES([.B135])" office:value-type="float" office:value="42.5200114318247" calcext:value-type="float">
            <text:p>42.5200114318247</text:p>
          </table:table-cell>
          <table:table-cell/>
        </table:table-row>
        <table:table-row table:style-name="ro1">
          <table:table-cell office:value-type="float" office:value="166.799999999999" calcext:value-type="float">
            <text:p>166.799999999999</text:p>
          </table:table-cell>
          <table:table-cell table:formula="of:= ASIN(  ([.A136]^2 + [.B$22]) / ([.B$23] * SQRT( [.A136]^2 + [.B$24]^2)) ) - ATAN( [.B$25] / [.A136] )" office:value-type="float" office:value="0.791210221889184" calcext:value-type="float">
            <text:p>0.791210221889184</text:p>
          </table:table-cell>
          <table:table-cell table:formula="of:= DEGREES([.B136])" office:value-type="float" office:value="45.3330064218596" calcext:value-type="float">
            <text:p>45.3330064218596</text:p>
          </table:table-cell>
          <table:table-cell/>
        </table:table-row>
        <table:table-row table:style-name="ro1">
          <table:table-cell office:value-type="float" office:value="167.799999999999" calcext:value-type="float">
            <text:p>167.799999999999</text:p>
          </table:table-cell>
          <table:table-cell table:formula="of:= ASIN(  ([.A137]^2 + [.B$22]) / ([.B$23] * SQRT( [.A137]^2 + [.B$24]^2)) ) - ATAN( [.B$25] / [.A137] )" office:value-type="float" office:value="0.84253627479604" calcext:value-type="float">
            <text:p>0.84253627479604</text:p>
          </table:table-cell>
          <table:table-cell table:formula="of:= DEGREES([.B137])" office:value-type="float" office:value="48.2737726324877" calcext:value-type="float">
            <text:p>48.2737726324877</text:p>
          </table:table-cell>
          <table:table-cell/>
        </table:table-row>
        <table:table-row table:style-name="ro1">
          <table:table-cell office:value-type="float" office:value="168.799999999999" calcext:value-type="float">
            <text:p>168.799999999999</text:p>
          </table:table-cell>
          <table:table-cell table:formula="of:= ASIN(  ([.A138]^2 + [.B$22]) / ([.B$23] * SQRT( [.A138]^2 + [.B$24]^2)) ) - ATAN( [.B$25] / [.A138] )" office:value-type="float" office:value="0.896635920336508" calcext:value-type="float">
            <text:p>0.896635920336508</text:p>
          </table:table-cell>
          <table:table-cell table:formula="of:= DEGREES([.B138])" office:value-type="float" office:value="51.3734539951102" calcext:value-type="float">
            <text:p>51.3734539951102</text:p>
          </table:table-cell>
          <table:table-cell/>
        </table:table-row>
        <table:table-row table:style-name="ro1">
          <table:table-cell office:value-type="float" office:value="169.799999999999" calcext:value-type="float">
            <text:p>169.799999999999</text:p>
          </table:table-cell>
          <table:table-cell table:formula="of:= ASIN(  ([.A139]^2 + [.B$22]) / ([.B$23] * SQRT( [.A139]^2 + [.B$24]^2)) ) - ATAN( [.B$25] / [.A139] )" office:value-type="float" office:value="0.954269221652579" calcext:value-type="float">
            <text:p>0.954269221652579</text:p>
          </table:table-cell>
          <table:table-cell table:formula="of:= DEGREES([.B139])" office:value-type="float" office:value="54.6755989199268" calcext:value-type="float">
            <text:p>54.6755989199268</text:p>
          </table:table-cell>
          <table:table-cell/>
        </table:table-row>
        <table:table-row table:style-name="ro1">
          <table:table-cell office:value-type="float" office:value="170.799999999999" calcext:value-type="float">
            <text:p>170.799999999999</text:p>
          </table:table-cell>
          <table:table-cell table:formula="of:= ASIN(  ([.A140]^2 + [.B$22]) / ([.B$23] * SQRT( [.A140]^2 + [.B$24]^2)) ) - ATAN( [.B$25] / [.A140] )" office:value-type="float" office:value="1.01656001170814" calcext:value-type="float">
            <text:p>1.01656001170814</text:p>
          </table:table-cell>
          <table:table-cell table:formula="of:= DEGREES([.B140])" office:value-type="float" office:value="58.2445982926462" calcext:value-type="float">
            <text:p>58.2445982926462</text:p>
          </table:table-cell>
          <table:table-cell/>
        </table:table-row>
        <table:table-row table:style-name="ro1">
          <table:table-cell office:value-type="float" office:value="171.799999999999" calcext:value-type="float">
            <text:p>171.799999999999</text:p>
          </table:table-cell>
          <table:table-cell table:formula="of:= ASIN(  ([.A141]^2 + [.B$22]) / ([.B$23] * SQRT( [.A141]^2 + [.B$24]^2)) ) - ATAN( [.B$25] / [.A141] )" office:value-type="float" office:value="1.08530297651787" calcext:value-type="float">
            <text:p>1.08530297651787</text:p>
          </table:table-cell>
          <table:table-cell table:formula="of:= DEGREES([.B141])" office:value-type="float" office:value="62.1832800474597" calcext:value-type="float">
            <text:p>62.1832800474597</text:p>
          </table:table-cell>
          <table:table-cell/>
        </table:table-row>
        <table:table-row table:style-name="ro1">
          <table:table-cell office:value-type="float" office:value="172.799999999999" calcext:value-type="float">
            <text:p>172.799999999999</text:p>
          </table:table-cell>
          <table:table-cell table:formula="of:= ASIN(  ([.A142]^2 + [.B$22]) / ([.B$23] * SQRT( [.A142]^2 + [.B$24]^2)) ) - ATAN( [.B$25] / [.A142] )" office:value-type="float" office:value="1.16371281795111" calcext:value-type="float">
            <text:p>1.16371281795111</text:p>
          </table:table-cell>
          <table:table-cell table:formula="of:= DEGREES([.B142])" office:value-type="float" office:value="66.6758330338747" calcext:value-type="float">
            <text:p>66.6758330338747</text:p>
          </table:table-cell>
          <table:table-cell/>
        </table:table-row>
        <table:table-row table:style-name="ro1">
          <table:table-cell office:value-type="float" office:value="173.799999999999" calcext:value-type="float">
            <text:p>173.799999999999</text:p>
          </table:table-cell>
          <table:table-cell table:formula="of:= ASIN(  ([.A143]^2 + [.B$22]) / ([.B$23] * SQRT( [.A143]^2 + [.B$24]^2)) ) - ATAN( [.B$25] / [.A143] )" office:value-type="float" office:value="1.2587870831839" calcext:value-type="float">
            <text:p>1.2587870831839</text:p>
          </table:table-cell>
          <table:table-cell table:formula="of:= DEGREES([.B143])" office:value-type="float" office:value="72.1231871720206" calcext:value-type="float">
            <text:p>72.1231871720206</text:p>
          </table:table-cell>
          <table:table-cell/>
        </table:table-row>
        <table:table-row table:style-name="ro1">
          <table:table-cell office:value-type="float" office:value="174.799999999999" calcext:value-type="float">
            <text:p>174.799999999999</text:p>
          </table:table-cell>
          <table:table-cell table:formula="of:= ASIN(  ([.A144]^2 + [.B$22]) / ([.B$23] * SQRT( [.A144]^2 + [.B$24]^2)) ) - ATAN( [.B$25] / [.A144] )" office:value-type="float" office:value="1.39426336246569" calcext:value-type="float">
            <text:p>1.39426336246569</text:p>
          </table:table-cell>
          <table:table-cell table:formula="of:= DEGREES([.B144])" office:value-type="float" office:value="79.8854061990028" calcext:value-type="float">
            <text:p>79.8854061990028</text:p>
          </table:table-cell>
          <table:table-cell/>
        </table:table-row>
        <table:table-row table:style-name="ro1">
          <table:table-cell office:value-type="float" office:value="175.799999999999" calcext:value-type="float">
            <text:p>175.799999999999</text:p>
          </table:table-cell>
          <table:table-cell table:formula="of:= ASIN(  ([.A145]^2 + [.B$22]) / ([.B$23] * SQRT( [.A145]^2 + [.B$24]^2)) ) - ATAN( [.B$25] / [.A145] )" office:value-type="string" office:string-value="" calcext:value-type="error">
            <text:p>#NUM!</text:p>
          </table:table-cell>
          <table:table-cell table:formula="of:= DEGREES([.B145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76.799999999999" calcext:value-type="float">
            <text:p>176.799999999999</text:p>
          </table:table-cell>
          <table:table-cell table:formula="of:= ASIN(  ([.A146]^2 + [.B$22]) / ([.B$23] * SQRT( [.A146]^2 + [.B$24]^2)) ) - ATAN( [.B$25] / [.A146] )" office:value-type="string" office:string-value="" calcext:value-type="error">
            <text:p>#NUM!</text:p>
          </table:table-cell>
          <table:table-cell table:formula="of:= DEGREES([.B146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77.799999999999" calcext:value-type="float">
            <text:p>177.799999999999</text:p>
          </table:table-cell>
          <table:table-cell table:formula="of:= ASIN(  ([.A147]^2 + [.B$22]) / ([.B$23] * SQRT( [.A147]^2 + [.B$24]^2)) ) - ATAN( [.B$25] / [.A147] )" office:value-type="string" office:string-value="" calcext:value-type="error">
            <text:p>#NUM!</text:p>
          </table:table-cell>
          <table:table-cell table:formula="of:= DEGREES([.B147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78.799999999999" calcext:value-type="float">
            <text:p>178.799999999999</text:p>
          </table:table-cell>
          <table:table-cell table:formula="of:= ASIN(  ([.A148]^2 + [.B$22]) / ([.B$23] * SQRT( [.A148]^2 + [.B$24]^2)) ) - ATAN( [.B$25] / [.A148] )" office:value-type="string" office:string-value="" calcext:value-type="error">
            <text:p>#NUM!</text:p>
          </table:table-cell>
          <table:table-cell table:formula="of:= DEGREES([.B148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79.799999999999" calcext:value-type="float">
            <text:p>179.799999999999</text:p>
          </table:table-cell>
          <table:table-cell table:formula="of:= ASIN(  ([.A149]^2 + [.B$22]) / ([.B$23] * SQRT( [.A149]^2 + [.B$24]^2)) ) - ATAN( [.B$25] / [.A149] )" office:value-type="string" office:string-value="" calcext:value-type="error">
            <text:p>#NUM!</text:p>
          </table:table-cell>
          <table:table-cell table:formula="of:= DEGREES([.B149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0.799999999999" calcext:value-type="float">
            <text:p>180.799999999999</text:p>
          </table:table-cell>
          <table:table-cell table:formula="of:= ASIN(  ([.A150]^2 + [.B$22]) / ([.B$23] * SQRT( [.A150]^2 + [.B$24]^2)) ) - ATAN( [.B$25] / [.A150] )" office:value-type="string" office:string-value="" calcext:value-type="error">
            <text:p>#NUM!</text:p>
          </table:table-cell>
          <table:table-cell table:formula="of:= DEGREES([.B150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1.799999999999" calcext:value-type="float">
            <text:p>181.799999999999</text:p>
          </table:table-cell>
          <table:table-cell table:formula="of:= ASIN(  ([.A151]^2 + [.B$22]) / ([.B$23] * SQRT( [.A151]^2 + [.B$24]^2)) ) - ATAN( [.B$25] / [.A151] )" office:value-type="string" office:string-value="" calcext:value-type="error">
            <text:p>#NUM!</text:p>
          </table:table-cell>
          <table:table-cell table:formula="of:= DEGREES([.B151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2.799999999999" calcext:value-type="float">
            <text:p>182.799999999999</text:p>
          </table:table-cell>
          <table:table-cell table:formula="of:= ASIN(  ([.A152]^2 + [.B$22]) / ([.B$23] * SQRT( [.A152]^2 + [.B$24]^2)) ) - ATAN( [.B$25] / [.A152] )" office:value-type="string" office:string-value="" calcext:value-type="error">
            <text:p>#NUM!</text:p>
          </table:table-cell>
          <table:table-cell table:formula="of:= DEGREES([.B152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3.799999999999" calcext:value-type="float">
            <text:p>183.799999999999</text:p>
          </table:table-cell>
          <table:table-cell table:formula="of:= ASIN(  ([.A153]^2 + [.B$22]) / ([.B$23] * SQRT( [.A153]^2 + [.B$24]^2)) ) - ATAN( [.B$25] / [.A153] )" office:value-type="string" office:string-value="" calcext:value-type="error">
            <text:p>#NUM!</text:p>
          </table:table-cell>
          <table:table-cell table:formula="of:= DEGREES([.B153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4.799999999999" calcext:value-type="float">
            <text:p>184.799999999999</text:p>
          </table:table-cell>
          <table:table-cell table:formula="of:= ASIN(  ([.A154]^2 + [.B$22]) / ([.B$23] * SQRT( [.A154]^2 + [.B$24]^2)) ) - ATAN( [.B$25] / [.A154] )" office:value-type="string" office:string-value="" calcext:value-type="error">
            <text:p>#NUM!</text:p>
          </table:table-cell>
          <table:table-cell table:formula="of:= DEGREES([.B154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5.799999999999" calcext:value-type="float">
            <text:p>185.799999999999</text:p>
          </table:table-cell>
          <table:table-cell table:formula="of:= ASIN(  ([.A155]^2 + [.B$22]) / ([.B$23] * SQRT( [.A155]^2 + [.B$24]^2)) ) - ATAN( [.B$25] / [.A155] )" office:value-type="string" office:string-value="" calcext:value-type="error">
            <text:p>#NUM!</text:p>
          </table:table-cell>
          <table:table-cell table:formula="of:= DEGREES([.B155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6.799999999999" calcext:value-type="float">
            <text:p>186.799999999999</text:p>
          </table:table-cell>
          <table:table-cell table:formula="of:= ASIN(  ([.A156]^2 + [.B$22]) / ([.B$23] * SQRT( [.A156]^2 + [.B$24]^2)) ) - ATAN( [.B$25] / [.A156] )" office:value-type="string" office:string-value="" calcext:value-type="error">
            <text:p>#NUM!</text:p>
          </table:table-cell>
          <table:table-cell table:formula="of:= DEGREES([.B156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7.799999999999" calcext:value-type="float">
            <text:p>187.799999999999</text:p>
          </table:table-cell>
          <table:table-cell table:formula="of:= ASIN(  ([.A157]^2 + [.B$22]) / ([.B$23] * SQRT( [.A157]^2 + [.B$24]^2)) ) - ATAN( [.B$25] / [.A157] )" office:value-type="string" office:string-value="" calcext:value-type="error">
            <text:p>#NUM!</text:p>
          </table:table-cell>
          <table:table-cell table:formula="of:= DEGREES([.B157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8.799999999999" calcext:value-type="float">
            <text:p>188.799999999999</text:p>
          </table:table-cell>
          <table:table-cell table:formula="of:= ASIN(  ([.A158]^2 + [.B$22]) / ([.B$23] * SQRT( [.A158]^2 + [.B$24]^2)) ) - ATAN( [.B$25] / [.A158] )" office:value-type="string" office:string-value="" calcext:value-type="error">
            <text:p>#NUM!</text:p>
          </table:table-cell>
          <table:table-cell table:formula="of:= DEGREES([.B158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9.799999999999" calcext:value-type="float">
            <text:p>189.799999999999</text:p>
          </table:table-cell>
          <table:table-cell table:formula="of:= ASIN(  ([.A159]^2 + [.B$22]) / ([.B$23] * SQRT( [.A159]^2 + [.B$24]^2)) ) - ATAN( [.B$25] / [.A159] )" office:value-type="string" office:string-value="" calcext:value-type="error">
            <text:p>#NUM!</text:p>
          </table:table-cell>
          <table:table-cell table:formula="of:= DEGREES([.B159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90.799999999999" calcext:value-type="float">
            <text:p>190.799999999999</text:p>
          </table:table-cell>
          <table:table-cell table:formula="of:= ASIN(  ([.A160]^2 + [.B$22]) / ([.B$23] * SQRT( [.A160]^2 + [.B$24]^2)) ) - ATAN( [.B$25] / [.A160] )" office:value-type="string" office:string-value="" calcext:value-type="error">
            <text:p>#NUM!</text:p>
          </table:table-cell>
          <table:table-cell table:formula="of:= DEGREES([.B160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91.799999999999" calcext:value-type="float">
            <text:p>191.799999999999</text:p>
          </table:table-cell>
          <table:table-cell table:formula="of:= ASIN(  ([.A161]^2 + [.B$22]) / ([.B$23] * SQRT( [.A161]^2 + [.B$24]^2)) ) - ATAN( [.B$25] / [.A161] )" office:value-type="string" office:string-value="" calcext:value-type="error">
            <text:p>#NUM!</text:p>
          </table:table-cell>
          <table:table-cell table:formula="of:= DEGREES([.B161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92.799999999999" calcext:value-type="float">
            <text:p>192.799999999999</text:p>
          </table:table-cell>
          <table:table-cell table:formula="of:= ASIN(  ([.A162]^2 + [.B$22]) / ([.B$23] * SQRT( [.A162]^2 + [.B$24]^2)) ) - ATAN( [.B$25] / [.A162] )" office:value-type="string" office:string-value="" calcext:value-type="error">
            <text:p>#NUM!</text:p>
          </table:table-cell>
          <table:table-cell table:formula="of:= DEGREES([.B162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93.799999999999" calcext:value-type="float">
            <text:p>193.799999999999</text:p>
          </table:table-cell>
          <table:table-cell table:formula="of:= ASIN(  ([.A163]^2 + [.B$22]) / ([.B$23] * SQRT( [.A163]^2 + [.B$24]^2)) ) - ATAN( [.B$25] / [.A163] )" office:value-type="string" office:string-value="" calcext:value-type="error">
            <text:p>#NUM!</text:p>
          </table:table-cell>
          <table:table-cell table:formula="of:= DEGREES([.B163])" office:value-type="string" office:string-value="" calcext:value-type="error">
            <text:p>#NUM!</text:p>
          </table:table-cell>
          <table:table-cell/>
        </table:table-row>
      </table:table>
      <table:table table:name="GEOMETRY_2" table:style-name="ta1">
        <table:shapes>
          <draw:frame draw:z-index="0" draw:style-name="gr1" draw:text-style-name="P1" svg:width="188.01mm" svg:height="152.63mm" svg:x="158.74mm" svg:y="42.81mm">
            <draw:object draw:notify-on-update-of-ranges="GEOMETRY_2.A34:GEOMETRY_2.A121 GEOMETRY_2.B33:GEOMETRY_2.B33 GEOMETRY_2.B34:GEOMETRY_2.B1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  <svg:title>ARM ANGLE vs Z_HOME</svg:title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STEWART PLATFOR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Z HOME FIN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s sheet is used to find Z_HOME so that the servo arms are horizontal when the platform is at origi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s is done with the numerical solver (Menu Tools + Solver…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PLATFORM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IS2</text:p>
          </table:table-cell>
          <table:table-cell table:formula="of:= -PI() / 2" office:value-type="float" office:value="-1.5707963267949" calcext:value-type="float">
            <text:p>-1.5707963267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_P</text:p>
          </table:table-cell>
          <table:table-cell table:formula="of:= RADIANS(49.1)" office:value-type="float" office:value="0.856956662729216" calcext:value-type="float">
            <text:p>0.856956662729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_B</text:p>
          </table:table-cell>
          <table:table-cell table:formula="of:= RADIANS(26)" office:value-type="float" office:value="0.453785605518526" calcext:value-type="float">
            <text:p>0.453785605518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_RAD</text:p>
          </table:table-cell>
          <table:table-cell table:formula="of:= 99.55 / 2" office:value-type="float" office:value="49.775" calcext:value-type="float">
            <text:p>49.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_RAD</text:p>
          </table:table-cell>
          <table:table-cell table:formula="of:= 138.13 / 2" office:value-type="float" office:value="69.065" calcext:value-type="float">
            <text:p>69.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_LENGTH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_LENGTH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CU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x</text:p>
          </table:table-cell>
          <table:table-cell table:formula="of:= -[.B11] * COS([.B8] + [.B9])" office:value-type="float" office:value="-37.6226064278193" calcext:value-type="float">
            <text:p>-37.6226064278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</text:p>
          </table:table-cell>
          <table:table-cell table:formula="of:= [.B11] *SIN([.B8] + [.B9])" office:value-type="float" office:value="-32.5897240027806" calcext:value-type="float">
            <text:p>-32.5897240027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</text:p>
          </table:table-cell>
          <table:table-cell table:formula="of:= -[.B12] * COS([.B8] + [.B10])" office:value-type="float" office:value="-30.2761032529876" calcext:value-type="float">
            <text:p>-30.2761032529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</text:p>
          </table:table-cell>
          <table:table-cell table:formula="of:= [.B12] * SIN([.B8] + [.B10])" office:value-type="float" office:value="-62.075210807652" calcext:value-type="float">
            <text:p>-62.07521080765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t 1</text:p>
          </table:table-cell>
          <table:table-cell table:formula="of:= ([.B17] - [.B19])^2 + ([.B18] - [.B20])^2 - [.B14]^2 + [.B13]^2" office:value-type="float" office:value="-18451.6349589819" calcext:value-type="float">
            <text:p>-18451.63495898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2</text:p>
          </table:table-cell>
          <table:table-cell table:formula="of:= 2 * [.B13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3</text:p>
          </table:table-cell>
          <table:table-cell table:formula="of:= ([.B17] - [.B19])^2" office:value-type="float" office:value="53.9711088978113" calcext:value-type="float">
            <text:p>53.9711088978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4</text:p>
          </table:table-cell>
          <table:table-cell table:formula="of:= [.B17]- [.B19]" office:value-type="float" office:value="-7.34650317483164" calcext:value-type="float">
            <text:p>-7.346503174831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SOL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HOME (mm)</text:p>
          </table:table-cell>
          <table:table-cell office:value-type="string" calcext:value-type="string">
            <text:p>angle (rad)</text:p>
          </table:table-cell>
          <table:table-cell office:value-type="string" calcext:value-type="string">
            <text:p>angle (°)</text:p>
          </table:table-cell>
          <table:table-cell office:value-type="string" calcext:value-type="string">
            <text:p><text:span text:style-name="T1">angle² (rad²</text:span>)</text:p>
          </table:table-cell>
        </table:table-row>
        <table:table-row table:style-name="ro1">
          <table:table-cell office:value-type="float" office:value="134.961554730418" calcext:value-type="float">
            <text:p>134.961554730418</text:p>
          </table:table-cell>
          <table:table-cell table:formula="of:= ASIN(  ([.A29]^2 + [.B$22]) / ([.B$23] * SQRT( [.A29]^2 + [.B$24]^2)) ) - ATAN( [.B$25] / [.A29] )" office:value-type="float" office:value="-4.37150315946155E-016" calcext:value-type="float">
            <text:p>-4.37150315946155E-16</text:p>
          </table:table-cell>
          <table:table-cell table:formula="of:= DEGREES([.B29])" office:value-type="float" office:value="-0.0000000000000250468681165252" calcext:value-type="float">
            <text:p>-2.50468681165252E-14</text:p>
          </table:table-cell>
          <table:table-cell table:formula="of:=[.B29]^2" office:value-type="float" office:value="1.91100398731823E-031" calcext:value-type="float">
            <text:p>1.91100398731823E-31</text:p>
          </table:table-cell>
        </table:table-row>
        <table:table-row table:style-name="ro1">
          <table:table-cell office:value-type="float" office:value="135.02311" calcext:value-type="float">
            <text:p>135.02311</text:p>
          </table:table-cell>
          <table:table-cell table:formula="of:= ASIN(  ([.A30]^2 + [.B$22]) / ([.B$23] * SQRT( [.A30]^2 + [.B$24]^2)) ) - ATAN( [.B$25] / [.A30] )" office:value-type="float" office:value="0.00381158068893378" calcext:value-type="float">
            <text:p>0.003811580688934</text:p>
          </table:table-cell>
          <table:table-cell table:formula="of:= DEGREES([.B30])" office:value-type="float" office:value="0.218387486749472" calcext:value-type="float">
            <text:p>0.218387486749472</text:p>
          </table:table-cell>
          <table:table-cell table:formula="of:=[.B30]^2" office:value-type="float" office:value="0.0000145281473482529" calcext:value-type="float">
            <text:p>1.45281473482529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L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HOME (mm)</text:p>
          </table:table-cell>
          <table:table-cell office:value-type="string" calcext:value-type="string">
            <text:p>angle (rad)</text:p>
          </table:table-cell>
          <table:table-cell office:value-type="string" calcext:value-type="string">
            <text:p>angle (°)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 ASIN(  ([.A34]^2 + [.B$22]) / ([.B$23] * SQRT( [.A34]^2 + [.B$24]^2)) ) - ATAN( [.B$25] / [.A34] )" office:value-type="float" office:value="-0.618614186595062" calcext:value-type="float">
            <text:p>-0.618614186595062</text:p>
          </table:table-cell>
          <table:table-cell table:formula="of:= DEGREES([.B34])" office:value-type="float" office:value="-35.4439820388155" calcext:value-type="float">
            <text:p>-35.4439820388155</text:p>
          </table:table-cell>
          <table:table-cell/>
        </table:table-row>
        <table:table-row table:style-name="ro1">
          <table:table-cell office:value-type="float" office:value="126.1" calcext:value-type="float">
            <text:p>126.1</text:p>
          </table:table-cell>
          <table:table-cell table:formula="of:= ASIN(  ([.A35]^2 + [.B$22]) / ([.B$23] * SQRT( [.A35]^2 + [.B$24]^2)) ) - ATAN( [.B$25] / [.A35] )" office:value-type="float" office:value="-0.610290817864509" calcext:value-type="float">
            <text:p>-0.610290817864509</text:p>
          </table:table-cell>
          <table:table-cell table:formula="of:= DEGREES([.B35])" office:value-type="float" office:value="-34.9670881392236" calcext:value-type="float">
            <text:p>-34.9670881392236</text:p>
          </table:table-cell>
          <table:table-cell/>
        </table:table-row>
        <table:table-row table:style-name="ro1">
          <table:table-cell office:value-type="float" office:value="126.2" calcext:value-type="float">
            <text:p>126.2</text:p>
          </table:table-cell>
          <table:table-cell table:formula="of:= ASIN(  ([.A36]^2 + [.B$22]) / ([.B$23] * SQRT( [.A36]^2 + [.B$24]^2)) ) - ATAN( [.B$25] / [.A36] )" office:value-type="float" office:value="-0.602027227105003" calcext:value-type="float">
            <text:p>-0.602027227105003</text:p>
          </table:table-cell>
          <table:table-cell table:formula="of:= DEGREES([.B36])" office:value-type="float" office:value="-34.4936192650806" calcext:value-type="float">
            <text:p>-34.4936192650806</text:p>
          </table:table-cell>
          <table:table-cell/>
        </table:table-row>
        <table:table-row table:style-name="ro1">
          <table:table-cell office:value-type="float" office:value="126.3" calcext:value-type="float">
            <text:p>126.3</text:p>
          </table:table-cell>
          <table:table-cell table:formula="of:= ASIN(  ([.A37]^2 + [.B$22]) / ([.B$23] * SQRT( [.A37]^2 + [.B$24]^2)) ) - ATAN( [.B$25] / [.A37] )" office:value-type="float" office:value="-0.593821681395641" calcext:value-type="float">
            <text:p>-0.593821681395641</text:p>
          </table:table-cell>
          <table:table-cell table:formula="of:= DEGREES([.B37])" office:value-type="float" office:value="-34.0234761273324" calcext:value-type="float">
            <text:p>-34.0234761273324</text:p>
          </table:table-cell>
          <table:table-cell/>
        </table:table-row>
        <table:table-row table:style-name="ro1">
          <table:table-cell office:value-type="float" office:value="126.4" calcext:value-type="float">
            <text:p>126.4</text:p>
          </table:table-cell>
          <table:table-cell table:formula="of:= ASIN(  ([.A38]^2 + [.B$22]) / ([.B$23] * SQRT( [.A38]^2 + [.B$24]^2)) ) - ATAN( [.B$25] / [.A38] )" office:value-type="float" office:value="-0.585672519619836" calcext:value-type="float">
            <text:p>-0.585672519619836</text:p>
          </table:table-cell>
          <table:table-cell table:formula="of:= DEGREES([.B38])" office:value-type="float" office:value="-33.5565635510095" calcext:value-type="float">
            <text:p>-33.5565635510095</text:p>
          </table:table-cell>
          <table:table-cell/>
        </table:table-row>
        <table:table-row table:style-name="ro1">
          <table:table-cell office:value-type="float" office:value="126.5" calcext:value-type="float">
            <text:p>126.5</text:p>
          </table:table-cell>
          <table:table-cell table:formula="of:= ASIN(  ([.A39]^2 + [.B$22]) / ([.B$23] * SQRT( [.A39]^2 + [.B$24]^2)) ) - ATAN( [.B$25] / [.A39] )" office:value-type="float" office:value="-0.577578148265251" calcext:value-type="float">
            <text:p>-0.577578148265251</text:p>
          </table:table-cell>
          <table:table-cell table:formula="of:= DEGREES([.B39])" office:value-type="float" office:value="-33.0927902345802" calcext:value-type="float">
            <text:p>-33.0927902345802</text:p>
          </table:table-cell>
          <table:table-cell/>
        </table:table-row>
        <table:table-row table:style-name="ro1">
          <table:table-cell office:value-type="float" office:value="126.6" calcext:value-type="float">
            <text:p>126.6</text:p>
          </table:table-cell>
          <table:table-cell table:formula="of:= ASIN(  ([.A40]^2 + [.B$22]) / ([.B$23] * SQRT( [.A40]^2 + [.B$24]^2)) ) - ATAN( [.B$25] / [.A40] )" office:value-type="float" office:value="-0.569537037532024" calcext:value-type="float">
            <text:p>-0.569537037532024</text:p>
          </table:table-cell>
          <table:table-cell table:formula="of:= DEGREES([.B40])" office:value-type="float" office:value="-32.6320685269689" calcext:value-type="float">
            <text:p>-32.6320685269689</text:p>
          </table:table-cell>
          <table:table-cell/>
        </table:table-row>
        <table:table-row table:style-name="ro1">
          <table:table-cell office:value-type="float" office:value="126.7" calcext:value-type="float">
            <text:p>126.7</text:p>
          </table:table-cell>
          <table:table-cell table:formula="of:= ASIN(  ([.A41]^2 + [.B$22]) / ([.B$23] * SQRT( [.A41]^2 + [.B$24]^2)) ) - ATAN( [.B$25] / [.A41] )" office:value-type="float" office:value="-0.561547717722092" calcext:value-type="float">
            <text:p>-0.561547717722092</text:p>
          </table:table-cell>
          <table:table-cell table:formula="of:= DEGREES([.B41])" office:value-type="float" office:value="-32.1743142206796" calcext:value-type="float">
            <text:p>-32.1743142206796</text:p>
          </table:table-cell>
          <table:table-cell/>
        </table:table-row>
        <table:table-row table:style-name="ro1">
          <table:table-cell office:value-type="float" office:value="126.8" calcext:value-type="float">
            <text:p>126.8</text:p>
          </table:table-cell>
          <table:table-cell table:formula="of:= ASIN(  ([.A42]^2 + [.B$22]) / ([.B$23] * SQRT( [.A42]^2 + [.B$24]^2)) ) - ATAN( [.B$25] / [.A42] )" office:value-type="float" office:value="-0.553608775885113" calcext:value-type="float">
            <text:p>-0.553608775885113</text:p>
          </table:table-cell>
          <table:table-cell table:formula="of:= DEGREES([.B42])" office:value-type="float" office:value="-31.7194463596209" calcext:value-type="float">
            <text:p>-31.7194463596209</text:p>
          </table:table-cell>
          <table:table-cell/>
        </table:table-row>
        <table:table-row table:style-name="ro1">
          <table:table-cell office:value-type="float" office:value="126.9" calcext:value-type="float">
            <text:p>126.9</text:p>
          </table:table-cell>
          <table:table-cell table:formula="of:= ASIN(  ([.A43]^2 + [.B$22]) / ([.B$23] * SQRT( [.A43]^2 + [.B$24]^2)) ) - ATAN( [.B$25] / [.A43] )" office:value-type="float" office:value="-0.545718852699051" calcext:value-type="float">
            <text:p>-0.545718852699051</text:p>
          </table:table-cell>
          <table:table-cell table:formula="of:= DEGREES([.B43])" office:value-type="float" office:value="-31.2673870603771" calcext:value-type="float">
            <text:p>-31.267387060377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 ASIN(  ([.A44]^2 + [.B$22]) / ([.B$23] * SQRT( [.A44]^2 + [.B$24]^2)) ) - ATAN( [.B$25] / [.A44] )" office:value-type="float" office:value="-0.537876639565619" calcext:value-type="float">
            <text:p>-0.537876639565619</text:p>
          </table:table-cell>
          <table:table-cell table:formula="of:= DEGREES([.B44])" office:value-type="float" office:value="-30.8180613457893" calcext:value-type="float">
            <text:p>-30.8180613457893</text:p>
          </table:table-cell>
          <table:table-cell/>
        </table:table-row>
        <table:table-row table:style-name="ro1">
          <table:table-cell office:value-type="float" office:value="127.1" calcext:value-type="float">
            <text:p>127.1</text:p>
          </table:table-cell>
          <table:table-cell table:formula="of:= ASIN(  ([.A45]^2 + [.B$22]) / ([.B$23] * SQRT( [.A45]^2 + [.B$24]^2)) ) - ATAN( [.B$25] / [.A45] )" office:value-type="float" office:value="-0.530080875902751" calcext:value-type="float">
            <text:p>-0.530080875902751</text:p>
          </table:table-cell>
          <table:table-cell table:formula="of:= DEGREES([.B45])" office:value-type="float" office:value="-30.3713969898256" calcext:value-type="float">
            <text:p>-30.3713969898256</text:p>
          </table:table-cell>
          <table:table-cell/>
        </table:table-row>
        <table:table-row table:style-name="ro1">
          <table:table-cell office:value-type="float" office:value="127.2" calcext:value-type="float">
            <text:p>127.2</text:p>
          </table:table-cell>
          <table:table-cell table:formula="of:= ASIN(  ([.A46]^2 + [.B$22]) / ([.B$23] * SQRT( [.A46]^2 + [.B$24]^2)) ) - ATAN( [.B$25] / [.A46] )" office:value-type="float" office:value="-0.522330346617972" calcext:value-type="float">
            <text:p>-0.522330346617972</text:p>
          </table:table-cell>
          <table:table-cell table:formula="of:= DEGREES([.B46])" office:value-type="float" office:value="-29.9273243728152" calcext:value-type="float">
            <text:p>-29.9273243728152</text:p>
          </table:table-cell>
          <table:table-cell/>
        </table:table-row>
        <table:table-row table:style-name="ro1">
          <table:table-cell office:value-type="float" office:value="127.3" calcext:value-type="float">
            <text:p>127.3</text:p>
          </table:table-cell>
          <table:table-cell table:formula="of:= ASIN(  ([.A47]^2 + [.B$22]) / ([.B$23] * SQRT( [.A47]^2 + [.B$24]^2)) ) - ATAN( [.B$25] / [.A47] )" office:value-type="float" office:value="-0.514623879748067" calcext:value-type="float">
            <text:p>-0.514623879748067</text:p>
          </table:table-cell>
          <table:table-cell table:formula="of:= DEGREES([.B47])" office:value-type="float" office:value="-29.4857763462123" calcext:value-type="float">
            <text:p>-29.4857763462123</text:p>
          </table:table-cell>
          <table:table-cell/>
        </table:table-row>
        <table:table-row table:style-name="ro1">
          <table:table-cell office:value-type="float" office:value="127.4" calcext:value-type="float">
            <text:p>127.4</text:p>
          </table:table-cell>
          <table:table-cell table:formula="of:= ASIN(  ([.A48]^2 + [.B$22]) / ([.B$23] * SQRT( [.A48]^2 + [.B$24]^2)) ) - ATAN( [.B$25] / [.A48] )" office:value-type="float" office:value="-0.506960344251867" calcext:value-type="float">
            <text:p>-0.506960344251867</text:p>
          </table:table-cell>
          <table:table-cell table:formula="of:= DEGREES([.B48])" office:value-type="float" office:value="-29.0466881061313" calcext:value-type="float">
            <text:p>-29.0466881061313</text:p>
          </table:table-cell>
          <table:table-cell/>
        </table:table-row>
        <table:table-row table:style-name="ro1">
          <table:table-cell office:value-type="float" office:value="127.5" calcext:value-type="float">
            <text:p>127.5</text:p>
          </table:table-cell>
          <table:table-cell table:formula="of:= ASIN(  ([.A49]^2 + [.B$22]) / ([.B$23] * SQRT( [.A49]^2 + [.B$24]^2)) ) - ATAN( [.B$25] / [.A49] )" office:value-type="float" office:value="-0.499338647944113" calcext:value-type="float">
            <text:p>-0.499338647944113</text:p>
          </table:table-cell>
          <table:table-cell table:formula="of:= DEGREES([.B49])" office:value-type="float" office:value="-28.6099970749666" calcext:value-type="float">
            <text:p>-28.6099970749666</text:p>
          </table:table-cell>
          <table:table-cell/>
        </table:table-row>
        <table:table-row table:style-name="ro1">
          <table:table-cell office:value-type="float" office:value="127.6" calcext:value-type="float">
            <text:p>127.6</text:p>
          </table:table-cell>
          <table:table-cell table:formula="of:= ASIN(  ([.A50]^2 + [.B$22]) / ([.B$23] * SQRT( [.A50]^2 + [.B$24]^2)) ) - ATAN( [.B$25] / [.A50] )" office:value-type="float" office:value="-0.49175773555953" calcext:value-type="float">
            <text:p>-0.49175773555953</text:p>
          </table:table-cell>
          <table:table-cell table:formula="of:= DEGREES([.B50])" office:value-type="float" office:value="-28.1756427904715" calcext:value-type="float">
            <text:p>-28.1756427904715</text:p>
          </table:table-cell>
          <table:table-cell/>
        </table:table-row>
        <table:table-row table:style-name="ro1">
          <table:table-cell office:value-type="float" office:value="127.7" calcext:value-type="float">
            <text:p>127.7</text:p>
          </table:table-cell>
          <table:table-cell table:formula="of:= ASIN(  ([.A51]^2 + [.B$22]) / ([.B$23] * SQRT( [.A51]^2 + [.B$24]^2)) ) - ATAN( [.B$25] / [.A51] )" office:value-type="float" office:value="-0.48421658693717" calcext:value-type="float">
            <text:p>-0.48421658693717</text:p>
          </table:table-cell>
          <table:table-cell table:formula="of:= DEGREES([.B51])" office:value-type="float" office:value="-27.7435668017293" calcext:value-type="float">
            <text:p>-27.7435668017293</text:p>
          </table:table-cell>
          <table:table-cell/>
        </table:table-row>
        <table:table-row table:style-name="ro1">
          <table:table-cell office:value-type="float" office:value="127.8" calcext:value-type="float">
            <text:p>127.8</text:p>
          </table:table-cell>
          <table:table-cell table:formula="of:= ASIN(  ([.A52]^2 + [.B$22]) / ([.B$23] * SQRT( [.A52]^2 + [.B$24]^2)) ) - ATAN( [.B$25] / [.A52] )" office:value-type="float" office:value="-0.476714215315993" calcext:value-type="float">
            <text:p>-0.476714215315993</text:p>
          </table:table-cell>
          <table:table-cell table:formula="of:= DEGREES([.B52])" office:value-type="float" office:value="-27.3137125714972" calcext:value-type="float">
            <text:p>-27.3137125714972</text:p>
          </table:table-cell>
          <table:table-cell/>
        </table:table-row>
        <table:table-row table:style-name="ro1">
          <table:table-cell office:value-type="float" office:value="127.9" calcext:value-type="float">
            <text:p>127.9</text:p>
          </table:table-cell>
          <table:table-cell table:formula="of:= ASIN(  ([.A53]^2 + [.B$22]) / ([.B$23] * SQRT( [.A53]^2 + [.B$24]^2)) ) - ATAN( [.B$25] / [.A53] )" office:value-type="float" office:value="-0.469249665733429" calcext:value-type="float">
            <text:p>-0.469249665733429</text:p>
          </table:table-cell>
          <table:table-cell table:formula="of:= DEGREES([.B53])" office:value-type="float" office:value="-26.8860253844501" calcext:value-type="float">
            <text:p>-26.886025384450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 ASIN(  ([.A54]^2 + [.B$22]) / ([.B$23] * SQRT( [.A54]^2 + [.B$24]^2)) ) - ATAN( [.B$25] / [.A54] )" office:value-type="float" office:value="-0.461822013519378" calcext:value-type="float">
            <text:p>-0.461822013519378</text:p>
          </table:table-cell>
          <table:table-cell table:formula="of:= DEGREES([.B54])" office:value-type="float" office:value="-26.460452260894" calcext:value-type="float">
            <text:p>-26.460452260894</text:p>
          </table:table-cell>
          <table:table-cell/>
        </table:table-row>
        <table:table-row table:style-name="ro1">
          <table:table-cell office:value-type="float" office:value="128.1" calcext:value-type="float">
            <text:p>128.1</text:p>
          </table:table-cell>
          <table:table-cell table:formula="of:= ASIN(  ([.A55]^2 + [.B$22]) / ([.B$23] * SQRT( [.A55]^2 + [.B$24]^2)) ) - ATAN( [.B$25] / [.A55] )" office:value-type="float" office:value="-0.454430362878777" calcext:value-type="float">
            <text:p>-0.454430362878777</text:p>
          </table:table-cell>
          <table:table-cell table:formula="of:= DEGREES([.B55])" office:value-type="float" office:value="-26.0369418755524" calcext:value-type="float">
            <text:p>-26.0369418755524</text:p>
          </table:table-cell>
          <table:table-cell/>
        </table:table-row>
        <table:table-row table:style-name="ro1">
          <table:table-cell office:value-type="float" office:value="128.2" calcext:value-type="float">
            <text:p>128.2</text:p>
          </table:table-cell>
          <table:table-cell table:formula="of:= ASIN(  ([.A56]^2 + [.B$22]) / ([.B$23] * SQRT( [.A56]^2 + [.B$24]^2)) ) - ATAN( [.B$25] / [.A56] )" office:value-type="float" office:value="-0.447073845556381" calcext:value-type="float">
            <text:p>-0.447073845556381</text:p>
          </table:table-cell>
          <table:table-cell table:formula="of:= DEGREES([.B56])" office:value-type="float" office:value="-25.6154444810642" calcext:value-type="float">
            <text:p>-25.6154444810642</text:p>
          </table:table-cell>
          <table:table-cell/>
        </table:table-row>
        <table:table-row table:style-name="ro1">
          <table:table-cell office:value-type="float" office:value="128.3" calcext:value-type="float">
            <text:p>128.3</text:p>
          </table:table-cell>
          <table:table-cell table:formula="of:= ASIN(  ([.A57]^2 + [.B$22]) / ([.B$23] * SQRT( [.A57]^2 + [.B$24]^2)) ) - ATAN( [.B$25] / [.A57] )" office:value-type="float" office:value="-0.439751619578" calcext:value-type="float">
            <text:p>-0.439751619578</text:p>
          </table:table-cell>
          <table:table-cell table:formula="of:= DEGREES([.B57])" office:value-type="float" office:value="-25.195911835862" calcext:value-type="float">
            <text:p>-25.195911835862</text:p>
          </table:table-cell>
          <table:table-cell/>
        </table:table-row>
        <table:table-row table:style-name="ro1">
          <table:table-cell office:value-type="float" office:value="128.4" calcext:value-type="float">
            <text:p>128.4</text:p>
          </table:table-cell>
          <table:table-cell table:formula="of:= ASIN(  ([.A58]^2 + [.B$22]) / ([.B$23] * SQRT( [.A58]^2 + [.B$24]^2)) ) - ATAN( [.B$25] / [.A58] )" office:value-type="float" office:value="-0.432462868062854" calcext:value-type="float">
            <text:p>-0.432462868062854</text:p>
          </table:table-cell>
          <table:table-cell table:formula="of:= DEGREES([.B58])" office:value-type="float" office:value="-24.7782971361245" calcext:value-type="float">
            <text:p>-24.7782971361245</text:p>
          </table:table-cell>
          <table:table-cell/>
        </table:table-row>
        <table:table-row table:style-name="ro1">
          <table:table-cell office:value-type="float" office:value="128.5" calcext:value-type="float">
            <text:p>128.5</text:p>
          </table:table-cell>
          <table:table-cell table:formula="of:= ASIN(  ([.A59]^2 + [.B$22]) / ([.B$23] * SQRT( [.A59]^2 + [.B$24]^2)) ) - ATAN( [.B$25] / [.A59] )" office:value-type="float" office:value="-0.425206798102157" calcext:value-type="float">
            <text:p>-0.425206798102157</text:p>
          </table:table-cell>
          <table:table-cell table:formula="of:= DEGREES([.B59])" office:value-type="float" office:value="-24.3625549515249" calcext:value-type="float">
            <text:p>-24.3625549515249</text:p>
          </table:table-cell>
          <table:table-cell/>
        </table:table-row>
        <table:table-row table:style-name="ro1">
          <table:table-cell office:value-type="float" office:value="128.6" calcext:value-type="float">
            <text:p>128.6</text:p>
          </table:table-cell>
          <table:table-cell table:formula="of:= ASIN(  ([.A60]^2 + [.B$22]) / ([.B$23] * SQRT( [.A60]^2 + [.B$24]^2)) ) - ATAN( [.B$25] / [.A60] )" office:value-type="float" office:value="-0.417982639699471" calcext:value-type="float">
            <text:p>-0.417982639699471</text:p>
          </table:table-cell>
          <table:table-cell table:formula="of:= DEGREES([.B60])" office:value-type="float" office:value="-23.948641164517" calcext:value-type="float">
            <text:p>-23.948641164517</text:p>
          </table:table-cell>
          <table:table-cell/>
        </table:table-row>
        <table:table-row table:style-name="ro1">
          <table:table-cell office:value-type="float" office:value="128.7" calcext:value-type="float">
            <text:p>128.7</text:p>
          </table:table-cell>
          <table:table-cell table:formula="of:= ASIN(  ([.A61]^2 + [.B$22]) / ([.B$23] * SQRT( [.A61]^2 + [.B$24]^2)) ) - ATAN( [.B$25] / [.A61] )" office:value-type="float" office:value="-0.410789644768632" calcext:value-type="float">
            <text:p>-0.410789644768632</text:p>
          </table:table-cell>
          <table:table-cell table:formula="of:= DEGREES([.B61])" office:value-type="float" office:value="-23.5365129129209" calcext:value-type="float">
            <text:p>-23.5365129129209</text:p>
          </table:table-cell>
          <table:table-cell/>
        </table:table-row>
        <table:table-row table:style-name="ro1">
          <table:table-cell office:value-type="float" office:value="128.8" calcext:value-type="float">
            <text:p>128.8</text:p>
          </table:table-cell>
          <table:table-cell table:formula="of:= ASIN(  ([.A62]^2 + [.B$22]) / ([.B$23] * SQRT( [.A62]^2 + [.B$24]^2)) ) - ATAN( [.B$25] / [.A62] )" office:value-type="float" office:value="-0.403627086185474" calcext:value-type="float">
            <text:p>-0.403627086185474</text:p>
          </table:table-cell>
          <table:table-cell table:formula="of:= DEGREES([.B62])" office:value-type="float" office:value="-23.1261285355908" calcext:value-type="float">
            <text:p>-23.1261285355908</text:p>
          </table:table-cell>
          <table:table-cell/>
        </table:table-row>
        <table:table-row table:style-name="ro1">
          <table:table-cell office:value-type="float" office:value="128.9" calcext:value-type="float">
            <text:p>128.9</text:p>
          </table:table-cell>
          <table:table-cell table:formula="of:= ASIN(  ([.A63]^2 + [.B$22]) / ([.B$23] * SQRT( [.A63]^2 + [.B$24]^2)) ) - ATAN( [.B$25] / [.A63] )" office:value-type="float" office:value="-0.396494256889816" calcext:value-type="float">
            <text:p>-0.396494256889816</text:p>
          </table:table-cell>
          <table:table-cell table:formula="of:= DEGREES([.B63])" office:value-type="float" office:value="-22.7174475209623" calcext:value-type="float">
            <text:p>-22.7174475209623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 ASIN(  ([.A64]^2 + [.B$22]) / ([.B$23] * SQRT( [.A64]^2 + [.B$24]^2)) ) - ATAN( [.B$25] / [.A64] )" office:value-type="float" office:value="-0.38939046903445" calcext:value-type="float">
            <text:p>-0.38939046903445</text:p>
          </table:table-cell>
          <table:table-cell table:formula="of:= DEGREES([.B64])" office:value-type="float" office:value="-22.3104304582935" calcext:value-type="float">
            <text:p>-22.3104304582935</text:p>
          </table:table-cell>
          <table:table-cell/>
        </table:table-row>
        <table:table-row table:style-name="ro1">
          <table:table-cell office:value-type="float" office:value="129.1" calcext:value-type="float">
            <text:p>129.1</text:p>
          </table:table-cell>
          <table:table-cell table:formula="of:= ASIN(  ([.A65]^2 + [.B$22]) / ([.B$23] * SQRT( [.A65]^2 + [.B$24]^2)) ) - ATAN( [.B$25] / [.A65] )" office:value-type="float" office:value="-0.382315053178111" calcext:value-type="float">
            <text:p>-0.382315053178111</text:p>
          </table:table-cell>
          <table:table-cell table:formula="of:= DEGREES([.B65])" office:value-type="float" office:value="-21.9050389914254" calcext:value-type="float">
            <text:p>-21.9050389914254</text:p>
          </table:table-cell>
          <table:table-cell/>
        </table:table-row>
        <table:table-row table:style-name="ro1">
          <table:table-cell office:value-type="float" office:value="129.2" calcext:value-type="float">
            <text:p>129.2</text:p>
          </table:table-cell>
          <table:table-cell table:formula="of:= ASIN(  ([.A66]^2 + [.B$22]) / ([.B$23] * SQRT( [.A66]^2 + [.B$24]^2)) ) - ATAN( [.B$25] / [.A66] )" office:value-type="float" office:value="-0.375267357519689" calcext:value-type="float">
            <text:p>-0.375267357519689</text:p>
          </table:table-cell>
          <table:table-cell table:formula="of:= DEGREES([.B66])" office:value-type="float" office:value="-21.5012357749051" calcext:value-type="float">
            <text:p>-21.5012357749051</text:p>
          </table:table-cell>
          <table:table-cell/>
        </table:table-row>
        <table:table-row table:style-name="ro1">
          <table:table-cell office:value-type="float" office:value="129.3" calcext:value-type="float">
            <text:p>129.3</text:p>
          </table:table-cell>
          <table:table-cell table:formula="of:= ASIN(  ([.A67]^2 + [.B$22]) / ([.B$23] * SQRT( [.A67]^2 + [.B$24]^2)) ) - ATAN( [.B$25] / [.A67] )" office:value-type="float" office:value="-0.368246747171038" calcext:value-type="float">
            <text:p>-0.368246747171038</text:p>
          </table:table-cell>
          <table:table-cell table:formula="of:= DEGREES([.B67])" office:value-type="float" office:value="-21.0989844323215" calcext:value-type="float">
            <text:p>-21.0989844323215</text:p>
          </table:table-cell>
          <table:table-cell/>
        </table:table-row>
        <table:table-row table:style-name="ro1">
          <table:table-cell office:value-type="float" office:value="129.4" calcext:value-type="float">
            <text:p>129.4</text:p>
          </table:table-cell>
          <table:table-cell table:formula="of:= ASIN(  ([.A68]^2 + [.B$22]) / ([.B$23] * SQRT( [.A68]^2 + [.B$24]^2)) ) - ATAN( [.B$25] / [.A68] )" office:value-type="float" office:value="-0.361252603466032" calcext:value-type="float">
            <text:p>-0.361252603466032</text:p>
          </table:table-cell>
          <table:table-cell table:formula="of:= DEGREES([.B68])" office:value-type="float" office:value="-20.6982495167167" calcext:value-type="float">
            <text:p>-20.6982495167167</text:p>
          </table:table-cell>
          <table:table-cell/>
        </table:table-row>
        <table:table-row table:style-name="ro1">
          <table:table-cell office:value-type="float" office:value="129.5" calcext:value-type="float">
            <text:p>129.5</text:p>
          </table:table-cell>
          <table:table-cell table:formula="of:= ASIN(  ([.A69]^2 + [.B$22]) / ([.B$23] * SQRT( [.A69]^2 + [.B$24]^2)) ) - ATAN( [.B$25] / [.A69] )" office:value-type="float" office:value="-0.354284323303639" calcext:value-type="float">
            <text:p>-0.354284323303639</text:p>
          </table:table-cell>
          <table:table-cell table:formula="of:= DEGREES([.B69])" office:value-type="float" office:value="-20.2989964729468" calcext:value-type="float">
            <text:p>-20.2989964729468</text:p>
          </table:table-cell>
          <table:table-cell/>
        </table:table-row>
        <table:table-row table:style-name="ro1">
          <table:table-cell office:value-type="float" office:value="129.6" calcext:value-type="float">
            <text:p>129.6</text:p>
          </table:table-cell>
          <table:table-cell table:formula="of:= ASIN(  ([.A70]^2 + [.B$22]) / ([.B$23] * SQRT( [.A70]^2 + [.B$24]^2)) ) - ATAN( [.B$25] / [.A70] )" office:value-type="float" office:value="-0.347341318522934" calcext:value-type="float">
            <text:p>-0.347341318522934</text:p>
          </table:table-cell>
          <table:table-cell table:formula="of:= DEGREES([.B70])" office:value-type="float" office:value="-19.9011916018733" calcext:value-type="float">
            <text:p>-19.9011916018733</text:p>
          </table:table-cell>
          <table:table-cell/>
        </table:table-row>
        <table:table-row table:style-name="ro1">
          <table:table-cell office:value-type="float" office:value="129.7" calcext:value-type="float">
            <text:p>129.7</text:p>
          </table:table-cell>
          <table:table-cell table:formula="of:= ASIN(  ([.A71]^2 + [.B$22]) / ([.B$23] * SQRT( [.A71]^2 + [.B$24]^2)) ) - ATAN( [.B$25] / [.A71] )" office:value-type="float" office:value="-0.340423015308153" calcext:value-type="float">
            <text:p>-0.340423015308153</text:p>
          </table:table-cell>
          <table:table-cell table:formula="of:= DEGREES([.B71])" office:value-type="float" office:value="-19.5048020262746" calcext:value-type="float">
            <text:p>-19.5048020262746</text:p>
          </table:table-cell>
          <table:table-cell/>
        </table:table-row>
        <table:table-row table:style-name="ro1">
          <table:table-cell office:value-type="float" office:value="129.8" calcext:value-type="float">
            <text:p>129.8</text:p>
          </table:table-cell>
          <table:table-cell table:formula="of:= ASIN(  ([.A72]^2 + [.B$22]) / ([.B$23] * SQRT( [.A72]^2 + [.B$24]^2)) ) - ATAN( [.B$25] / [.A72] )" office:value-type="float" office:value="-0.333528853621988" calcext:value-type="float">
            <text:p>-0.333528853621988</text:p>
          </table:table-cell>
          <table:table-cell table:formula="of:= DEGREES([.B72])" office:value-type="float" office:value="-19.1097956583765" calcext:value-type="float">
            <text:p>-19.1097956583765</text:p>
          </table:table-cell>
          <table:table-cell/>
        </table:table-row>
        <table:table-row table:style-name="ro1">
          <table:table-cell office:value-type="float" office:value="129.9" calcext:value-type="float">
            <text:p>129.9</text:p>
          </table:table-cell>
          <table:table-cell table:formula="of:= ASIN(  ([.A73]^2 + [.B$22]) / ([.B$23] * SQRT( [.A73]^2 + [.B$24]^2)) ) - ATAN( [.B$25] / [.A73] )" office:value-type="float" office:value="-0.326658286665474" calcext:value-type="float">
            <text:p>-0.326658286665474</text:p>
          </table:table-cell>
          <table:table-cell table:formula="of:= DEGREES([.B73])" office:value-type="float" office:value="-18.7161411689062" calcext:value-type="float">
            <text:p>-18.716141168906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 ASIN(  ([.A74]^2 + [.B$22]) / ([.B$23] * SQRT( [.A74]^2 + [.B$24]^2)) ) - ATAN( [.B$25] / [.A74] )" office:value-type="float" office:value="-0.319810780362902" calcext:value-type="float">
            <text:p>-0.319810780362902</text:p>
          </table:table-cell>
          <table:table-cell table:formula="of:= DEGREES([.B74])" office:value-type="float" office:value="-18.3238079575796" calcext:value-type="float">
            <text:p>-18.3238079575796</text:p>
          </table:table-cell>
          <table:table-cell/>
        </table:table-row>
        <table:table-row table:style-name="ro1">
          <table:table-cell office:value-type="float" office:value="130.1" calcext:value-type="float">
            <text:p>130.1</text:p>
          </table:table-cell>
          <table:table-cell table:formula="of:= ASIN(  ([.A75]^2 + [.B$22]) / ([.B$23] * SQRT( [.A75]^2 + [.B$24]^2)) ) - ATAN( [.B$25] / [.A75] )" office:value-type="float" office:value="-0.312985812870337" calcext:value-type="float">
            <text:p>-0.312985812870337</text:p>
          </table:table-cell>
          <table:table-cell table:formula="of:= DEGREES([.B75])" office:value-type="float" office:value="-17.9327661249417" calcext:value-type="float">
            <text:p>-17.9327661249417</text:p>
          </table:table-cell>
          <table:table-cell/>
        </table:table-row>
        <table:table-row table:style-name="ro1">
          <table:table-cell office:value-type="float" office:value="130.2" calcext:value-type="float">
            <text:p>130.2</text:p>
          </table:table-cell>
          <table:table-cell table:formula="of:= ASIN(  ([.A76]^2 + [.B$22]) / ([.B$23] * SQRT( [.A76]^2 + [.B$24]^2)) ) - ATAN( [.B$25] / [.A76] )" office:value-type="float" office:value="-0.306182874106361" calcext:value-type="float">
            <text:p>-0.306182874106361</text:p>
          </table:table-cell>
          <table:table-cell table:formula="of:= DEGREES([.B76])" office:value-type="float" office:value="-17.5429864454799" calcext:value-type="float">
            <text:p>-17.5429864454799</text:p>
          </table:table-cell>
          <table:table-cell/>
        </table:table-row>
        <table:table-row table:style-name="ro1">
          <table:table-cell office:value-type="float" office:value="130.3" calcext:value-type="float">
            <text:p>130.3</text:p>
          </table:table-cell>
          <table:table-cell table:formula="of:= ASIN(  ([.A77]^2 + [.B$22]) / ([.B$23] * SQRT( [.A77]^2 + [.B$24]^2)) ) - ATAN( [.B$25] / [.A77] )" office:value-type="float" office:value="-0.299401465303815" calcext:value-type="float">
            <text:p>-0.299401465303815</text:p>
          </table:table-cell>
          <table:table-cell table:formula="of:= DEGREES([.B77])" office:value-type="float" office:value="-17.1544403419412" calcext:value-type="float">
            <text:p>-17.1544403419412</text:p>
          </table:table-cell>
          <table:table-cell/>
        </table:table-row>
        <table:table-row table:style-name="ro1">
          <table:table-cell office:value-type="float" office:value="130.4" calcext:value-type="float">
            <text:p>130.4</text:p>
          </table:table-cell>
          <table:table-cell table:formula="of:= ASIN(  ([.A78]^2 + [.B$22]) / ([.B$23] * SQRT( [.A78]^2 + [.B$24]^2)) ) - ATAN( [.B$25] / [.A78] )" office:value-type="float" office:value="-0.292641098581336" calcext:value-type="float">
            <text:p>-0.292641098581336</text:p>
          </table:table-cell>
          <table:table-cell table:formula="of:= DEGREES([.B78])" office:value-type="float" office:value="-16.7670998607824" calcext:value-type="float">
            <text:p>-16.7670998607824</text:p>
          </table:table-cell>
          <table:table-cell/>
        </table:table-row>
        <table:table-row table:style-name="ro1">
          <table:table-cell office:value-type="float" office:value="130.5" calcext:value-type="float">
            <text:p>130.5</text:p>
          </table:table-cell>
          <table:table-cell table:formula="of:= ASIN(  ([.A79]^2 + [.B$22]) / ([.B$23] * SQRT( [.A79]^2 + [.B$24]^2)) ) - ATAN( [.B$25] / [.A79] )" office:value-type="float" office:value="-0.285901296533613" calcext:value-type="float">
            <text:p>-0.285901296533613</text:p>
          </table:table-cell>
          <table:table-cell table:formula="of:= DEGREES([.B79])" office:value-type="float" office:value="-16.3809376486942" calcext:value-type="float">
            <text:p>-16.3809376486942</text:p>
          </table:table-cell>
          <table:table-cell/>
        </table:table-row>
        <table:table-row table:style-name="ro1">
          <table:table-cell office:value-type="float" office:value="130.6" calcext:value-type="float">
            <text:p>130.6</text:p>
          </table:table-cell>
          <table:table-cell table:formula="of:= ASIN(  ([.A80]^2 + [.B$22]) / ([.B$23] * SQRT( [.A80]^2 + [.B$24]^2)) ) - ATAN( [.B$25] / [.A80] )" office:value-type="float" office:value="-0.279181591839293" calcext:value-type="float">
            <text:p>-0.279181591839293</text:p>
          </table:table-cell>
          <table:table-cell table:formula="of:= DEGREES([.B80])" office:value-type="float" office:value="-15.9959269301355" calcext:value-type="float">
            <text:p>-15.9959269301355</text:p>
          </table:table-cell>
          <table:table-cell/>
        </table:table-row>
        <table:table-row table:style-name="ro1">
          <table:table-cell office:value-type="float" office:value="130.7" calcext:value-type="float">
            <text:p>130.7</text:p>
          </table:table-cell>
          <table:table-cell table:formula="of:= ASIN(  ([.A81]^2 + [.B$22]) / ([.B$23] * SQRT( [.A81]^2 + [.B$24]^2)) ) - ATAN( [.B$25] / [.A81] )" office:value-type="float" office:value="-0.272481526885622" calcext:value-type="float">
            <text:p>-0.272481526885622</text:p>
          </table:table-cell>
          <table:table-cell table:formula="of:= DEGREES([.B81])" office:value-type="float" office:value="-15.6120414858266" calcext:value-type="float">
            <text:p>-15.6120414858266</text:p>
          </table:table-cell>
          <table:table-cell/>
        </table:table-row>
        <table:table-row table:style-name="ro1">
          <table:table-cell office:value-type="float" office:value="130.8" calcext:value-type="float">
            <text:p>130.8</text:p>
          </table:table-cell>
          <table:table-cell table:formula="of:= ASIN(  ([.A82]^2 + [.B$22]) / ([.B$23] * SQRT( [.A82]^2 + [.B$24]^2)) ) - ATAN( [.B$25] / [.A82] )" office:value-type="float" office:value="-0.265800653408862" calcext:value-type="float">
            <text:p>-0.265800653408862</text:p>
          </table:table-cell>
          <table:table-cell table:formula="of:= DEGREES([.B82])" office:value-type="float" office:value="-15.2292556321474" calcext:value-type="float">
            <text:p>-15.2292556321474</text:p>
          </table:table-cell>
          <table:table-cell/>
        </table:table-row>
        <table:table-row table:style-name="ro1">
          <table:table-cell office:value-type="float" office:value="130.9" calcext:value-type="float">
            <text:p>130.9</text:p>
          </table:table-cell>
          <table:table-cell table:formula="of:= ASIN(  ([.A83]^2 + [.B$22]) / ([.B$23] * SQRT( [.A83]^2 + [.B$24]^2)) ) - ATAN( [.B$25] / [.A83] )" office:value-type="float" office:value="-0.259138532149679" calcext:value-type="float">
            <text:p>-0.259138532149679</text:p>
          </table:table-cell>
          <table:table-cell table:formula="of:= DEGREES([.B83])" office:value-type="float" office:value="-14.8475442013918" calcext:value-type="float">
            <text:p>-14.8475442013918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 ASIN(  ([.A84]^2 + [.B$22]) / ([.B$23] * SQRT( [.A84]^2 + [.B$24]^2)) ) - ATAN( [.B$25] / [.A84] )" office:value-type="float" office:value="-0.25249473252268" calcext:value-type="float">
            <text:p>-0.25249473252268</text:p>
          </table:table-cell>
          <table:table-cell table:formula="of:= DEGREES([.B84])" office:value-type="float" office:value="-14.4668825228342" calcext:value-type="float">
            <text:p>-14.4668825228342</text:p>
          </table:table-cell>
          <table:table-cell/>
        </table:table-row>
        <table:table-row table:style-name="ro1">
          <table:table-cell office:value-type="float" office:value="131.099999999999" calcext:value-type="float">
            <text:p>131.099999999999</text:p>
          </table:table-cell>
          <table:table-cell table:formula="of:= ASIN(  ([.A85]^2 + [.B$22]) / ([.B$23] * SQRT( [.A85]^2 + [.B$24]^2)) ) - ATAN( [.B$25] / [.A85] )" office:value-type="float" office:value="-0.245868832299346" calcext:value-type="float">
            <text:p>-0.245868832299346</text:p>
          </table:table-cell>
          <table:table-cell table:formula="of:= DEGREES([.B85])" office:value-type="float" office:value="-14.0872464045624" calcext:value-type="float">
            <text:p>-14.0872464045624</text:p>
          </table:table-cell>
          <table:table-cell/>
        </table:table-row>
        <table:table-row table:style-name="ro1">
          <table:table-cell office:value-type="float" office:value="131.199999999999" calcext:value-type="float">
            <text:p>131.199999999999</text:p>
          </table:table-cell>
          <table:table-cell table:formula="of:= ASIN(  ([.A86]^2 + [.B$22]) / ([.B$23] * SQRT( [.A86]^2 + [.B$24]^2)) ) - ATAN( [.B$25] / [.A86] )" office:value-type="float" office:value="-0.239260417303689" calcext:value-type="float">
            <text:p>-0.239260417303689</text:p>
          </table:table-cell>
          <table:table-cell table:formula="of:= DEGREES([.B86])" office:value-type="float" office:value="-13.7086121160402" calcext:value-type="float">
            <text:p>-13.7086121160402</text:p>
          </table:table-cell>
          <table:table-cell/>
        </table:table-row>
        <table:table-row table:style-name="ro1">
          <table:table-cell office:value-type="float" office:value="131.299999999999" calcext:value-type="float">
            <text:p>131.299999999999</text:p>
          </table:table-cell>
          <table:table-cell table:formula="of:= ASIN(  ([.A87]^2 + [.B$22]) / ([.B$23] * SQRT( [.A87]^2 + [.B$24]^2)) ) - ATAN( [.B$25] / [.A87] )" office:value-type="float" office:value="-0.232669081119928" calcext:value-type="float">
            <text:p>-0.232669081119928</text:p>
          </table:table-cell>
          <table:table-cell table:formula="of:= DEGREES([.B87])" office:value-type="float" office:value="-13.3309563713589" calcext:value-type="float">
            <text:p>-13.3309563713589</text:p>
          </table:table-cell>
          <table:table-cell/>
        </table:table-row>
        <table:table-row table:style-name="ro1">
          <table:table-cell office:value-type="float" office:value="131.399999999999" calcext:value-type="float">
            <text:p>131.399999999999</text:p>
          </table:table-cell>
          <table:table-cell table:formula="of:= ASIN(  ([.A88]^2 + [.B$22]) / ([.B$23] * SQRT( [.A88]^2 + [.B$24]^2)) ) - ATAN( [.B$25] / [.A88] )" office:value-type="float" office:value="-0.226094424811587" calcext:value-type="float">
            <text:p>-0.226094424811587</text:p>
          </table:table-cell>
          <table:table-cell table:formula="of:= DEGREES([.B88])" office:value-type="float" office:value="-12.9542563131419" calcext:value-type="float">
            <text:p>-12.9542563131419</text:p>
          </table:table-cell>
          <table:table-cell/>
        </table:table-row>
        <table:table-row table:style-name="ro1">
          <table:table-cell office:value-type="float" office:value="131.499999999999" calcext:value-type="float">
            <text:p>131.499999999999</text:p>
          </table:table-cell>
          <table:table-cell table:formula="of:= ASIN(  ([.A89]^2 + [.B$22]) / ([.B$23] * SQRT( [.A89]^2 + [.B$24]^2)) ) - ATAN( [.B$25] / [.A89] )" office:value-type="float" office:value="-0.219536056651433" calcext:value-type="float">
            <text:p>-0.219536056651433</text:p>
          </table:table-cell>
          <table:table-cell table:formula="of:= DEGREES([.B89])" office:value-type="float" office:value="-12.5784894970721" calcext:value-type="float">
            <text:p>-12.5784894970721</text:p>
          </table:table-cell>
          <table:table-cell/>
        </table:table-row>
        <table:table-row table:style-name="ro1">
          <table:table-cell office:value-type="float" office:value="131.599999999999" calcext:value-type="float">
            <text:p>131.599999999999</text:p>
          </table:table-cell>
          <table:table-cell table:formula="of:= ASIN(  ([.A90]^2 + [.B$22]) / ([.B$23] * SQRT( [.A90]^2 + [.B$24]^2)) ) - ATAN( [.B$25] / [.A90] )" office:value-type="float" office:value="-0.21299359186167" calcext:value-type="float">
            <text:p>-0.21299359186167</text:p>
          </table:table-cell>
          <table:table-cell table:formula="of:= DEGREES([.B90])" office:value-type="float" office:value="-12.2036338770057" calcext:value-type="float">
            <text:p>-12.2036338770057</text:p>
          </table:table-cell>
          <table:table-cell/>
        </table:table-row>
        <table:table-row table:style-name="ro1">
          <table:table-cell office:value-type="float" office:value="131.699999999999" calcext:value-type="float">
            <text:p>131.699999999999</text:p>
          </table:table-cell>
          <table:table-cell table:formula="of:= ASIN(  ([.A91]^2 + [.B$22]) / ([.B$23] * SQRT( [.A91]^2 + [.B$24]^2)) ) - ATAN( [.B$25] / [.A91] )" office:value-type="float" office:value="-0.206466652363908" calcext:value-type="float">
            <text:p>-0.206466652363908</text:p>
          </table:table-cell>
          <table:table-cell table:formula="of:= DEGREES([.B91])" office:value-type="float" office:value="-11.8296677906467" calcext:value-type="float">
            <text:p>-11.8296677906467</text:p>
          </table:table-cell>
          <table:table-cell/>
        </table:table-row>
        <table:table-row table:style-name="ro1">
          <table:table-cell office:value-type="float" office:value="131.799999999999" calcext:value-type="float">
            <text:p>131.799999999999</text:p>
          </table:table-cell>
          <table:table-cell table:formula="of:= ASIN(  ([.A92]^2 + [.B$22]) / ([.B$23] * SQRT( [.A92]^2 + [.B$24]^2)) ) - ATAN( [.B$25] / [.A92] )" office:value-type="float" office:value="-0.199954866538374" calcext:value-type="float">
            <text:p>-0.199954866538374</text:p>
          </table:table-cell>
          <table:table-cell table:formula="of:= DEGREES([.B92])" office:value-type="float" office:value="-11.4565699457505" calcext:value-type="float">
            <text:p>-11.4565699457505</text:p>
          </table:table-cell>
          <table:table-cell/>
        </table:table-row>
        <table:table-row table:style-name="ro1">
          <table:table-cell office:value-type="float" office:value="131.899999999999" calcext:value-type="float">
            <text:p>131.899999999999</text:p>
          </table:table-cell>
          <table:table-cell table:formula="of:= ASIN(  ([.A93]^2 + [.B$22]) / ([.B$23] * SQRT( [.A93]^2 + [.B$24]^2)) ) - ATAN( [.B$25] / [.A93] )" office:value-type="float" office:value="-0.193457868991941" calcext:value-type="float">
            <text:p>-0.193457868991941</text:p>
          </table:table-cell>
          <table:table-cell table:formula="of:= DEGREES([.B93])" office:value-type="float" office:value="-11.084319406833" calcext:value-type="float">
            <text:p>-11.084319406833</text:p>
          </table:table-cell>
          <table:table-cell/>
        </table:table-row>
        <table:table-row table:style-name="ro1">
          <table:table-cell office:value-type="float" office:value="131.999999999999" calcext:value-type="float">
            <text:p>131.999999999999</text:p>
          </table:table-cell>
          <table:table-cell table:formula="of:= ASIN(  ([.A94]^2 + [.B$22]) / ([.B$23] * SQRT( [.A94]^2 + [.B$24]^2)) ) - ATAN( [.B$25] / [.A94] )" office:value-type="float" office:value="-0.186975300334496" calcext:value-type="float">
            <text:p>-0.186975300334496</text:p>
          </table:table-cell>
          <table:table-cell table:formula="of:= DEGREES([.B94])" office:value-type="float" office:value="-10.7128955823576" calcext:value-type="float">
            <text:p>-10.7128955823576</text:p>
          </table:table-cell>
          <table:table-cell/>
        </table:table-row>
        <table:table-row table:style-name="ro1">
          <table:table-cell office:value-type="float" office:value="132.099999999999" calcext:value-type="float">
            <text:p>132.099999999999</text:p>
          </table:table-cell>
          <table:table-cell table:formula="of:= ASIN(  ([.A95]^2 + [.B$22]) / ([.B$23] * SQRT( [.A95]^2 + [.B$24]^2)) ) - ATAN( [.B$25] / [.A95] )" office:value-type="float" office:value="-0.180506806963265" calcext:value-type="float">
            <text:p>-0.180506806963265</text:p>
          </table:table-cell>
          <table:table-cell table:formula="of:= DEGREES([.B95])" office:value-type="float" office:value="-10.3422782123778" calcext:value-type="float">
            <text:p>-10.3422782123778</text:p>
          </table:table-cell>
          <table:table-cell/>
        </table:table-row>
        <table:table-row table:style-name="ro1">
          <table:table-cell office:value-type="float" office:value="132.199999999999" calcext:value-type="float">
            <text:p>132.199999999999</text:p>
          </table:table-cell>
          <table:table-cell table:formula="of:= ASIN(  ([.A96]^2 + [.B$22]) / ([.B$23] * SQRT( [.A96]^2 + [.B$24]^2)) ) - ATAN( [.B$25] / [.A96] )" office:value-type="float" office:value="-0.174052040854675" calcext:value-type="float">
            <text:p>-0.174052040854675</text:p>
          </table:table-cell>
          <table:table-cell table:formula="of:= DEGREES([.B96])" office:value-type="float" office:value="-9.97244735661145" calcext:value-type="float">
            <text:p>-9.97244735661145</text:p>
          </table:table-cell>
          <table:table-cell/>
        </table:table-row>
        <table:table-row table:style-name="ro1">
          <table:table-cell office:value-type="float" office:value="132.299999999999" calcext:value-type="float">
            <text:p>132.299999999999</text:p>
          </table:table-cell>
          <table:table-cell table:formula="of:= ASIN(  ([.A97]^2 + [.B$22]) / ([.B$23] * SQRT( [.A97]^2 + [.B$24]^2)) ) - ATAN( [.B$25] / [.A97] )" office:value-type="float" office:value="-0.16761065936341" calcext:value-type="float">
            <text:p>-0.16761065936341</text:p>
          </table:table-cell>
          <table:table-cell table:formula="of:= DEGREES([.B97])" office:value-type="float" office:value="-9.60338338292826" calcext:value-type="float">
            <text:p>-9.60338338292826</text:p>
          </table:table-cell>
          <table:table-cell/>
        </table:table-row>
        <table:table-row table:style-name="ro1">
          <table:table-cell office:value-type="float" office:value="132.399999999999" calcext:value-type="float">
            <text:p>132.399999999999</text:p>
          </table:table-cell>
          <table:table-cell table:formula="of:= ASIN(  ([.A98]^2 + [.B$22]) / ([.B$23] * SQRT( [.A98]^2 + [.B$24]^2)) ) - ATAN( [.B$25] / [.A98] )" office:value-type="float" office:value="-0.16118232502827" calcext:value-type="float">
            <text:p>-0.16118232502827</text:p>
          </table:table-cell>
          <table:table-cell table:formula="of:= DEGREES([.B98])" office:value-type="float" office:value="-9.23506695622573" calcext:value-type="float">
            <text:p>-9.23506695622573</text:p>
          </table:table-cell>
          <table:table-cell/>
        </table:table-row>
        <table:table-row table:style-name="ro1">
          <table:table-cell office:value-type="float" office:value="132.499999999999" calcext:value-type="float">
            <text:p>132.499999999999</text:p>
          </table:table-cell>
          <table:table-cell table:formula="of:= ASIN(  ([.A99]^2 + [.B$22]) / ([.B$23] * SQRT( [.A99]^2 + [.B$24]^2)) ) - ATAN( [.B$25] / [.A99] )" office:value-type="float" office:value="-0.154766705384554" calcext:value-type="float">
            <text:p>-0.154766705384554</text:p>
          </table:table-cell>
          <table:table-cell table:formula="of:= DEGREES([.B99])" office:value-type="float" office:value="-8.86747902767959" calcext:value-type="float">
            <text:p>-8.86747902767959</text:p>
          </table:table-cell>
          <table:table-cell/>
        </table:table-row>
        <table:table-row table:style-name="ro1">
          <table:table-cell office:value-type="float" office:value="132.599999999999" calcext:value-type="float">
            <text:p>132.599999999999</text:p>
          </table:table-cell>
          <table:table-cell table:formula="of:= ASIN(  ([.A100]^2 + [.B$22]) / ([.B$23] * SQRT( [.A100]^2 + [.B$24]^2)) ) - ATAN( [.B$25] / [.A100] )" office:value-type="float" office:value="-0.14836347278259" calcext:value-type="float">
            <text:p>-0.14836347278259</text:p>
          </table:table-cell>
          <table:table-cell table:formula="of:= DEGREES([.B100])" office:value-type="float" office:value="-8.50060082434648" calcext:value-type="float">
            <text:p>-8.50060082434648</text:p>
          </table:table-cell>
          <table:table-cell/>
        </table:table-row>
        <table:table-row table:style-name="ro1">
          <table:table-cell office:value-type="float" office:value="132.699999999999" calcext:value-type="float">
            <text:p>132.699999999999</text:p>
          </table:table-cell>
          <table:table-cell table:formula="of:= ASIN(  ([.A101]^2 + [.B$22]) / ([.B$23] * SQRT( [.A101]^2 + [.B$24]^2)) ) - ATAN( [.B$25] / [.A101] )" office:value-type="float" office:value="-0.141972304212154" calcext:value-type="float">
            <text:p>-0.141972304212154</text:p>
          </table:table-cell>
          <table:table-cell table:formula="of:= DEGREES([.B101])" office:value-type="float" office:value="-8.13441383910385" calcext:value-type="float">
            <text:p>-8.13441383910385</text:p>
          </table:table-cell>
          <table:table-cell/>
        </table:table-row>
        <table:table-row table:style-name="ro1">
          <table:table-cell office:value-type="float" office:value="132.799999999999" calcext:value-type="float">
            <text:p>132.799999999999</text:p>
          </table:table-cell>
          <table:table-cell table:formula="of:= ASIN(  ([.A102]^2 + [.B$22]) / ([.B$23] * SQRT( [.A102]^2 + [.B$24]^2)) ) - ATAN( [.B$25] / [.A102] )" office:value-type="float" office:value="-0.13559288113248" calcext:value-type="float">
            <text:p>-0.13559288113248</text:p>
          </table:table-cell>
          <table:table-cell table:formula="of:= DEGREES([.B102])" office:value-type="float" office:value="-7.76889982091015" calcext:value-type="float">
            <text:p>-7.76889982091015</text:p>
          </table:table-cell>
          <table:table-cell/>
        </table:table-row>
        <table:table-row table:style-name="ro1">
          <table:table-cell office:value-type="float" office:value="133.799999999999" calcext:value-type="float">
            <text:p>133.799999999999</text:p>
          </table:table-cell>
          <table:table-cell table:formula="of:= ASIN(  ([.A103]^2 + [.B$22]) / ([.B$23] * SQRT( [.A103]^2 + [.B$24]^2)) ) - ATAN( [.B$25] / [.A103] )" office:value-type="float" office:value="-0.0723774537354777" calcext:value-type="float">
            <text:p>-0.072377453735478</text:p>
          </table:table-cell>
          <table:table-cell table:formula="of:= DEGREES([.B103])" office:value-type="float" office:value="-4.14692263094624" calcext:value-type="float">
            <text:p>-4.14692263094624</text:p>
          </table:table-cell>
          <table:table-cell/>
        </table:table-row>
        <table:table-row table:style-name="ro1">
          <table:table-cell office:value-type="float" office:value="134.799999999999" calcext:value-type="float">
            <text:p>134.799999999999</text:p>
          </table:table-cell>
          <table:table-cell table:formula="of:= ASIN(  ([.A104]^2 + [.B$22]) / ([.B$23] * SQRT( [.A104]^2 + [.B$24]^2)) ) - ATAN( [.B$25] / [.A104] )" office:value-type="float" office:value="-0.0100136017331027" calcext:value-type="float">
            <text:p>-0.010013601733103</text:p>
          </table:table-cell>
          <table:table-cell table:formula="of:= DEGREES([.B104])" office:value-type="float" office:value="-0.573737117031669" calcext:value-type="float">
            <text:p>-0.573737117031669</text:p>
          </table:table-cell>
          <table:table-cell/>
        </table:table-row>
        <table:table-row table:style-name="ro1">
          <table:table-cell office:value-type="float" office:value="135.799999999999" calcext:value-type="float">
            <text:p>135.799999999999</text:p>
          </table:table-cell>
          <table:table-cell table:formula="of:= ASIN(  ([.A105]^2 + [.B$22]) / ([.B$23] * SQRT( [.A105]^2 + [.B$24]^2)) ) - ATAN( [.B$25] / [.A105] )" office:value-type="float" office:value="0.0517653828373085" calcext:value-type="float">
            <text:p>0.051765382837309</text:p>
          </table:table-cell>
          <table:table-cell table:formula="of:= DEGREES([.B105])" office:value-type="float" office:value="2.96593796145672" calcext:value-type="float">
            <text:p>2.96593796145672</text:p>
          </table:table-cell>
          <table:table-cell/>
        </table:table-row>
        <table:table-row table:style-name="ro1">
          <table:table-cell office:value-type="float" office:value="136.799999999999" calcext:value-type="float">
            <text:p>136.799999999999</text:p>
          </table:table-cell>
          <table:table-cell table:formula="of:= ASIN(  ([.A106]^2 + [.B$22]) / ([.B$23] * SQRT( [.A106]^2 + [.B$24]^2)) ) - ATAN( [.B$25] / [.A106] )" office:value-type="float" office:value="0.113208852940952" calcext:value-type="float">
            <text:p>0.113208852940952</text:p>
          </table:table-cell>
          <table:table-cell table:formula="of:= DEGREES([.B106])" office:value-type="float" office:value="6.48638947703377" calcext:value-type="float">
            <text:p>6.48638947703377</text:p>
          </table:table-cell>
          <table:table-cell/>
        </table:table-row>
        <table:table-row table:style-name="ro1">
          <table:table-cell office:value-type="float" office:value="137.799999999999" calcext:value-type="float">
            <text:p>137.799999999999</text:p>
          </table:table-cell>
          <table:table-cell table:formula="of:= ASIN(  ([.A107]^2 + [.B$22]) / ([.B$23] * SQRT( [.A107]^2 + [.B$24]^2)) ) - ATAN( [.B$25] / [.A107] )" office:value-type="float" office:value="0.174558004822039" calcext:value-type="float">
            <text:p>0.174558004822039</text:p>
          </table:table-cell>
          <table:table-cell table:formula="of:= DEGREES([.B107])" office:value-type="float" office:value="10.0014369565271" calcext:value-type="float">
            <text:p>10.0014369565271</text:p>
          </table:table-cell>
          <table:table-cell/>
        </table:table-row>
        <table:table-row table:style-name="ro1">
          <table:table-cell office:value-type="float" office:value="138.799999999999" calcext:value-type="float">
            <text:p>138.799999999999</text:p>
          </table:table-cell>
          <table:table-cell table:formula="of:= ASIN(  ([.A108]^2 + [.B$22]) / ([.B$23] * SQRT( [.A108]^2 + [.B$24]^2)) ) - ATAN( [.B$25] / [.A108] )" office:value-type="float" office:value="0.2360543405428" calcext:value-type="float">
            <text:p>0.2360543405428</text:p>
          </table:table-cell>
          <table:table-cell table:formula="of:= DEGREES([.B108])" office:value-type="float" office:value="13.5249174488463" calcext:value-type="float">
            <text:p>13.5249174488463</text:p>
          </table:table-cell>
          <table:table-cell/>
        </table:table-row>
        <table:table-row table:style-name="ro1">
          <table:table-cell office:value-type="float" office:value="139.799999999999" calcext:value-type="float">
            <text:p>139.799999999999</text:p>
          </table:table-cell>
          <table:table-cell table:formula="of:= ASIN(  ([.A109]^2 + [.B$22]) / ([.B$23] * SQRT( [.A109]^2 + [.B$24]^2)) ) - ATAN( [.B$25] / [.A109] )" office:value-type="float" office:value="0.297948238730517" calcext:value-type="float">
            <text:p>0.297948238730517</text:p>
          </table:table-cell>
          <table:table-cell table:formula="of:= DEGREES([.B109])" office:value-type="float" office:value="17.0711765926149" calcext:value-type="float">
            <text:p>17.0711765926149</text:p>
          </table:table-cell>
          <table:table-cell/>
        </table:table-row>
        <table:table-row table:style-name="ro1">
          <table:table-cell office:value-type="float" office:value="140.799999999999" calcext:value-type="float">
            <text:p>140.799999999999</text:p>
          </table:table-cell>
          <table:table-cell table:formula="of:= ASIN(  ([.A110]^2 + [.B$22]) / ([.B$23] * SQRT( [.A110]^2 + [.B$24]^2)) ) - ATAN( [.B$25] / [.A110] )" office:value-type="float" office:value="0.360508505727185" calcext:value-type="float">
            <text:p>0.360508505727185</text:p>
          </table:table-cell>
          <table:table-cell table:formula="of:= DEGREES([.B110])" office:value-type="float" office:value="20.6556158567356" calcext:value-type="float">
            <text:p>20.6556158567356</text:p>
          </table:table-cell>
          <table:table-cell/>
        </table:table-row>
        <table:table-row table:style-name="ro1">
          <table:table-cell office:value-type="float" office:value="141.799999999999" calcext:value-type="float">
            <text:p>141.799999999999</text:p>
          </table:table-cell>
          <table:table-cell table:formula="of:= ASIN(  ([.A111]^2 + [.B$22]) / ([.B$23] * SQRT( [.A111]^2 + [.B$24]^2)) ) - ATAN( [.B$25] / [.A111] )" office:value-type="float" office:value="0.424033988468719" calcext:value-type="float">
            <text:p>0.424033988468719</text:p>
          </table:table-cell>
          <table:table-cell table:formula="of:= DEGREES([.B111])" office:value-type="float" office:value="24.2953579093566" calcext:value-type="float">
            <text:p>24.2953579093566</text:p>
          </table:table-cell>
          <table:table-cell/>
        </table:table-row>
        <table:table-row table:style-name="ro1">
          <table:table-cell office:value-type="float" office:value="142.799999999999" calcext:value-type="float">
            <text:p>142.799999999999</text:p>
          </table:table-cell>
          <table:table-cell table:formula="of:= ASIN(  ([.A112]^2 + [.B$22]) / ([.B$23] * SQRT( [.A112]^2 + [.B$24]^2)) ) - ATAN( [.B$25] / [.A112] )" office:value-type="float" office:value="0.488868796492207" calcext:value-type="float">
            <text:p>0.488868796492207</text:p>
          </table:table-cell>
          <table:table-cell table:formula="of:= DEGREES([.B112])" office:value-type="float" office:value="28.0101187746434" calcext:value-type="float">
            <text:p>28.0101187746434</text:p>
          </table:table-cell>
          <table:table-cell/>
        </table:table-row>
        <table:table-row table:style-name="ro1">
          <table:table-cell office:value-type="float" office:value="143.799999999999" calcext:value-type="float">
            <text:p>143.799999999999</text:p>
          </table:table-cell>
          <table:table-cell table:formula="of:= ASIN(  ([.A113]^2 + [.B$22]) / ([.B$23] * SQRT( [.A113]^2 + [.B$24]^2)) ) - ATAN( [.B$25] / [.A113] )" office:value-type="float" office:value="0.555423588144747" calcext:value-type="float">
            <text:p>0.555423588144747</text:p>
          </table:table-cell>
          <table:table-cell table:formula="of:= DEGREES([.B113])" office:value-type="float" office:value="31.8234274427065" calcext:value-type="float">
            <text:p>31.8234274427065</text:p>
          </table:table-cell>
          <table:table-cell/>
        </table:table-row>
        <table:table-row table:style-name="ro1">
          <table:table-cell office:value-type="float" office:value="144.799999999999" calcext:value-type="float">
            <text:p>144.799999999999</text:p>
          </table:table-cell>
          <table:table-cell table:formula="of:= ASIN(  ([.A114]^2 + [.B$22]) / ([.B$23] * SQRT( [.A114]^2 + [.B$24]^2)) ) - ATAN( [.B$25] / [.A114] )" office:value-type="float" office:value="0.624207136489018" calcext:value-type="float">
            <text:p>0.624207136489018</text:p>
          </table:table-cell>
          <table:table-cell table:formula="of:= DEGREES([.B114])" office:value-type="float" office:value="35.7644344627673" calcext:value-type="float">
            <text:p>35.7644344627673</text:p>
          </table:table-cell>
          <table:table-cell/>
        </table:table-row>
        <table:table-row table:style-name="ro1">
          <table:table-cell office:value-type="float" office:value="145.799999999999" calcext:value-type="float">
            <text:p>145.799999999999</text:p>
          </table:table-cell>
          <table:table-cell table:formula="of:= ASIN(  ([.A115]^2 + [.B$22]) / ([.B$23] * SQRT( [.A115]^2 + [.B$24]^2)) ) - ATAN( [.B$25] / [.A115] )" office:value-type="float" office:value="0.695875948697311" calcext:value-type="float">
            <text:p>0.695875948697311</text:p>
          </table:table-cell>
          <table:table-cell table:formula="of:= DEGREES([.B115])" office:value-type="float" office:value="39.8707549250181" calcext:value-type="float">
            <text:p>39.8707549250181</text:p>
          </table:table-cell>
          <table:table-cell/>
        </table:table-row>
        <table:table-row table:style-name="ro1">
          <table:table-cell office:value-type="float" office:value="146.799999999999" calcext:value-type="float">
            <text:p>146.799999999999</text:p>
          </table:table-cell>
          <table:table-cell table:formula="of:= ASIN(  ([.A116]^2 + [.B$22]) / ([.B$23] * SQRT( [.A116]^2 + [.B$24]^2)) ) - ATAN( [.B$25] / [.A116] )" office:value-type="float" office:value="0.771317406437945" calcext:value-type="float">
            <text:p>0.771317406437945</text:p>
          </table:table-cell>
          <table:table-cell table:formula="of:= DEGREES([.B116])" office:value-type="float" office:value="44.193232053871" calcext:value-type="float">
            <text:p>44.193232053871</text:p>
          </table:table-cell>
          <table:table-cell/>
        </table:table-row>
        <table:table-row table:style-name="ro1">
          <table:table-cell office:value-type="float" office:value="147.799999999999" calcext:value-type="float">
            <text:p>147.799999999999</text:p>
          </table:table-cell>
          <table:table-cell table:formula="of:= ASIN(  ([.A117]^2 + [.B$22]) / ([.B$23] * SQRT( [.A117]^2 + [.B$24]^2)) ) - ATAN( [.B$25] / [.A117] )" office:value-type="float" office:value="0.851800121606626" calcext:value-type="float">
            <text:p>0.851800121606626</text:p>
          </table:table-cell>
          <table:table-cell table:formula="of:= DEGREES([.B117])" office:value-type="float" office:value="48.80455195679" calcext:value-type="float">
            <text:p>48.80455195679</text:p>
          </table:table-cell>
          <table:table-cell/>
        </table:table-row>
        <table:table-row table:style-name="ro1">
          <table:table-cell office:value-type="float" office:value="148.799999999999" calcext:value-type="float">
            <text:p>148.799999999999</text:p>
          </table:table-cell>
          <table:table-cell table:formula="of:= ASIN(  ([.A118]^2 + [.B$22]) / ([.B$23] * SQRT( [.A118]^2 + [.B$24]^2)) ) - ATAN( [.B$25] / [.A118] )" office:value-type="float" office:value="0.939273986414609" calcext:value-type="float">
            <text:p>0.939273986414609</text:p>
          </table:table-cell>
          <table:table-cell table:formula="of:= DEGREES([.B118])" office:value-type="float" office:value="53.8164352279853" calcext:value-type="float">
            <text:p>53.8164352279853</text:p>
          </table:table-cell>
          <table:table-cell/>
        </table:table-row>
        <table:table-row table:style-name="ro1">
          <table:table-cell office:value-type="float" office:value="149.799999999999" calcext:value-type="float">
            <text:p>149.799999999999</text:p>
          </table:table-cell>
          <table:table-cell table:formula="of:= ASIN(  ([.A119]^2 + [.B$22]) / ([.B$23] * SQRT( [.A119]^2 + [.B$24]^2)) ) - ATAN( [.B$25] / [.A119] )" office:value-type="float" office:value="1.03705708839286" calcext:value-type="float">
            <text:p>1.03705708839286</text:p>
          </table:table-cell>
          <table:table-cell table:formula="of:= DEGREES([.B119])" office:value-type="float" office:value="59.4189942790362" calcext:value-type="float">
            <text:p>59.4189942790362</text:p>
          </table:table-cell>
          <table:table-cell/>
        </table:table-row>
        <table:table-row table:style-name="ro1">
          <table:table-cell office:value-type="float" office:value="150.799999999999" calcext:value-type="float">
            <text:p>150.799999999999</text:p>
          </table:table-cell>
          <table:table-cell table:formula="of:= ASIN(  ([.A120]^2 + [.B$22]) / ([.B$23] * SQRT( [.A120]^2 + [.B$24]^2)) ) - ATAN( [.B$25] / [.A120] )" office:value-type="float" office:value="1.15178040536298" calcext:value-type="float">
            <text:p>1.15178040536298</text:p>
          </table:table-cell>
          <table:table-cell table:formula="of:= DEGREES([.B120])" office:value-type="float" office:value="65.9921561531656" calcext:value-type="float">
            <text:p>65.9921561531656</text:p>
          </table:table-cell>
          <table:table-cell/>
        </table:table-row>
        <table:table-row table:style-name="ro1">
          <table:table-cell office:value-type="float" office:value="151.799999999999" calcext:value-type="float">
            <text:p>151.799999999999</text:p>
          </table:table-cell>
          <table:table-cell table:formula="of:= ASIN(  ([.A121]^2 + [.B$22]) / ([.B$23] * SQRT( [.A121]^2 + [.B$24]^2)) ) - ATAN( [.B$25] / [.A121] )" office:value-type="float" office:value="1.30159250863588" calcext:value-type="float">
            <text:p>1.30159250863588</text:p>
          </table:table-cell>
          <table:table-cell table:formula="of:= DEGREES([.B121])" office:value-type="float" office:value="74.575757390681" calcext:value-type="float">
            <text:p>74.57575739068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H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2:36:20.822515131</meta:creation-date>
    <meta:generator>LibreOffice/6.0.7.3$MacOSX_X86_64 LibreOffice_project/dc89aa7a9eabfd848af146d5086077aeed2ae4a5</meta:generator>
    <dc:date>2019-04-17T13:33:02.273072228</dc:date>
    <meta:editing-duration>PT56M27S</meta:editing-duration>
    <meta:editing-cycles>29</meta:editing-cycles>
    <meta:document-statistic meta:table-count="2" meta:cell-count="761" meta:object-count="2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05cm" chart:symbol-height="0.0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802cm" svg:height="15.264cm" xlink:href=".." xlink:type="simple" chart:class="chart:scatter" chart:style-name="ch1">
        <chart:title svg:x="7.43cm" svg:y="0.441cm" chart:style-name="ch2">
          <text:p>Z_HOME FINDER</text:p>
        </chart:title>
        <chart:plot-area chart:style-name="ch3" table:cell-range-address="GEOMETRY_1.A33:GEOMETRY_1.B144" chart:data-source-has-labels="row" svg:x="1.39cm" svg:y="1.535cm" svg:width="17.036cm" svg:height="12.44cm">
          <chartooo:coordinate-region svg:x="2.224cm" svg:y="1.734cm" svg:width="15.921cm" svg:height="12.043cm"/>
          <chart:axis chart:dimension="x" chart:name="primary-x" chart:style-name="ch4">
            <chart:title svg:x="8.662cm" svg:y="14.281cm" chart:style-name="ch5">
              <text:p>ARM ANGLE (°)</text:p>
            </chart:title>
          </chart:axis>
          <chart:axis chart:dimension="y" chart:name="primary-y" chart:style-name="ch4">
            <chart:title svg:x="0.451cm" svg:y="8.942cm" chart:style-name="ch6">
              <text:p>Z_HOME (mm)</text:p>
            </chart:title>
            <chart:grid chart:style-name="ch7" chart:class="major"/>
          </chart:axis>
          <chart:series chart:style-name="ch8" chart:values-cell-range-address="GEOMETRY_1.B34:GEOMETRY_1.B144" chart:label-cell-address="GEOMETRY_1.B33:GEOMETRY_1.B33" chart:class="chart:scatter">
            <chart:domain table:cell-range-address="GEOMETRY_1.A34:GEOMETRY_1.A144"/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ngle (rad)</text:p>
                <draw:g>
                  <svg:desc>GEOMETRY_1.B33:GEOMETRY_1.B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6">
                <text:p>126</text:p>
                <draw:g>
                  <svg:desc>GEOMETRY_1.A34:GEOMETRY_1.A144</svg:desc>
                </draw:g>
              </table:table-cell>
              <table:table-cell office:value-type="float" office:value="-1.29205200353187">
                <text:p>-1.29205200353187</text:p>
                <draw:g>
                  <svg:desc>GEOMETRY_1.B34:GEOMETRY_1.B1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6.1">
                <text:p>126.1</text:p>
              </table:table-cell>
              <table:table-cell office:value-type="float" office:value="-1.27420756078942">
                <text:p>-1.274207560789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.2">
                <text:p>126.2</text:p>
              </table:table-cell>
              <table:table-cell office:value-type="float" office:value="-1.2574289558751">
                <text:p>-1.25742895587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6.3">
                <text:p>126.3</text:p>
              </table:table-cell>
              <table:table-cell office:value-type="float" office:value="-1.24154366263891">
                <text:p>-1.241543662638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6.4">
                <text:p>126.4</text:p>
              </table:table-cell>
              <table:table-cell office:value-type="float" office:value="-1.22642111674557">
                <text:p>-1.226421116745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6.5">
                <text:p>126.5</text:p>
              </table:table-cell>
              <table:table-cell office:value-type="float" office:value="-1.21195968378831">
                <text:p>-1.211959683788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6.6">
                <text:p>126.6</text:p>
              </table:table-cell>
              <table:table-cell office:value-type="float" office:value="-1.19807841048211">
                <text:p>-1.198078410482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6.7">
                <text:p>126.7</text:p>
              </table:table-cell>
              <table:table-cell office:value-type="float" office:value="-1.18471157377332">
                <text:p>-1.184711573773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6.8">
                <text:p>126.8</text:p>
              </table:table-cell>
              <table:table-cell office:value-type="float" office:value="-1.1718049486333">
                <text:p>-1.1718049486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6.9">
                <text:p>126.9</text:p>
              </table:table-cell>
              <table:table-cell office:value-type="float" office:value="-1.15931317527308">
                <text:p>-1.159313175273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7">
                <text:p>127</text:p>
              </table:table-cell>
              <table:table-cell office:value-type="float" office:value="-1.14719785410959">
                <text:p>-1.147197854109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7.1">
                <text:p>127.1</text:p>
              </table:table-cell>
              <table:table-cell office:value-type="float" office:value="-1.13542613676065">
                <text:p>-1.135426136760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7.2">
                <text:p>127.2</text:p>
              </table:table-cell>
              <table:table-cell office:value-type="float" office:value="-1.12396966380037">
                <text:p>-1.123969663800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7.3">
                <text:p>127.3</text:p>
              </table:table-cell>
              <table:table-cell office:value-type="float" office:value="-1.11280375035341">
                <text:p>-1.112803750353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7.4">
                <text:p>127.4</text:p>
              </table:table-cell>
              <table:table-cell office:value-type="float" office:value="-1.10190675232145">
                <text:p>-1.101906752321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7.5">
                <text:p>127.5</text:p>
              </table:table-cell>
              <table:table-cell office:value-type="float" office:value="-1.09125956656583">
                <text:p>-1.091259566565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.6">
                <text:p>127.6</text:p>
              </table:table-cell>
              <table:table-cell office:value-type="float" office:value="-1.08084523198793">
                <text:p>-1.080845231987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7.7">
                <text:p>127.7</text:p>
              </table:table-cell>
              <table:table-cell office:value-type="float" office:value="-1.07064860767817">
                <text:p>-1.070648607678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7.8">
                <text:p>127.8</text:p>
              </table:table-cell>
              <table:table-cell office:value-type="float" office:value="-1.06065611068263">
                <text:p>-1.060656110682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7.9">
                <text:p>127.9</text:p>
              </table:table-cell>
              <table:table-cell office:value-type="float" office:value="-1.05085550042245">
                <text:p>-1.050855500422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8">
                <text:p>128</text:p>
              </table:table-cell>
              <table:table-cell office:value-type="float" office:value="-1.0412357000066">
                <text:p>-1.04123570000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8.1">
                <text:p>128.1</text:p>
              </table:table-cell>
              <table:table-cell office:value-type="float" office:value="-1.03178664700364">
                <text:p>-1.031786647003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8.2">
                <text:p>128.2</text:p>
              </table:table-cell>
              <table:table-cell office:value-type="float" office:value="-1.02249916794579">
                <text:p>-1.022499167945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8.3">
                <text:p>128.3</text:p>
              </table:table-cell>
              <table:table-cell office:value-type="float" office:value="-1.01336487210977">
                <text:p>-1.013364872109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8.4">
                <text:p>128.4</text:p>
              </table:table-cell>
              <table:table-cell office:value-type="float" office:value="-1.00437606107467">
                <text:p>-1.004376061074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8.5">
                <text:p>128.5</text:p>
              </table:table-cell>
              <table:table-cell office:value-type="float" office:value="-0.995525651284246">
                <text:p>-0.9955256512842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8.6">
                <text:p>128.6</text:p>
              </table:table-cell>
              <table:table-cell office:value-type="float" office:value="-0.986807107399008">
                <text:p>-0.9868071073990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8.7">
                <text:p>128.7</text:p>
              </table:table-cell>
              <table:table-cell office:value-type="float" office:value="-0.978214384655742">
                <text:p>-0.9782143846557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8.8">
                <text:p>128.8</text:p>
              </table:table-cell>
              <table:table-cell office:value-type="float" office:value="-0.96974187879007">
                <text:p>-0.969741878790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8.9">
                <text:p>128.9</text:p>
              </table:table-cell>
              <table:table-cell office:value-type="float" office:value="-0.961384382343558">
                <text:p>-0.9613843823435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9">
                <text:p>129</text:p>
              </table:table-cell>
              <table:table-cell office:value-type="float" office:value="-0.953137046387936">
                <text:p>-0.9531370463879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9.1">
                <text:p>129.1</text:p>
              </table:table-cell>
              <table:table-cell office:value-type="float" office:value="-0.944995346867584">
                <text:p>-0.9449953468675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9.2">
                <text:p>129.2</text:p>
              </table:table-cell>
              <table:table-cell office:value-type="float" office:value="-0.936955054897113">
                <text:p>-0.9369550548971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9.3">
                <text:p>129.3</text:p>
              </table:table-cell>
              <table:table-cell office:value-type="float" office:value="-0.9290122104604">
                <text:p>-0.92901221046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9.4">
                <text:p>129.4</text:p>
              </table:table-cell>
              <table:table-cell office:value-type="float" office:value="-0.921163099046893">
                <text:p>-0.9211630990468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9.5">
                <text:p>129.5</text:p>
              </table:table-cell>
              <table:table-cell office:value-type="float" office:value="-0.913404230833982">
                <text:p>-0.9134042308339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.6">
                <text:p>129.6</text:p>
              </table:table-cell>
              <table:table-cell office:value-type="float" office:value="-0.905732322084351">
                <text:p>-0.9057323220843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9.7">
                <text:p>129.7</text:p>
              </table:table-cell>
              <table:table-cell office:value-type="float" office:value="-0.898144278476958">
                <text:p>-0.8981442784769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9.8">
                <text:p>129.8</text:p>
              </table:table-cell>
              <table:table-cell office:value-type="float" office:value="-0.890637180131548">
                <text:p>-0.8906371801315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9.9">
                <text:p>129.9</text:p>
              </table:table-cell>
              <table:table-cell office:value-type="float" office:value="-0.883208268121081">
                <text:p>-0.8832082681210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0">
                <text:p>130</text:p>
              </table:table-cell>
              <table:table-cell office:value-type="float" office:value="-0.875854932295284">
                <text:p>-0.8758549322952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0.1">
                <text:p>130.1</text:p>
              </table:table-cell>
              <table:table-cell office:value-type="float" office:value="-0.868574700262893">
                <text:p>-0.8685747002628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0.2">
                <text:p>130.2</text:p>
              </table:table-cell>
              <table:table-cell office:value-type="float" office:value="-0.861365227400584">
                <text:p>-0.8613652274005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0.3">
                <text:p>130.3</text:p>
              </table:table-cell>
              <table:table-cell office:value-type="float" office:value="-0.854224287774092">
                <text:p>-0.8542242877740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0.4">
                <text:p>130.4</text:p>
              </table:table-cell>
              <table:table-cell office:value-type="float" office:value="-0.847149765871718">
                <text:p>-0.8471497658717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0.5">
                <text:p>130.5</text:p>
              </table:table-cell>
              <table:table-cell office:value-type="float" office:value="-0.840139649063168">
                <text:p>-0.8401396490631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0.6">
                <text:p>130.6</text:p>
              </table:table-cell>
              <table:table-cell office:value-type="float" office:value="-0.833192020707374">
                <text:p>-0.8331920207073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0.7">
                <text:p>130.7</text:p>
              </table:table-cell>
              <table:table-cell office:value-type="float" office:value="-0.826305053842375">
                <text:p>-0.826305053842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0.8">
                <text:p>130.8</text:p>
              </table:table-cell>
              <table:table-cell office:value-type="float" office:value="-0.819477005398265">
                <text:p>-0.8194770053982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0.9">
                <text:p>130.9</text:p>
              </table:table-cell>
              <table:table-cell office:value-type="float" office:value="-0.812706210881178">
                <text:p>-0.8127062108811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1">
                <text:p>131</text:p>
              </table:table-cell>
              <table:table-cell office:value-type="float" office:value="-0.805991079482308">
                <text:p>-0.8059910794823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1.099999999999">
                <text:p>131.099999999999</text:p>
              </table:table-cell>
              <table:table-cell office:value-type="float" office:value="-0.799330089571116">
                <text:p>-0.7993300895711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1.199999999999">
                <text:p>131.199999999999</text:p>
              </table:table-cell>
              <table:table-cell office:value-type="float" office:value="-0.792721784536541">
                <text:p>-0.7927217845365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1.299999999999">
                <text:p>131.299999999999</text:p>
              </table:table-cell>
              <table:table-cell office:value-type="float" office:value="-0.786164768943856">
                <text:p>-0.7861647689438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1.399999999999">
                <text:p>131.399999999999</text:p>
              </table:table-cell>
              <table:table-cell office:value-type="float" office:value="-0.779657704978429">
                <text:p>-0.7796577049784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1.499999999999">
                <text:p>131.499999999999</text:p>
              </table:table-cell>
              <table:table-cell office:value-type="float" office:value="-0.773199309150623">
                <text:p>-0.7731993091506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1.599999999999">
                <text:p>131.599999999999</text:p>
              </table:table-cell>
              <table:table-cell office:value-type="float" office:value="-0.766788349238765">
                <text:p>-0.7667883492387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1.699999999999">
                <text:p>131.699999999999</text:p>
              </table:table-cell>
              <table:table-cell office:value-type="float" office:value="-0.760423641449519">
                <text:p>-0.7604236414495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1.799999999999">
                <text:p>131.799999999999</text:p>
              </table:table-cell>
              <table:table-cell office:value-type="float" office:value="-0.754104047777031">
                <text:p>-0.7541040477770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1.899999999999">
                <text:p>131.899999999999</text:p>
              </table:table-cell>
              <table:table-cell office:value-type="float" office:value="-0.747828473544143">
                <text:p>-0.7478284735441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1.999999999999">
                <text:p>131.999999999999</text:p>
              </table:table-cell>
              <table:table-cell office:value-type="float" office:value="-0.741595865110517">
                <text:p>-0.7415958651105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2.099999999999">
                <text:p>132.099999999999</text:p>
              </table:table-cell>
              <table:table-cell office:value-type="float" office:value="-0.735405207734065">
                <text:p>-0.7354052077340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2.199999999999">
                <text:p>132.199999999999</text:p>
              </table:table-cell>
              <table:table-cell office:value-type="float" office:value="-0.729255523573317">
                <text:p>-0.7292555235733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2.299999999999">
                <text:p>132.299999999999</text:p>
              </table:table-cell>
              <table:table-cell office:value-type="float" office:value="-0.723145869819552">
                <text:p>-0.7231458698195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2.399999999999">
                <text:p>132.399999999999</text:p>
              </table:table-cell>
              <table:table-cell office:value-type="float" office:value="-0.717075336948511">
                <text:p>-0.7170753369485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.499999999999">
                <text:p>132.499999999999</text:p>
              </table:table-cell>
              <table:table-cell office:value-type="float" office:value="-0.711043047082503">
                <text:p>-0.7110430470825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.599999999999">
                <text:p>132.599999999999</text:p>
              </table:table-cell>
              <table:table-cell office:value-type="float" office:value="-0.705048152454464">
                <text:p>-0.7050481524544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2.699999999999">
                <text:p>132.699999999999</text:p>
              </table:table-cell>
              <table:table-cell office:value-type="float" office:value="-0.699089833966349">
                <text:p>-0.6990898339663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2.799999999999">
                <text:p>132.799999999999</text:p>
              </table:table-cell>
              <table:table-cell office:value-type="float" office:value="-0.693167299834842">
                <text:p>-0.6931672998348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3.799999999999">
                <text:p>133.799999999999</text:p>
              </table:table-cell>
              <table:table-cell office:value-type="float" office:value="-0.635753095110238">
                <text:p>-0.6357530951102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4.799999999999">
                <text:p>134.799999999999</text:p>
              </table:table-cell>
              <table:table-cell office:value-type="float" office:value="-0.581208275080314">
                <text:p>-0.5812082750803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5.799999999999">
                <text:p>135.799999999999</text:p>
              </table:table-cell>
              <table:table-cell office:value-type="float" office:value="-0.529045745078219">
                <text:p>-0.5290457450782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6.799999999999">
                <text:p>136.799999999999</text:p>
              </table:table-cell>
              <table:table-cell office:value-type="float" office:value="-0.478889852638099">
                <text:p>-0.4788898526380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7.799999999999">
                <text:p>137.799999999999</text:p>
              </table:table-cell>
              <table:table-cell office:value-type="float" office:value="-0.430442797957584">
                <text:p>-0.4304427979575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8.799999999999">
                <text:p>138.799999999999</text:p>
              </table:table-cell>
              <table:table-cell office:value-type="float" office:value="-0.383462941090681">
                <text:p>-0.3834629410906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9.799999999999">
                <text:p>139.799999999999</text:p>
              </table:table-cell>
              <table:table-cell office:value-type="float" office:value="-0.337750217156433">
                <text:p>-0.3377502171564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0.799999999999">
                <text:p>140.799999999999</text:p>
              </table:table-cell>
              <table:table-cell office:value-type="float" office:value="-0.29313599248467">
                <text:p>-0.293135992484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1.799999999999">
                <text:p>141.799999999999</text:p>
              </table:table-cell>
              <table:table-cell office:value-type="float" office:value="-0.249475800054623">
                <text:p>-0.2494758000546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2.799999999999">
                <text:p>142.799999999999</text:p>
              </table:table-cell>
              <table:table-cell office:value-type="float" office:value="-0.206644000441021">
                <text:p>-0.2066440004410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3.799999999999">
                <text:p>143.799999999999</text:p>
              </table:table-cell>
              <table:table-cell office:value-type="float" office:value="-0.164529764202394">
                <text:p>-0.1645297642023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4.799999999999">
                <text:p>144.799999999999</text:p>
              </table:table-cell>
              <table:table-cell office:value-type="float" office:value="-0.123033980725336">
                <text:p>-0.1230339807253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5.799999999999">
                <text:p>145.799999999999</text:p>
              </table:table-cell>
              <table:table-cell office:value-type="float" office:value="-0.0820668276897313">
                <text:p>-0.08206682768973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6.799999999999">
                <text:p>146.799999999999</text:p>
              </table:table-cell>
              <table:table-cell office:value-type="float" office:value="-0.0415458173319255">
                <text:p>-0.04154581733192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7.799999999999">
                <text:p>147.799999999999</text:p>
              </table:table-cell>
              <table:table-cell office:value-type="float" office:value="-0.00139418894857713">
                <text:p>-0.001394188948577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8.799999999999">
                <text:p>148.799999999999</text:p>
              </table:table-cell>
              <table:table-cell office:value-type="float" office:value="0.0384604477391106">
                <text:p>0.03846044773911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9.799999999999">
                <text:p>149.799999999999</text:p>
              </table:table-cell>
              <table:table-cell office:value-type="float" office:value="0.0780872903110493">
                <text:p>0.07808729031104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0.799999999999">
                <text:p>150.799999999999</text:p>
              </table:table-cell>
              <table:table-cell office:value-type="float" office:value="0.117553398884354">
                <text:p>0.1175533988843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1.799999999999">
                <text:p>151.799999999999</text:p>
              </table:table-cell>
              <table:table-cell office:value-type="float" office:value="0.156924675301923">
                <text:p>0.1569246753019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2.799999999999">
                <text:p>152.799999999999</text:p>
              </table:table-cell>
              <table:table-cell office:value-type="float" office:value="0.196266806880065">
                <text:p>0.1962668068800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3.799999999999">
                <text:p>153.799999999999</text:p>
              </table:table-cell>
              <table:table-cell office:value-type="float" office:value="0.235646212852663">
                <text:p>0.2356462128526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4.799999999999">
                <text:p>154.799999999999</text:p>
              </table:table-cell>
              <table:table-cell office:value-type="float" office:value="0.275131032241752">
                <text:p>0.2751310322417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5.799999999999">
                <text:p>155.799999999999</text:p>
              </table:table-cell>
              <table:table-cell office:value-type="float" office:value="0.314792195645829">
                <text:p>0.3147921956458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6.799999999999">
                <text:p>156.799999999999</text:p>
              </table:table-cell>
              <table:table-cell office:value-type="float" office:value="0.354704630913596">
                <text:p>0.3547046309135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7.799999999999">
                <text:p>157.799999999999</text:p>
              </table:table-cell>
              <table:table-cell office:value-type="float" office:value="0.394948664964893">
                <text:p>0.3949486649648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8.799999999999">
                <text:p>158.799999999999</text:p>
              </table:table-cell>
              <table:table-cell office:value-type="float" office:value="0.435611703040014">
                <text:p>0.4356117030400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9.799999999999">
                <text:p>159.799999999999</text:p>
              </table:table-cell>
              <table:table-cell office:value-type="float" office:value="0.476790295573711">
                <text:p>0.4767902955737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0.799999999999">
                <text:p>160.799999999999</text:p>
              </table:table-cell>
              <table:table-cell office:value-type="float" office:value="0.518592746961894">
                <text:p>0.5185927469618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1.799999999999">
                <text:p>161.799999999999</text:p>
              </table:table-cell>
              <table:table-cell office:value-type="float" office:value="0.561142488583381">
                <text:p>0.5611424885833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2.799999999999">
                <text:p>162.799999999999</text:p>
              </table:table-cell>
              <table:table-cell office:value-type="float" office:value="0.604582545876746">
                <text:p>0.6045825458767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3.799999999999">
                <text:p>163.799999999999</text:p>
              </table:table-cell>
              <table:table-cell office:value-type="float" office:value="0.649081603378744">
                <text:p>0.6490816033787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4.799999999999">
                <text:p>164.799999999999</text:p>
              </table:table-cell>
              <table:table-cell office:value-type="float" office:value="0.694842463010018">
                <text:p>0.6948424630100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5.799999999999">
                <text:p>165.799999999999</text:p>
              </table:table-cell>
              <table:table-cell office:value-type="float" office:value="0.74211419747097">
                <text:p>0.742114197470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6.799999999999">
                <text:p>166.799999999999</text:p>
              </table:table-cell>
              <table:table-cell office:value-type="float" office:value="0.791210221889184">
                <text:p>0.7912102218891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7.799999999999">
                <text:p>167.799999999999</text:p>
              </table:table-cell>
              <table:table-cell office:value-type="float" office:value="0.84253627479604">
                <text:p>0.842536274796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8.799999999999">
                <text:p>168.799999999999</text:p>
              </table:table-cell>
              <table:table-cell office:value-type="float" office:value="0.896635920336508">
                <text:p>0.8966359203365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9.799999999999">
                <text:p>169.799999999999</text:p>
              </table:table-cell>
              <table:table-cell office:value-type="float" office:value="0.954269221652579">
                <text:p>0.9542692216525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0.799999999999">
                <text:p>170.799999999999</text:p>
              </table:table-cell>
              <table:table-cell office:value-type="float" office:value="1.01656001170814">
                <text:p>1.016560011708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1.799999999999">
                <text:p>171.799999999999</text:p>
              </table:table-cell>
              <table:table-cell office:value-type="float" office:value="1.08530297651787">
                <text:p>1.085302976517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2.799999999999">
                <text:p>172.799999999999</text:p>
              </table:table-cell>
              <table:table-cell office:value-type="float" office:value="1.16371281795111">
                <text:p>1.163712817951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3.799999999999">
                <text:p>173.799999999999</text:p>
              </table:table-cell>
              <table:table-cell office:value-type="float" office:value="1.2587870831839">
                <text:p>1.25878708318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4.799999999999">
                <text:p>174.799999999999</text:p>
              </table:table-cell>
              <table:table-cell office:value-type="float" office:value="1.39426336246569">
                <text:p>1.394263362465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MacOSX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05cm" chart:symbol-height="0.0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802cm" svg:height="15.264cm" xlink:href=".." xlink:type="simple" chart:class="chart:scatter" chart:style-name="ch1">
        <chart:title svg:x="7.43cm" svg:y="0.441cm" chart:style-name="ch2">
          <text:p>Z_HOME FINDER</text:p>
        </chart:title>
        <chart:plot-area chart:style-name="ch3" table:cell-range-address="GEOMETRY_2.A34:GEOMETRY_2.B121 GEOMETRY_2.B33:GEOMETRY_2.B33" chart:data-source-has-labels="row" svg:x="1.39cm" svg:y="1.535cm" svg:width="17.036cm" svg:height="12.44cm">
          <chartooo:coordinate-region svg:x="2.224cm" svg:y="1.734cm" svg:width="15.921cm" svg:height="12.043cm"/>
          <chart:axis chart:dimension="x" chart:name="primary-x" chart:style-name="ch4">
            <chart:title svg:x="8.662cm" svg:y="14.281cm" chart:style-name="ch5">
              <text:p>ARM ANGLE (°)</text:p>
            </chart:title>
          </chart:axis>
          <chart:axis chart:dimension="y" chart:name="primary-y" chart:style-name="ch4">
            <chart:title svg:x="0.451cm" svg:y="8.942cm" chart:style-name="ch6">
              <text:p>Z_HOME (mm)</text:p>
            </chart:title>
            <chart:grid chart:style-name="ch7" chart:class="major"/>
          </chart:axis>
          <chart:series chart:style-name="ch8" chart:values-cell-range-address="GEOMETRY_2.B34:GEOMETRY_2.B121" chart:label-cell-address="GEOMETRY_2.B33:GEOMETRY_2.B33" chart:class="chart:scatter">
            <chart:domain table:cell-range-address="GEOMETRY_2.A34:GEOMETRY_2.A121"/>
            <chart:data-point chart:repeated="8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ngle (rad)</text:p>
                <draw:g>
                  <svg:desc>GEOMETRY_2.B33:GEOMETRY_2.B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6">
                <text:p>126</text:p>
                <draw:g>
                  <svg:desc>GEOMETRY_2.A34:GEOMETRY_2.A121</svg:desc>
                </draw:g>
              </table:table-cell>
              <table:table-cell office:value-type="float" office:value="-0.618614186595062">
                <text:p>-0.618614186595062</text:p>
                <draw:g>
                  <svg:desc>GEOMETRY_2.B34:GEOMETRY_2.B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6.1">
                <text:p>126.1</text:p>
              </table:table-cell>
              <table:table-cell office:value-type="float" office:value="-0.610290817864509">
                <text:p>-0.6102908178645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.2">
                <text:p>126.2</text:p>
              </table:table-cell>
              <table:table-cell office:value-type="float" office:value="-0.602027227105003">
                <text:p>-0.602027227105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6.3">
                <text:p>126.3</text:p>
              </table:table-cell>
              <table:table-cell office:value-type="float" office:value="-0.593821681395641">
                <text:p>-0.5938216813956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6.4">
                <text:p>126.4</text:p>
              </table:table-cell>
              <table:table-cell office:value-type="float" office:value="-0.585672519619836">
                <text:p>-0.585672519619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6.5">
                <text:p>126.5</text:p>
              </table:table-cell>
              <table:table-cell office:value-type="float" office:value="-0.577578148265251">
                <text:p>-0.5775781482652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6.6">
                <text:p>126.6</text:p>
              </table:table-cell>
              <table:table-cell office:value-type="float" office:value="-0.569537037532024">
                <text:p>-0.569537037532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6.7">
                <text:p>126.7</text:p>
              </table:table-cell>
              <table:table-cell office:value-type="float" office:value="-0.561547717722092">
                <text:p>-0.5615477177220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6.8">
                <text:p>126.8</text:p>
              </table:table-cell>
              <table:table-cell office:value-type="float" office:value="-0.553608775885113">
                <text:p>-0.5536087758851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6.9">
                <text:p>126.9</text:p>
              </table:table-cell>
              <table:table-cell office:value-type="float" office:value="-0.545718852699051">
                <text:p>-0.5457188526990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7">
                <text:p>127</text:p>
              </table:table-cell>
              <table:table-cell office:value-type="float" office:value="-0.537876639565619">
                <text:p>-0.5378766395656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7.1">
                <text:p>127.1</text:p>
              </table:table-cell>
              <table:table-cell office:value-type="float" office:value="-0.530080875902751">
                <text:p>-0.5300808759027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7.2">
                <text:p>127.2</text:p>
              </table:table-cell>
              <table:table-cell office:value-type="float" office:value="-0.522330346617972">
                <text:p>-0.5223303466179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7.3">
                <text:p>127.3</text:p>
              </table:table-cell>
              <table:table-cell office:value-type="float" office:value="-0.514623879748067">
                <text:p>-0.5146238797480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7.4">
                <text:p>127.4</text:p>
              </table:table-cell>
              <table:table-cell office:value-type="float" office:value="-0.506960344251867">
                <text:p>-0.5069603442518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7.5">
                <text:p>127.5</text:p>
              </table:table-cell>
              <table:table-cell office:value-type="float" office:value="-0.499338647944113">
                <text:p>-0.4993386479441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.6">
                <text:p>127.6</text:p>
              </table:table-cell>
              <table:table-cell office:value-type="float" office:value="-0.49175773555953">
                <text:p>-0.491757735559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7.7">
                <text:p>127.7</text:p>
              </table:table-cell>
              <table:table-cell office:value-type="float" office:value="-0.48421658693717">
                <text:p>-0.484216586937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7.8">
                <text:p>127.8</text:p>
              </table:table-cell>
              <table:table-cell office:value-type="float" office:value="-0.476714215315993">
                <text:p>-0.4767142153159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7.9">
                <text:p>127.9</text:p>
              </table:table-cell>
              <table:table-cell office:value-type="float" office:value="-0.469249665733429">
                <text:p>-0.4692496657334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8">
                <text:p>128</text:p>
              </table:table-cell>
              <table:table-cell office:value-type="float" office:value="-0.461822013519378">
                <text:p>-0.4618220135193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8.1">
                <text:p>128.1</text:p>
              </table:table-cell>
              <table:table-cell office:value-type="float" office:value="-0.454430362878777">
                <text:p>-0.4544303628787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8.2">
                <text:p>128.2</text:p>
              </table:table-cell>
              <table:table-cell office:value-type="float" office:value="-0.447073845556381">
                <text:p>-0.4470738455563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8.3">
                <text:p>128.3</text:p>
              </table:table-cell>
              <table:table-cell office:value-type="float" office:value="-0.439751619578">
                <text:p>-0.4397516195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8.4">
                <text:p>128.4</text:p>
              </table:table-cell>
              <table:table-cell office:value-type="float" office:value="-0.432462868062854">
                <text:p>-0.4324628680628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8.5">
                <text:p>128.5</text:p>
              </table:table-cell>
              <table:table-cell office:value-type="float" office:value="-0.425206798102157">
                <text:p>-0.4252067981021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8.6">
                <text:p>128.6</text:p>
              </table:table-cell>
              <table:table-cell office:value-type="float" office:value="-0.417982639699471">
                <text:p>-0.4179826396994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8.7">
                <text:p>128.7</text:p>
              </table:table-cell>
              <table:table-cell office:value-type="float" office:value="-0.410789644768632">
                <text:p>-0.4107896447686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8.8">
                <text:p>128.8</text:p>
              </table:table-cell>
              <table:table-cell office:value-type="float" office:value="-0.403627086185474">
                <text:p>-0.4036270861854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8.9">
                <text:p>128.9</text:p>
              </table:table-cell>
              <table:table-cell office:value-type="float" office:value="-0.396494256889816">
                <text:p>-0.3964942568898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9">
                <text:p>129</text:p>
              </table:table-cell>
              <table:table-cell office:value-type="float" office:value="-0.38939046903445">
                <text:p>-0.389390469034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9.1">
                <text:p>129.1</text:p>
              </table:table-cell>
              <table:table-cell office:value-type="float" office:value="-0.382315053178111">
                <text:p>-0.3823150531781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9.2">
                <text:p>129.2</text:p>
              </table:table-cell>
              <table:table-cell office:value-type="float" office:value="-0.375267357519689">
                <text:p>-0.3752673575196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9.3">
                <text:p>129.3</text:p>
              </table:table-cell>
              <table:table-cell office:value-type="float" office:value="-0.368246747171038">
                <text:p>-0.3682467471710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9.4">
                <text:p>129.4</text:p>
              </table:table-cell>
              <table:table-cell office:value-type="float" office:value="-0.361252603466032">
                <text:p>-0.3612526034660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9.5">
                <text:p>129.5</text:p>
              </table:table-cell>
              <table:table-cell office:value-type="float" office:value="-0.354284323303639">
                <text:p>-0.3542843233036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.6">
                <text:p>129.6</text:p>
              </table:table-cell>
              <table:table-cell office:value-type="float" office:value="-0.347341318522934">
                <text:p>-0.3473413185229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9.7">
                <text:p>129.7</text:p>
              </table:table-cell>
              <table:table-cell office:value-type="float" office:value="-0.340423015308153">
                <text:p>-0.3404230153081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9.8">
                <text:p>129.8</text:p>
              </table:table-cell>
              <table:table-cell office:value-type="float" office:value="-0.333528853621988">
                <text:p>-0.3335288536219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9.9">
                <text:p>129.9</text:p>
              </table:table-cell>
              <table:table-cell office:value-type="float" office:value="-0.326658286665474">
                <text:p>-0.3266582866654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0">
                <text:p>130</text:p>
              </table:table-cell>
              <table:table-cell office:value-type="float" office:value="-0.319810780362902">
                <text:p>-0.3198107803629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0.1">
                <text:p>130.1</text:p>
              </table:table-cell>
              <table:table-cell office:value-type="float" office:value="-0.312985812870337">
                <text:p>-0.3129858128703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0.2">
                <text:p>130.2</text:p>
              </table:table-cell>
              <table:table-cell office:value-type="float" office:value="-0.306182874106361">
                <text:p>-0.3061828741063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0.3">
                <text:p>130.3</text:p>
              </table:table-cell>
              <table:table-cell office:value-type="float" office:value="-0.299401465303815">
                <text:p>-0.2994014653038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0.4">
                <text:p>130.4</text:p>
              </table:table-cell>
              <table:table-cell office:value-type="float" office:value="-0.292641098581336">
                <text:p>-0.2926410985813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0.5">
                <text:p>130.5</text:p>
              </table:table-cell>
              <table:table-cell office:value-type="float" office:value="-0.285901296533613">
                <text:p>-0.2859012965336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0.6">
                <text:p>130.6</text:p>
              </table:table-cell>
              <table:table-cell office:value-type="float" office:value="-0.279181591839293">
                <text:p>-0.2791815918392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0.7">
                <text:p>130.7</text:p>
              </table:table-cell>
              <table:table-cell office:value-type="float" office:value="-0.272481526885622">
                <text:p>-0.2724815268856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0.8">
                <text:p>130.8</text:p>
              </table:table-cell>
              <table:table-cell office:value-type="float" office:value="-0.265800653408862">
                <text:p>-0.2658006534088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0.9">
                <text:p>130.9</text:p>
              </table:table-cell>
              <table:table-cell office:value-type="float" office:value="-0.259138532149679">
                <text:p>-0.2591385321496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1">
                <text:p>131</text:p>
              </table:table-cell>
              <table:table-cell office:value-type="float" office:value="-0.25249473252268">
                <text:p>-0.252494732522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1.099999999999">
                <text:p>131.099999999999</text:p>
              </table:table-cell>
              <table:table-cell office:value-type="float" office:value="-0.245868832299346">
                <text:p>-0.2458688322993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1.199999999999">
                <text:p>131.199999999999</text:p>
              </table:table-cell>
              <table:table-cell office:value-type="float" office:value="-0.239260417303689">
                <text:p>-0.2392604173036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1.299999999999">
                <text:p>131.299999999999</text:p>
              </table:table-cell>
              <table:table-cell office:value-type="float" office:value="-0.232669081119928">
                <text:p>-0.2326690811199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1.399999999999">
                <text:p>131.399999999999</text:p>
              </table:table-cell>
              <table:table-cell office:value-type="float" office:value="-0.226094424811587">
                <text:p>-0.2260944248115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1.499999999999">
                <text:p>131.499999999999</text:p>
              </table:table-cell>
              <table:table-cell office:value-type="float" office:value="-0.219536056651433">
                <text:p>-0.2195360566514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1.599999999999">
                <text:p>131.599999999999</text:p>
              </table:table-cell>
              <table:table-cell office:value-type="float" office:value="-0.21299359186167">
                <text:p>-0.212993591861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1.699999999999">
                <text:p>131.699999999999</text:p>
              </table:table-cell>
              <table:table-cell office:value-type="float" office:value="-0.206466652363908">
                <text:p>-0.2064666523639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1.799999999999">
                <text:p>131.799999999999</text:p>
              </table:table-cell>
              <table:table-cell office:value-type="float" office:value="-0.199954866538374">
                <text:p>-0.1999548665383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1.899999999999">
                <text:p>131.899999999999</text:p>
              </table:table-cell>
              <table:table-cell office:value-type="float" office:value="-0.193457868991941">
                <text:p>-0.1934578689919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1.999999999999">
                <text:p>131.999999999999</text:p>
              </table:table-cell>
              <table:table-cell office:value-type="float" office:value="-0.186975300334496">
                <text:p>-0.1869753003344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2.099999999999">
                <text:p>132.099999999999</text:p>
              </table:table-cell>
              <table:table-cell office:value-type="float" office:value="-0.180506806963265">
                <text:p>-0.1805068069632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2.199999999999">
                <text:p>132.199999999999</text:p>
              </table:table-cell>
              <table:table-cell office:value-type="float" office:value="-0.174052040854675">
                <text:p>-0.1740520408546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2.299999999999">
                <text:p>132.299999999999</text:p>
              </table:table-cell>
              <table:table-cell office:value-type="float" office:value="-0.16761065936341">
                <text:p>-0.167610659363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2.399999999999">
                <text:p>132.399999999999</text:p>
              </table:table-cell>
              <table:table-cell office:value-type="float" office:value="-0.16118232502827">
                <text:p>-0.161182325028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.499999999999">
                <text:p>132.499999999999</text:p>
              </table:table-cell>
              <table:table-cell office:value-type="float" office:value="-0.154766705384554">
                <text:p>-0.1547667053845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.599999999999">
                <text:p>132.599999999999</text:p>
              </table:table-cell>
              <table:table-cell office:value-type="float" office:value="-0.14836347278259">
                <text:p>-0.148363472782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2.699999999999">
                <text:p>132.699999999999</text:p>
              </table:table-cell>
              <table:table-cell office:value-type="float" office:value="-0.141972304212154">
                <text:p>-0.1419723042121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2.799999999999">
                <text:p>132.799999999999</text:p>
              </table:table-cell>
              <table:table-cell office:value-type="float" office:value="-0.13559288113248">
                <text:p>-0.135592881132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3.799999999999">
                <text:p>133.799999999999</text:p>
              </table:table-cell>
              <table:table-cell office:value-type="float" office:value="-0.0723774537354777">
                <text:p>-0.07237745373547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4.799999999999">
                <text:p>134.799999999999</text:p>
              </table:table-cell>
              <table:table-cell office:value-type="float" office:value="-0.0100136017331027">
                <text:p>-0.01001360173310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5.799999999999">
                <text:p>135.799999999999</text:p>
              </table:table-cell>
              <table:table-cell office:value-type="float" office:value="0.0517653828373085">
                <text:p>0.05176538283730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6.799999999999">
                <text:p>136.799999999999</text:p>
              </table:table-cell>
              <table:table-cell office:value-type="float" office:value="0.113208852940952">
                <text:p>0.1132088529409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7.799999999999">
                <text:p>137.799999999999</text:p>
              </table:table-cell>
              <table:table-cell office:value-type="float" office:value="0.174558004822039">
                <text:p>0.1745580048220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8.799999999999">
                <text:p>138.799999999999</text:p>
              </table:table-cell>
              <table:table-cell office:value-type="float" office:value="0.2360543405428">
                <text:p>0.23605434054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9.799999999999">
                <text:p>139.799999999999</text:p>
              </table:table-cell>
              <table:table-cell office:value-type="float" office:value="0.297948238730517">
                <text:p>0.2979482387305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0.799999999999">
                <text:p>140.799999999999</text:p>
              </table:table-cell>
              <table:table-cell office:value-type="float" office:value="0.360508505727185">
                <text:p>0.3605085057271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1.799999999999">
                <text:p>141.799999999999</text:p>
              </table:table-cell>
              <table:table-cell office:value-type="float" office:value="0.424033988468719">
                <text:p>0.4240339884687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2.799999999999">
                <text:p>142.799999999999</text:p>
              </table:table-cell>
              <table:table-cell office:value-type="float" office:value="0.488868796492207">
                <text:p>0.4888687964922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3.799999999999">
                <text:p>143.799999999999</text:p>
              </table:table-cell>
              <table:table-cell office:value-type="float" office:value="0.555423588144747">
                <text:p>0.5554235881447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4.799999999999">
                <text:p>144.799999999999</text:p>
              </table:table-cell>
              <table:table-cell office:value-type="float" office:value="0.624207136489018">
                <text:p>0.6242071364890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5.799999999999">
                <text:p>145.799999999999</text:p>
              </table:table-cell>
              <table:table-cell office:value-type="float" office:value="0.695875948697311">
                <text:p>0.6958759486973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6.799999999999">
                <text:p>146.799999999999</text:p>
              </table:table-cell>
              <table:table-cell office:value-type="float" office:value="0.771317406437945">
                <text:p>0.7713174064379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7.799999999999">
                <text:p>147.799999999999</text:p>
              </table:table-cell>
              <table:table-cell office:value-type="float" office:value="0.851800121606626">
                <text:p>0.8518001216066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8.799999999999">
                <text:p>148.799999999999</text:p>
              </table:table-cell>
              <table:table-cell office:value-type="float" office:value="0.939273986414609">
                <text:p>0.9392739864146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9.799999999999">
                <text:p>149.799999999999</text:p>
              </table:table-cell>
              <table:table-cell office:value-type="float" office:value="1.03705708839286">
                <text:p>1.037057088392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0.799999999999">
                <text:p>150.799999999999</text:p>
              </table:table-cell>
              <table:table-cell office:value-type="float" office:value="1.15178040536298">
                <text:p>1.151780405362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1.799999999999">
                <text:p>151.799999999999</text:p>
              </table:table-cell>
              <table:table-cell office:value-type="float" office:value="1.30159250863588">
                <text:p>1.301592508635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MacOSX_X86_64 LibreOffice_project/dc89aa7a9eabfd848af146d5086077aeed2ae4a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